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8.967398300296" calcext:value-type="float">
            <text:p>188.967398300296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192.68573016568" calcext:value-type="float">
            <text:p>192.68573016568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179.580023412722" calcext:value-type="float">
            <text:p>179.5800234127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91.26329" calcext:value-type="float">
            <text:p>91.26329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95.90543" calcext:value-type="float">
            <text:p>95.90543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3" calcext:value-type="float">
            <text:p>96.9999999999463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77.892105" calcext:value-type="float">
            <text:p>77.89210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8" calcext:value-type="float">
            <text:p>388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88" calcext:value-type="float">
            <text:p>388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73416135" calcext:value-type="float">
            <text:p>0.000734161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79797" calcext:value-type="float">
            <text:p>0.000837979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491573" calcext:value-type="float">
            <text:p>0.000094915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86611" calcext:value-type="float">
            <text:p>0.000308661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5151434" calcext:value-type="float">
            <text:p>0.0000251514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913952" calcext:value-type="float">
            <text:p>0.000439139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475692" calcext:value-type="float">
            <text:p>0.00074756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18805" calcext:value-type="float">
            <text:p>0.00029188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68150734" calcext:value-type="float">
            <text:p>0.00000681507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4698185" calcext:value-type="float">
            <text:p>0.0001046981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52146" calcext:value-type="float">
            <text:p>0.000375214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673384" calcext:value-type="float">
            <text:p>0.000146733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47786" calcext:value-type="float">
            <text:p>0.000516477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607359" calcext:value-type="float">
            <text:p>0.0002460735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040714" calcext:value-type="float">
            <text:p>0.000460407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7256645" calcext:value-type="float">
            <text:p>0.000272566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2375295" calcext:value-type="float">
            <text:p>0.000723752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5053505" calcext:value-type="float">
            <text:p>0.000750535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01432" calcext:value-type="float">
            <text:p>0.000800143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705267" calcext:value-type="float">
            <text:p>0.0002470526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861752" calcext:value-type="float">
            <text:p>0.00018617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196074" calcext:value-type="float">
            <text:p>0.000691960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030694" calcext:value-type="float">
            <text:p>0.000160306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71669" calcext:value-type="float">
            <text:p>0.000737166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5324973" calcext:value-type="float">
            <text:p>0.000553249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98642" calcext:value-type="float">
            <text:p>0.000639864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5130556" calcext:value-type="float">
            <text:p>0.0003513055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615736" calcext:value-type="float">
            <text:p>0.000546157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83588" calcext:value-type="float">
            <text:p>0.00076835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905518" calcext:value-type="float">
            <text:p>0.00089055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34689" calcext:value-type="float">
            <text:p>0.00057346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6144766" calcext:value-type="float">
            <text:p>0.0000761447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84668" calcext:value-type="float">
            <text:p>0.000708466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1289816" calcext:value-type="float">
            <text:p>0.00003128981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9755264" calcext:value-type="float">
            <text:p>0.00079755264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93478966" calcext:value-type="float">
            <text:p>0.00093478966</text:p>
          </table:table-cell>
          <table:table-cell office:value-type="float" office:value="349.206" calcext:value-type="float">
            <text:p>349.206</text:p>
          </table:table-cell>
          <table:table-cell office:value-type="float" office:value="0.000950919" calcext:value-type="float">
            <text:p>0.000950919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31789154" calcext:value-type="float">
            <text:p>0.00031789154</text:p>
          </table:table-cell>
          <table:table-cell office:value-type="float" office:value="349.20667" calcext:value-type="float">
            <text:p>349.20667</text:p>
          </table:table-cell>
          <table:table-cell office:value-type="float" office:value="0.0005363947" calcext:value-type="float">
            <text:p>0.0005363947</text:p>
          </table:table-cell>
          <table:table-cell office:value-type="float" office:value="349.40744" calcext:value-type="float">
            <text:p>349.40744</text:p>
          </table:table-cell>
          <table:table-cell office:value-type="float" office:value="0.0001667224" calcext:value-type="float">
            <text:p>0.0001667224</text:p>
          </table:table-cell>
          <table:table-cell office:value-type="float" office:value="349.20422" calcext:value-type="float">
            <text:p>349.20422</text:p>
          </table:table-cell>
          <table:table-cell office:value-type="float" office:value="0.0006109796" calcext:value-type="float">
            <text:p>0.0006109796</text:p>
          </table:table-cell>
          <table:table-cell office:value-type="float" office:value="349.20514" calcext:value-type="float">
            <text:p>349.20514</text:p>
          </table:table-cell>
          <table:table-cell office:value-type="float" office:value="0.00085797283" calcext:value-type="float">
            <text:p>0.00085797283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7101523" calcext:value-type="float">
            <text:p>0.0007101523</text:p>
          </table:table-cell>
          <table:table-cell office:value-type="float" office:value="349.21252" calcext:value-type="float">
            <text:p>349.21252</text:p>
          </table:table-cell>
          <table:table-cell office:value-type="float" office:value="0.00012341341" calcext:value-type="float">
            <text:p>0.00012341341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5212604" calcext:value-type="float">
            <text:p>0.0005212604</text:p>
          </table:table-cell>
          <table:table-cell office:value-type="float" office:value="349.21246" calcext:value-type="float">
            <text:p>349.21246</text:p>
          </table:table-cell>
          <table:table-cell office:value-type="float" office:value="0.00049185235" calcext:value-type="float">
            <text:p>0.00049185235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43508294" calcext:value-type="float">
            <text:p>0.00043508294</text:p>
          </table:table-cell>
          <table:table-cell office:value-type="float" office:value="349.20862" calcext:value-type="float">
            <text:p>349.20862</text:p>
          </table:table-cell>
          <table:table-cell office:value-type="float" office:value="0.0007456586" calcext:value-type="float">
            <text:p>0.0007456586</text:p>
          </table:table-cell>
          <table:table-cell office:value-type="float" office:value="349.20685" calcext:value-type="float">
            <text:p>349.20685</text:p>
          </table:table-cell>
          <table:table-cell office:value-type="float" office:value="0.00051018863" calcext:value-type="float">
            <text:p>0.00051018863</text:p>
          </table:table-cell>
          <table:table-cell office:value-type="float" office:value="349.20792" calcext:value-type="float">
            <text:p>349.20792</text:p>
          </table:table-cell>
          <table:table-cell office:value-type="float" office:value="0.00071585074" calcext:value-type="float">
            <text:p>0.00071585074</text:p>
          </table:table-cell>
          <table:table-cell office:value-type="float" office:value="349.20764" calcext:value-type="float">
            <text:p>349.20764</text:p>
          </table:table-cell>
          <table:table-cell office:value-type="float" office:value="0.0006729157" calcext:value-type="float">
            <text:p>0.0006729157</text:p>
          </table:table-cell>
          <table:table-cell office:value-type="float" office:value="349.212" calcext:value-type="float">
            <text:p>349.212</text:p>
          </table:table-cell>
          <table:table-cell office:value-type="float" office:value="0.0009267161" calcext:value-type="float">
            <text:p>0.0009267161</text:p>
          </table:table-cell>
          <table:table-cell office:value-type="float" office:value="349.2061" calcext:value-type="float">
            <text:p>349.2061</text:p>
          </table:table-cell>
          <table:table-cell office:value-type="float" office:value="0.00086203293" calcext:value-type="float">
            <text:p>0.00086203293</text:p>
          </table:table-cell>
          <table:table-cell office:value-type="float" office:value="349.30154" calcext:value-type="float">
            <text:p>349.30154</text:p>
          </table:table-cell>
          <table:table-cell office:value-type="float" office:value="0.0009986858" calcext:value-type="float">
            <text:p>0.0009986858</text:p>
          </table:table-cell>
          <table:table-cell office:value-type="float" office:value="349.20593" calcext:value-type="float">
            <text:p>349.20593</text:p>
          </table:table-cell>
          <table:table-cell office:value-type="float" office:value="0.0005322033" calcext:value-type="float">
            <text:p>0.0005322033</text:p>
          </table:table-cell>
          <table:table-cell office:value-type="float" office:value="349.45975" calcext:value-type="float">
            <text:p>349.45975</text:p>
          </table:table-cell>
          <table:table-cell office:value-type="float" office:value="0.00034061715" calcext:value-type="float">
            <text:p>0.00034061715</text:p>
          </table:table-cell>
          <table:table-cell office:value-type="float" office:value="349.20462" calcext:value-type="float">
            <text:p>349.20462</text:p>
          </table:table-cell>
          <table:table-cell office:value-type="float" office:value="0.00085724914" calcext:value-type="float">
            <text:p>0.00085724914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38578204" calcext:value-type="float">
            <text:p>0.00038578204</text:p>
          </table:table-cell>
          <table:table-cell office:value-type="float" office:value="349.20676" calcext:value-type="float">
            <text:p>349.20676</text:p>
          </table:table-cell>
          <table:table-cell office:value-type="float" office:value="0.0009169399" calcext:value-type="float">
            <text:p>0.0009169399</text:p>
          </table:table-cell>
          <table:table-cell office:value-type="float" office:value="349.20538" calcext:value-type="float">
            <text:p>349.20538</text:p>
          </table:table-cell>
          <table:table-cell office:value-type="float" office:value="0.0007471376" calcext:value-type="float">
            <text:p>0.0007471376</text:p>
          </table:table-cell>
          <table:table-cell office:value-type="float" office:value="349.2058" calcext:value-type="float">
            <text:p>349.2058</text:p>
          </table:table-cell>
          <table:table-cell office:value-type="float" office:value="0.0009286563" calcext:value-type="float">
            <text:p>0.0009286563</text:p>
          </table:table-cell>
          <table:table-cell office:value-type="float" office:value="349.20865" calcext:value-type="float">
            <text:p>349.20865</text:p>
          </table:table-cell>
          <table:table-cell office:value-type="float" office:value="0.0005392809" calcext:value-type="float">
            <text:p>0.0005392809</text:p>
          </table:table-cell>
          <table:table-cell office:value-type="float" office:value="349.20563" calcext:value-type="float">
            <text:p>349.20563</text:p>
          </table:table-cell>
          <table:table-cell office:value-type="float" office:value="0.0007377841" calcext:value-type="float">
            <text:p>0.0007377841</text:p>
          </table:table-cell>
          <table:table-cell office:value-type="float" office:value="349.37454" calcext:value-type="float">
            <text:p>349.37454</text:p>
          </table:table-cell>
          <table:table-cell office:value-type="float" office:value="0.000922406" calcext:value-type="float">
            <text:p>0.000922406</text:p>
          </table:table-cell>
          <table:table-cell office:value-type="float" office:value="349.3403" calcext:value-type="float">
            <text:p>349.3403</text:p>
          </table:table-cell>
          <table:table-cell office:value-type="float" office:value="0.0009968793" calcext:value-type="float">
            <text:p>0.0009968793</text:p>
          </table:table-cell>
          <table:table-cell office:value-type="float" office:value="349.2032" calcext:value-type="float">
            <text:p>349.2032</text:p>
          </table:table-cell>
          <table:table-cell office:value-type="float" office:value="0.00081708725" calcext:value-type="float">
            <text:p>0.00081708725</text:p>
          </table:table-cell>
          <table:table-cell office:value-type="float" office:value="349.20728" calcext:value-type="float">
            <text:p>349.20728</text:p>
          </table:table-cell>
          <table:table-cell office:value-type="float" office:value="0.00025659255" calcext:value-type="float">
            <text:p>0.00025659255</text:p>
          </table:table-cell>
          <table:table-cell office:value-type="float" office:value="349.20538" calcext:value-type="float">
            <text:p>349.20538</text:p>
          </table:table-cell>
          <table:table-cell office:value-type="float" office:value="0.0009037968" calcext:value-type="float">
            <text:p>0.0009037968</text:p>
          </table:table-cell>
          <table:table-cell office:value-type="float" office:value="349.20584" calcext:value-type="float">
            <text:p>349.20584</text:p>
          </table:table-cell>
          <table:table-cell office:value-type="float" office:value="0.00017557897" calcext:value-type="float">
            <text:p>0.00017557897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90438046" calcext:value-type="float">
            <text:p>0.00090438046</text:p>
          </table:table-cell>
          <table:table-cell office:value-type="float" office:value="349.2032" calcext:value-type="float">
            <text:p>349.2032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0598" calcext:value-type="float">
            <text:p>176.40598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6.0005255" calcext:value-type="float">
            <text:p>6.0005255</text:p>
          </table:table-cell>
          <table:table-cell office:value-type="float" office:value="154.80666" calcext:value-type="float">
            <text:p>154.80666</text:p>
          </table:table-cell>
          <table:table-cell office:value-type="float" office:value="5" calcext:value-type="float">
            <text:p>5</text:p>
          </table:table-cell>
          <table:table-cell office:value-type="float" office:value="187.40744" calcext:value-type="float">
            <text:p>187.40744</text:p>
          </table:table-cell>
          <table:table-cell office:value-type="float" office:value="5.3338265" calcext:value-type="float">
            <text:p>5.3338265</text:p>
          </table:table-cell>
          <table:table-cell office:value-type="float" office:value="176.4042" calcext:value-type="float">
            <text:p>176.4042</text:p>
          </table:table-cell>
          <table:table-cell office:value-type="float" office:value="5.667064" calcext:value-type="float">
            <text:p>5.667064</text:p>
          </table:table-cell>
          <table:table-cell office:value-type="float" office:value="165.60513" calcext:value-type="float">
            <text:p>165.60513</text:p>
          </table:table-cell>
          <table:table-cell office:value-type="float" office:value="6" calcext:value-type="float">
            <text:p>6</text:p>
          </table:table-cell>
          <table:table-cell office:value-type="float" office:value="154.8033" calcext:value-type="float">
            <text:p>154.8033</text:p>
          </table:table-cell>
          <table:table-cell office:value-type="float" office:value="10.027285" calcext:value-type="float">
            <text:p>10.027285</text:p>
          </table:table-cell>
          <table:table-cell office:value-type="float" office:value="187.21252" calcext:value-type="float">
            <text:p>187.2125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7" calcext:value-type="float">
            <text:p>176.4034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1246" calcext:value-type="float">
            <text:p>165.61246</text:p>
          </table:table-cell>
          <table:table-cell office:value-type="float" office:value="6" calcext:value-type="float">
            <text:p>6</text:p>
          </table:table-cell>
          <table:table-cell office:value-type="float" office:value="154.80348" calcext:value-type="float">
            <text:p>154.80348</text:p>
          </table:table-cell>
          <table:table-cell office:value-type="float" office:value="5" calcext:value-type="float">
            <text:p>5</text:p>
          </table:table-cell>
          <table:table-cell office:value-type="float" office:value="187.20862" calcext:value-type="float">
            <text:p>187.2086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683" calcext:value-type="float">
            <text:p>176.4068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791" calcext:value-type="float">
            <text:p>165.60791</text:p>
          </table:table-cell>
          <table:table-cell office:value-type="float" office:value="6" calcext:value-type="float">
            <text:p>6</text:p>
          </table:table-cell>
          <table:table-cell office:value-type="float" office:value="154.80763" calcext:value-type="float">
            <text:p>154.80763</text:p>
          </table:table-cell>
          <table:table-cell office:value-type="float" office:value="5" calcext:value-type="float">
            <text:p>5</text:p>
          </table:table-cell>
          <table:table-cell office:value-type="float" office:value="187.212" calcext:value-type="float">
            <text:p>187.21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607" calcext:value-type="float">
            <text:p>176.4060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70154" calcext:value-type="float">
            <text:p>165.70154</text:p>
          </table:table-cell>
          <table:table-cell office:value-type="float" office:value="6" calcext:value-type="float">
            <text:p>6</text:p>
          </table:table-cell>
          <table:table-cell office:value-type="float" office:value="154.80592" calcext:value-type="float">
            <text:p>154.80592</text:p>
          </table:table-cell>
          <table:table-cell office:value-type="float" office:value="5" calcext:value-type="float">
            <text:p>5</text:p>
          </table:table-cell>
          <table:table-cell office:value-type="float" office:value="187.45975" calcext:value-type="float">
            <text:p>187.45975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6" calcext:value-type="float">
            <text:p>176.4046</text:p>
          </table:table-cell>
          <table:table-cell office:value-type="float" office:value="5.6675305" calcext:value-type="float">
            <text:p>5.6675305</text:p>
          </table:table-cell>
          <table:table-cell office:value-type="float" office:value="165.60492" calcext:value-type="float">
            <text:p>165.60492</text:p>
          </table:table-cell>
          <table:table-cell office:value-type="float" office:value="6" calcext:value-type="float">
            <text:p>6</text:p>
          </table:table-cell>
          <table:table-cell office:value-type="float" office:value="154.80675" calcext:value-type="float">
            <text:p>154.80675</text:p>
          </table:table-cell>
          <table:table-cell office:value-type="float" office:value="7.0118" calcext:value-type="float">
            <text:p>7.0118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579" calcext:value-type="float">
            <text:p>176.40579</text:p>
          </table:table-cell>
          <table:table-cell office:value-type="float" office:value="8.167819" calcext:value-type="float">
            <text:p>8.167819</text:p>
          </table:table-cell>
          <table:table-cell office:value-type="float" office:value="165.60864" calcext:value-type="float">
            <text:p>165.60864</text:p>
          </table:table-cell>
          <table:table-cell office:value-type="float" office:value="6.9515567" calcext:value-type="float">
            <text:p>6.9515567</text:p>
          </table:table-cell>
          <table:table-cell office:value-type="float" office:value="154.80562" calcext:value-type="float">
            <text:p>154.80562</text:p>
          </table:table-cell>
          <table:table-cell office:value-type="float" office:value="5" calcext:value-type="float">
            <text:p>5</text:p>
          </table:table-cell>
          <table:table-cell office:value-type="float" office:value="187.37454" calcext:value-type="float">
            <text:p>187.37454</text:p>
          </table:table-cell>
          <table:table-cell office:value-type="float" office:value="12.146177" calcext:value-type="float">
            <text:p>12.146177</text:p>
          </table:table-cell>
          <table:table-cell office:value-type="float" office:value="176.54028" calcext:value-type="float">
            <text:p>176.54028</text:p>
          </table:table-cell>
          <table:table-cell office:value-type="float" office:value="22.525562" calcext:value-type="float">
            <text:p>22.525562</text:p>
          </table:table-cell>
          <table:table-cell office:value-type="float" office:value="165.60318" calcext:value-type="float">
            <text:p>165.60318</text:p>
          </table:table-cell>
          <table:table-cell office:value-type="float" office:value="6" calcext:value-type="float">
            <text:p>6</text:p>
          </table:table-cell>
          <table:table-cell office:value-type="float" office:value="154.80727" calcext:value-type="float">
            <text:p>154.80727</text:p>
          </table:table-cell>
          <table:table-cell office:value-type="float" office:value="5" calcext:value-type="float">
            <text:p>5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582" calcext:value-type="float">
            <text:p>176.40582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" calcext:value-type="float">
            <text:p>6</text:p>
          </table:table-cell>
          <table:table-cell office:value-type="float" office:value="154.80318" calcext:value-type="float">
            <text:p>154.80318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0598" calcext:value-type="float">
            <text:p>176.4059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6.000796" calcext:value-type="float">
            <text:p>6.000796</text:p>
          </table:table-cell>
          <table:table-cell office:value-type="float" office:value="154.80666" calcext:value-type="float">
            <text:p>154.8066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40744" calcext:value-type="float">
            <text:p>187.40744</text:p>
          </table:table-cell>
          <table:table-cell office:value-type="float" office:value="5.3340993" calcext:value-type="float">
            <text:p>5.3340993</text:p>
          </table:table-cell>
          <table:table-cell office:value-type="float" office:value="176.4042" calcext:value-type="float">
            <text:p>176.4042</text:p>
          </table:table-cell>
          <table:table-cell office:value-type="float" office:value="5.667272" calcext:value-type="float">
            <text:p>5.667272</text:p>
          </table:table-cell>
          <table:table-cell office:value-type="float" office:value="165.60513" calcext:value-type="float">
            <text:p>165.60513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3" calcext:value-type="float">
            <text:p>154.8033</text:p>
          </table:table-cell>
          <table:table-cell office:value-type="float" office:value="10.057185" calcext:value-type="float">
            <text:p>10.057185</text:p>
          </table:table-cell>
          <table:table-cell office:value-type="float" office:value="187.21252" calcext:value-type="float">
            <text:p>187.21252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347" calcext:value-type="float">
            <text:p>176.40347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61246" calcext:value-type="float">
            <text:p>165.61246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0348" calcext:value-type="float">
            <text:p>154.8034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862" calcext:value-type="float">
            <text:p>187.2086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683" calcext:value-type="float">
            <text:p>176.4068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791" calcext:value-type="float">
            <text:p>165.6079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763" calcext:value-type="float">
            <text:p>154.80763</text:p>
          </table:table-cell>
          <table:table-cell office:value-type="float" office:value="5.375" calcext:value-type="float">
            <text:p>5.375</text:p>
          </table:table-cell>
          <table:table-cell office:value-type="float" office:value="198.462" calcext:value-type="float">
            <text:p>198.462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87.65607" calcext:value-type="float">
            <text:p>187.65607</text:p>
          </table:table-cell>
          <table:table-cell office:value-type="float" office:value="6.0416665" calcext:value-type="float">
            <text:p>6.0416665</text:p>
          </table:table-cell>
          <table:table-cell office:value-type="float" office:value="165.70154" calcext:value-type="float">
            <text:p>165.70154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592" calcext:value-type="float">
            <text:p>154.80592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45975" calcext:value-type="float">
            <text:p>187.4597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6" calcext:value-type="float">
            <text:p>176.4046</text:p>
          </table:table-cell>
          <table:table-cell office:value-type="float" office:value="5.667641" calcext:value-type="float">
            <text:p>5.667641</text:p>
          </table:table-cell>
          <table:table-cell office:value-type="float" office:value="165.60492" calcext:value-type="float">
            <text:p>165.60492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675" calcext:value-type="float">
            <text:p>154.80675</text:p>
          </table:table-cell>
          <table:table-cell office:value-type="float" office:value="8.587671" calcext:value-type="float">
            <text:p>8.587671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9.583333" calcext:value-type="float">
            <text:p>9.583333</text:p>
          </table:table-cell>
          <table:table-cell office:value-type="float" office:value="176.40579" calcext:value-type="float">
            <text:p>176.40579</text:p>
          </table:table-cell>
          <table:table-cell office:value-type="float" office:value="8.77677" calcext:value-type="float">
            <text:p>8.77677</text:p>
          </table:table-cell>
          <table:table-cell office:value-type="float" office:value="165.60864" calcext:value-type="float">
            <text:p>165.60864</text:p>
          </table:table-cell>
          <table:table-cell office:value-type="float" office:value="7.5699883" calcext:value-type="float">
            <text:p>7.5699883</text:p>
          </table:table-cell>
          <table:table-cell office:value-type="float" office:value="154.80562" calcext:value-type="float">
            <text:p>154.80562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37454" calcext:value-type="float">
            <text:p>187.37454</text:p>
          </table:table-cell>
          <table:table-cell office:value-type="float" office:value="14.559231" calcext:value-type="float">
            <text:p>14.559231</text:p>
          </table:table-cell>
          <table:table-cell office:value-type="float" office:value="176.54028" calcext:value-type="float">
            <text:p>176.54028</text:p>
          </table:table-cell>
          <table:table-cell office:value-type="float" office:value="22.616463" calcext:value-type="float">
            <text:p>22.616463</text:p>
          </table:table-cell>
          <table:table-cell office:value-type="float" office:value="165.60318" calcext:value-type="float">
            <text:p>165.60318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80727" calcext:value-type="float">
            <text:p>154.807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582" calcext:value-type="float">
            <text:p>176.40582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18" calcext:value-type="float">
            <text:p>154.80318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598" calcext:value-type="float">
            <text:p>154.26598</text:p>
          </table:table-cell>
          <table:table-cell office:value-type="float" office:value="7.904181" calcext:value-type="float">
            <text:p>7.904181</text:p>
          </table:table-cell>
          <table:table-cell office:value-type="float" office:value="143.46336" calcext:value-type="float">
            <text:p>143.46336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666" calcext:value-type="float">
            <text:p>132.66666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7.14745" calcext:value-type="float">
            <text:p>177.14745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421" calcext:value-type="float">
            <text:p>166.14421</text:p>
          </table:table-cell>
          <table:table-cell office:value-type="float" office:value="9.759615" calcext:value-type="float">
            <text:p>9.759615</text:p>
          </table:table-cell>
          <table:table-cell office:value-type="float" office:value="155.34514" calcext:value-type="float">
            <text:p>155.34514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433" calcext:value-type="float">
            <text:p>144.5433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2251" calcext:value-type="float">
            <text:p>171.82251</text:p>
          </table:table-cell>
          <table:table-cell office:value-type="float" office:value="12.021271" calcext:value-type="float">
            <text:p>12.021271</text:p>
          </table:table-cell>
          <table:table-cell office:value-type="float" office:value="161.01349" calcext:value-type="float">
            <text:p>161.01349</text:p>
          </table:table-cell>
          <table:table-cell office:value-type="float" office:value="13.3066025" calcext:value-type="float">
            <text:p>13.3066025</text:p>
          </table:table-cell>
          <table:table-cell office:value-type="float" office:value="150.22244" calcext:value-type="float">
            <text:p>150.22244</text:p>
          </table:table-cell>
          <table:table-cell office:value-type="float" office:value="13.475849" calcext:value-type="float">
            <text:p>13.475849</text:p>
          </table:table-cell>
          <table:table-cell office:value-type="float" office:value="139.41347" calcext:value-type="float">
            <text:p>139.41347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4786" calcext:value-type="float">
            <text:p>133.4786</text:p>
          </table:table-cell>
          <table:table-cell office:value-type="float" office:value="7.1159596" calcext:value-type="float">
            <text:p>7.1159596</text:p>
          </table:table-cell>
          <table:table-cell office:value-type="float" office:value="122.67683" calcext:value-type="float">
            <text:p>122.67683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791" calcext:value-type="float">
            <text:p>111.87791</text:p>
          </table:table-cell>
          <table:table-cell office:value-type="float" office:value="7.818209" calcext:value-type="float">
            <text:p>7.818209</text:p>
          </table:table-cell>
          <table:table-cell office:value-type="float" office:value="101.07763" calcext:value-type="float">
            <text:p>101.07763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84.422" calcext:value-type="float">
            <text:p>184.422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73.61606" calcext:value-type="float">
            <text:p>173.61606</text:p>
          </table:table-cell>
          <table:table-cell office:value-type="float" office:value="6.699341" calcext:value-type="float">
            <text:p>6.699341</text:p>
          </table:table-cell>
          <table:table-cell office:value-type="float" office:value="151.66153" calcext:value-type="float">
            <text:p>151.66153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6591" calcext:value-type="float">
            <text:p>140.76591</text:p>
          </table:table-cell>
          <table:table-cell office:value-type="float" office:value="5.312252" calcext:value-type="float">
            <text:p>5.312252</text:p>
          </table:table-cell>
          <table:table-cell office:value-type="float" office:value="180.16975" calcext:value-type="float">
            <text:p>180.16975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1461" calcext:value-type="float">
            <text:p>169.11461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1491" calcext:value-type="float">
            <text:p>158.31491</text:p>
          </table:table-cell>
          <table:table-cell office:value-type="float" office:value="6.6714177" calcext:value-type="float">
            <text:p>6.6714177</text:p>
          </table:table-cell>
          <table:table-cell office:value-type="float" office:value="147.51675" calcext:value-type="float">
            <text:p>147.51675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171.54538" calcext:value-type="float">
            <text:p>171.54538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579" calcext:value-type="float">
            <text:p>160.74579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867" calcext:value-type="float">
            <text:p>149.94867</text:p>
          </table:table-cell>
          <table:table-cell office:value-type="float" office:value="11.5235615" calcext:value-type="float">
            <text:p>11.5235615</text:p>
          </table:table-cell>
          <table:table-cell office:value-type="float" office:value="139.14561" calcext:value-type="float">
            <text:p>139.14561</text:p>
          </table:table-cell>
          <table:table-cell office:value-type="float" office:value="23" calcext:value-type="float">
            <text:p>23</text:p>
          </table:table-cell>
          <table:table-cell office:value-type="float" office:value="154.70454" calcext:value-type="float">
            <text:p>154.70454</text:p>
          </table:table-cell>
          <table:table-cell office:value-type="float" office:value="23" calcext:value-type="float">
            <text:p>23</text:p>
          </table:table-cell>
          <table:table-cell office:value-type="float" office:value="154.6703" calcext:value-type="float">
            <text:p>154.6703</text:p>
          </table:table-cell>
          <table:table-cell office:value-type="float" office:value="23.000275" calcext:value-type="float">
            <text:p>23.000275</text:p>
          </table:table-cell>
          <table:table-cell office:value-type="float" office:value="154.53316" calcext:value-type="float">
            <text:p>154.53316</text:p>
          </table:table-cell>
          <table:table-cell office:value-type="float" office:value="23" calcext:value-type="float">
            <text:p>23</text:p>
          </table:table-cell>
          <table:table-cell office:value-type="float" office:value="154.53728" calcext:value-type="float">
            <text:p>154.53728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538" calcext:value-type="float">
            <text:p>136.98538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18583" calcext:value-type="float">
            <text:p>126.18583</text:p>
          </table:table-cell>
          <table:table-cell office:value-type="float" office:value="7.482726" calcext:value-type="float">
            <text:p>7.482726</text:p>
          </table:table-cell>
          <table:table-cell office:value-type="float" office:value="115.3843" calcext:value-type="float">
            <text:p>115.3843</text:p>
          </table:table-cell>
          <table:table-cell office:value-type="float" office:value="7.8274803" calcext:value-type="float">
            <text:p>7.8274803</text:p>
          </table:table-cell>
          <table:table-cell office:value-type="float" office:value="104.58317" calcext:value-type="float">
            <text:p>104.58317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4.26598" calcext:value-type="float">
            <text:p>154.26598</text:p>
          </table:table-cell>
          <table:table-cell office:value-type="float" office:value="8.15613" calcext:value-type="float">
            <text:p>8.15613</text:p>
          </table:table-cell>
          <table:table-cell office:value-type="float" office:value="143.46336" calcext:value-type="float">
            <text:p>143.46336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666" calcext:value-type="float">
            <text:p>132.66666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89746" calcext:value-type="float">
            <text:p>309.89746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42" calcext:value-type="float">
            <text:p>298.8942</text:p>
          </table:table-cell>
          <table:table-cell office:value-type="float" office:value="9.999909" calcext:value-type="float">
            <text:p>9.999909</text:p>
          </table:table-cell>
          <table:table-cell office:value-type="float" office:value="374.2414" calcext:value-type="float">
            <text:p>374.2414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2933" calcext:value-type="float">
            <text:p>277.2933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234.82253" calcext:value-type="float">
            <text:p>234.82253</text:p>
          </table:table-cell>
          <table:table-cell office:value-type="float" office:value="12.798211" calcext:value-type="float">
            <text:p>12.798211</text:p>
          </table:table-cell>
          <table:table-cell office:value-type="float" office:value="161.01349" calcext:value-type="float">
            <text:p>161.01349</text:p>
          </table:table-cell>
          <table:table-cell office:value-type="float" office:value="13.33921" calcext:value-type="float">
            <text:p>13.33921</text:p>
          </table:table-cell>
          <table:table-cell office:value-type="float" office:value="150.22244" calcext:value-type="float">
            <text:p>150.22244</text:p>
          </table:table-cell>
          <table:table-cell office:value-type="float" office:value="13.657387" calcext:value-type="float">
            <text:p>13.657387</text:p>
          </table:table-cell>
          <table:table-cell office:value-type="float" office:value="139.41347" calcext:value-type="float">
            <text:p>139.41347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4786" calcext:value-type="float">
            <text:p>133.4786</text:p>
          </table:table-cell>
          <table:table-cell office:value-type="float" office:value="9.410976" calcext:value-type="float">
            <text:p>9.410976</text:p>
          </table:table-cell>
          <table:table-cell office:value-type="float" office:value="191.52733" calcext:value-type="float">
            <text:p>191.52733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793" calcext:value-type="float">
            <text:p>185.62793</text:p>
          </table:table-cell>
          <table:table-cell office:value-type="float" office:value="9.619793" calcext:value-type="float">
            <text:p>9.619793</text:p>
          </table:table-cell>
          <table:table-cell office:value-type="float" office:value="155.12514" calcext:value-type="float">
            <text:p>155.12514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84.422" calcext:value-type="float">
            <text:p>184.422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90.11606" calcext:value-type="float">
            <text:p>190.11606</text:p>
          </table:table-cell>
          <table:table-cell office:value-type="float" office:value="6.9931183" calcext:value-type="float">
            <text:p>6.9931183</text:p>
          </table:table-cell>
          <table:table-cell office:value-type="float" office:value="151.66153" calcext:value-type="float">
            <text:p>151.66153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6591" calcext:value-type="float">
            <text:p>140.76591</text:p>
          </table:table-cell>
          <table:table-cell office:value-type="float" office:value="5.540391" calcext:value-type="float">
            <text:p>5.540391</text:p>
          </table:table-cell>
          <table:table-cell office:value-type="float" office:value="387.9928" calcext:value-type="float">
            <text:p>387.9928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1461" calcext:value-type="float">
            <text:p>169.11461</text:p>
          </table:table-cell>
          <table:table-cell office:value-type="float" office:value="6.4083333" calcext:value-type="float">
            <text:p>6.4083333</text:p>
          </table:table-cell>
          <table:table-cell office:value-type="float" office:value="158.31491" calcext:value-type="float">
            <text:p>158.31491</text:p>
          </table:table-cell>
          <table:table-cell office:value-type="float" office:value="6.6909432" calcext:value-type="float">
            <text:p>6.6909432</text:p>
          </table:table-cell>
          <table:table-cell office:value-type="float" office:value="147.51675" calcext:value-type="float">
            <text:p>147.51675</text:p>
          </table:table-cell>
          <table:table-cell office:value-type="float" office:value="11.75" calcext:value-type="float">
            <text:p>11.75</text:p>
          </table:table-cell>
          <table:table-cell office:value-type="float" office:value="171.54538" calcext:value-type="float">
            <text:p>171.5453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579" calcext:value-type="float">
            <text:p>160.74579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867" calcext:value-type="float">
            <text:p>149.94867</text:p>
          </table:table-cell>
          <table:table-cell office:value-type="float" office:value="12.164746" calcext:value-type="float">
            <text:p>12.164746</text:p>
          </table:table-cell>
          <table:table-cell office:value-type="float" office:value="158.38116" calcext:value-type="float">
            <text:p>158.381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70454" calcext:value-type="float">
            <text:p>154.704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6703" calcext:value-type="float">
            <text:p>154.6703</text:p>
          </table:table-cell>
          <table:table-cell office:value-type="float" office:value="23.000847" calcext:value-type="float">
            <text:p>23.000847</text:p>
          </table:table-cell>
          <table:table-cell office:value-type="float" office:value="154.53316" calcext:value-type="float">
            <text:p>154.533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728" calcext:value-type="float">
            <text:p>154.53728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538" calcext:value-type="float">
            <text:p>136.98538</text:p>
          </table:table-cell>
          <table:table-cell office:value-type="float" office:value="7.17073" calcext:value-type="float">
            <text:p>7.17073</text:p>
          </table:table-cell>
          <table:table-cell office:value-type="float" office:value="387.99002" calcext:value-type="float">
            <text:p>387.99002</text:p>
          </table:table-cell>
          <table:table-cell office:value-type="float" office:value="7.7377043" calcext:value-type="float">
            <text:p>7.7377043</text:p>
          </table:table-cell>
          <table:table-cell office:value-type="float" office:value="347.65668" calcext:value-type="float">
            <text:p>347.65668</text:p>
          </table:table-cell>
          <table:table-cell office:value-type="float" office:value="8.016706" calcext:value-type="float">
            <text:p>8.016706</text:p>
          </table:table-cell>
          <table:table-cell office:value-type="float" office:value="276.95874" calcext:value-type="float">
            <text:p>276.95874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0.22597" calcext:value-type="float">
            <text:p>140.22597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339" calcext:value-type="float">
            <text:p>129.42339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26656" calcext:value-type="float">
            <text:p>118.626656</text:p>
          </table:table-cell>
          <table:table-cell office:value-type="float" office:value="17.409077" calcext:value-type="float">
            <text:p>17.409077</text:p>
          </table:table-cell>
          <table:table-cell office:value-type="float" office:value="123.86745" calcext:value-type="float">
            <text:p>123.86745</text:p>
          </table:table-cell>
          <table:table-cell office:value-type="float" office:value="18.333387" calcext:value-type="float">
            <text:p>18.333387</text:p>
          </table:table-cell>
          <table:table-cell office:value-type="float" office:value="112.86418" calcext:value-type="float">
            <text:p>112.86418</text:p>
          </table:table-cell>
          <table:table-cell office:value-type="float" office:value="17.916851" calcext:value-type="float">
            <text:p>17.916851</text:p>
          </table:table-cell>
          <table:table-cell office:value-type="float" office:value="188.21141" calcext:value-type="float">
            <text:p>188.21141</text:p>
          </table:table-cell>
          <table:table-cell office:value-type="float" office:value="18.293255" calcext:value-type="float">
            <text:p>18.293255</text:p>
          </table:table-cell>
          <table:table-cell office:value-type="float" office:value="91.26329" calcext:value-type="float">
            <text:p>91.26329</text:p>
          </table:table-cell>
          <table:table-cell office:value-type="float" office:value="13.275" calcext:value-type="float">
            <text:p>13.275</text:p>
          </table:table-cell>
          <table:table-cell office:value-type="float" office:value="218.89255" calcext:value-type="float">
            <text:p>218.89255</text:p>
          </table:table-cell>
          <table:table-cell office:value-type="float" office:value="13.608334" calcext:value-type="float">
            <text:p>13.608334</text:p>
          </table:table-cell>
          <table:table-cell office:value-type="float" office:value="145.08348" calcext:value-type="float">
            <text:p>145.08348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34.29243" calcext:value-type="float">
            <text:p>134.29243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349" calcext:value-type="float">
            <text:p>123.48349</text:p>
          </table:table-cell>
          <table:table-cell office:value-type="float" office:value="11.461539" calcext:value-type="float">
            <text:p>11.461539</text:p>
          </table:table-cell>
          <table:table-cell office:value-type="float" office:value="115.6586" calcext:value-type="float">
            <text:p>115.6586</text:p>
          </table:table-cell>
          <table:table-cell office:value-type="float" office:value="10" calcext:value-type="float">
            <text:p>10</text:p>
          </table:table-cell>
          <table:table-cell office:value-type="float" office:value="173.70732" calcext:value-type="float">
            <text:p>173.707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0795" calcext:value-type="float">
            <text:p>167.80795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37.30513" calcext:value-type="float">
            <text:p>137.30513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70.38199" calcext:value-type="float">
            <text:p>170.38199</text:p>
          </table:table-cell>
          <table:table-cell office:value-type="float" office:value="7.535949" calcext:value-type="float">
            <text:p>7.535949</text:p>
          </table:table-cell>
          <table:table-cell office:value-type="float" office:value="176.07605" calcext:value-type="float">
            <text:p>176.07605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7.62152" calcext:value-type="float">
            <text:p>137.62152</text:p>
          </table:table-cell>
          <table:table-cell office:value-type="float" office:value="7.8102145" calcext:value-type="float">
            <text:p>7.8102145</text:p>
          </table:table-cell>
          <table:table-cell office:value-type="float" office:value="126.725914" calcext:value-type="float">
            <text:p>126.725914</text:p>
          </table:table-cell>
          <table:table-cell office:value-type="float" office:value="6.262022" calcext:value-type="float">
            <text:p>6.262022</text:p>
          </table:table-cell>
          <table:table-cell office:value-type="float" office:value="372.0628" calcext:value-type="float">
            <text:p>372.0628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46" calcext:value-type="float">
            <text:p>153.1846</text:p>
          </table:table-cell>
          <table:table-cell office:value-type="float" office:value="6.9" calcext:value-type="float">
            <text:p>6.9</text:p>
          </table:table-cell>
          <table:table-cell office:value-type="float" office:value="142.3849" calcext:value-type="float">
            <text:p>142.3849</text:p>
          </table:table-cell>
          <table:table-cell office:value-type="float" office:value="7.2564745" calcext:value-type="float">
            <text:p>7.2564745</text:p>
          </table:table-cell>
          <table:table-cell office:value-type="float" office:value="131.58676" calcext:value-type="float">
            <text:p>131.58676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5.61537" calcext:value-type="float">
            <text:p>155.61537</text:p>
          </table:table-cell>
          <table:table-cell office:value-type="float" office:value="14.145694" calcext:value-type="float">
            <text:p>14.145694</text:p>
          </table:table-cell>
          <table:table-cell office:value-type="float" office:value="144.81578" calcext:value-type="float">
            <text:p>144.81578</text:p>
          </table:table-cell>
          <table:table-cell office:value-type="float" office:value="14.830578" calcext:value-type="float">
            <text:p>14.830578</text:p>
          </table:table-cell>
          <table:table-cell office:value-type="float" office:value="134.01866" calcext:value-type="float">
            <text:p>134.01866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42.45116" calcext:value-type="float">
            <text:p>142.45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7454" calcext:value-type="float">
            <text:p>122.57454</text:p>
          </table:table-cell>
          <table:table-cell office:value-type="float" office:value="23.99714" calcext:value-type="float">
            <text:p>23.99714</text:p>
          </table:table-cell>
          <table:table-cell office:value-type="float" office:value="122.5403" calcext:value-type="float">
            <text:p>122.540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15" calcext:value-type="float">
            <text:p>122.40315</text:p>
          </table:table-cell>
          <table:table-cell office:value-type="float" office:value="23.997238" calcext:value-type="float">
            <text:p>23.997238</text:p>
          </table:table-cell>
          <table:table-cell office:value-type="float" office:value="122.40727" calcext:value-type="float">
            <text:p>122.40727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31.04538" calcext:value-type="float">
            <text:p>131.04538</text:p>
          </table:table-cell>
          <table:table-cell office:value-type="float" office:value="7.9" calcext:value-type="float">
            <text:p>7.9</text:p>
          </table:table-cell>
          <table:table-cell office:value-type="float" office:value="382.05002" calcext:value-type="float">
            <text:p>382.05002</text:p>
          </table:table-cell>
          <table:table-cell office:value-type="float" office:value="8.549626" calcext:value-type="float">
            <text:p>8.549626</text:p>
          </table:table-cell>
          <table:table-cell office:value-type="float" office:value="341.71667" calcext:value-type="float">
            <text:p>341.71667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271.01874" calcext:value-type="float">
            <text:p>271.01874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0.22597" calcext:value-type="float">
            <text:p>140.22597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339" calcext:value-type="float">
            <text:p>129.42339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81.87666" calcext:value-type="float">
            <text:p>181.87666</text:p>
          </table:table-cell>
          <table:table-cell office:value-type="float" office:value="20.039524" calcext:value-type="float">
            <text:p>20.039524</text:p>
          </table:table-cell>
          <table:table-cell office:value-type="float" office:value="202.78087" calcext:value-type="float">
            <text:p>202.78087</text:p>
          </table:table-cell>
          <table:table-cell office:value-type="float" office:value="20.89642" calcext:value-type="float">
            <text:p>20.89642</text:p>
          </table:table-cell>
          <table:table-cell office:value-type="float" office:value="189.75514" calcext:value-type="float">
            <text:p>189.75514</text:p>
          </table:table-cell>
          <table:table-cell office:value-type="float" office:value="19.427504" calcext:value-type="float">
            <text:p>19.427504</text:p>
          </table:table-cell>
          <table:table-cell office:value-type="float" office:value="188.21141" calcext:value-type="float">
            <text:p>188.21141</text:p>
          </table:table-cell>
          <table:table-cell office:value-type="float" office:value="20.734526" calcext:value-type="float">
            <text:p>20.734526</text:p>
          </table:table-cell>
          <table:table-cell office:value-type="float" office:value="164.50142" calcext:value-type="float">
            <text:p>164.50142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218.89255" calcext:value-type="float">
            <text:p>218.89255</text:p>
          </table:table-cell>
          <table:table-cell office:value-type="float" office:value="16.141666" calcext:value-type="float">
            <text:p>16.141666</text:p>
          </table:table-cell>
          <table:table-cell office:value-type="float" office:value="221.08347" calcext:value-type="float">
            <text:p>221.08347</text:p>
          </table:table-cell>
          <table:table-cell office:value-type="float" office:value="16.475" calcext:value-type="float">
            <text:p>16.475</text:p>
          </table:table-cell>
          <table:table-cell office:value-type="float" office:value="134.29243" calcext:value-type="float">
            <text:p>134.29243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8349" calcext:value-type="float">
            <text:p>123.48349</text:p>
          </table:table-cell>
          <table:table-cell office:value-type="float" office:value="14.118921" calcext:value-type="float">
            <text:p>14.118921</text:p>
          </table:table-cell>
          <table:table-cell office:value-type="float" office:value="195.38007" calcext:value-type="float">
            <text:p>195.38007</text:p>
          </table:table-cell>
          <table:table-cell office:value-type="float" office:value="18.35" calcext:value-type="float">
            <text:p>18.35</text:p>
          </table:table-cell>
          <table:table-cell office:value-type="float" office:value="173.70732" calcext:value-type="float">
            <text:p>173.70732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0795" calcext:value-type="float">
            <text:p>167.80795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37.30513" calcext:value-type="float">
            <text:p>137.30513</text:p>
          </table:table-cell>
          <table:table-cell office:value-type="float" office:value="7.375" calcext:value-type="float">
            <text:p>7.375</text:p>
          </table:table-cell>
          <table:table-cell office:value-type="float" office:value="187.88199" calcext:value-type="float">
            <text:p>187.88199</text:p>
          </table:table-cell>
          <table:table-cell office:value-type="float" office:value="7.621153" calcext:value-type="float">
            <text:p>7.621153</text:p>
          </table:table-cell>
          <table:table-cell office:value-type="float" office:value="176.07605" calcext:value-type="float">
            <text:p>176.07605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7.62152" calcext:value-type="float">
            <text:p>137.62152</text:p>
          </table:table-cell>
          <table:table-cell office:value-type="float" office:value="8.284988" calcext:value-type="float">
            <text:p>8.284988</text:p>
          </table:table-cell>
          <table:table-cell office:value-type="float" office:value="140.96913" calcext:value-type="float">
            <text:p>140.96913</text:p>
          </table:table-cell>
          <table:table-cell office:value-type="float" office:value="6.695958" calcext:value-type="float">
            <text:p>6.695958</text:p>
          </table:table-cell>
          <table:table-cell office:value-type="float" office:value="385.0809" calcext:value-type="float">
            <text:p>385.0809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46" calcext:value-type="float">
            <text:p>153.1846</text:p>
          </table:table-cell>
          <table:table-cell office:value-type="float" office:value="7.525" calcext:value-type="float">
            <text:p>7.525</text:p>
          </table:table-cell>
          <table:table-cell office:value-type="float" office:value="142.3849" calcext:value-type="float">
            <text:p>142.3849</text:p>
          </table:table-cell>
          <table:table-cell office:value-type="float" office:value="7.395569" calcext:value-type="float">
            <text:p>7.395569</text:p>
          </table:table-cell>
          <table:table-cell office:value-type="float" office:value="131.58676" calcext:value-type="float">
            <text:p>131.58676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155.61537" calcext:value-type="float">
            <text:p>155.61537</text:p>
          </table:table-cell>
          <table:table-cell office:value-type="float" office:value="14.188391" calcext:value-type="float">
            <text:p>14.188391</text:p>
          </table:table-cell>
          <table:table-cell office:value-type="float" office:value="144.81578" calcext:value-type="float">
            <text:p>144.81578</text:p>
          </table:table-cell>
          <table:table-cell office:value-type="float" office:value="14.869364" calcext:value-type="float">
            <text:p>14.869364</text:p>
          </table:table-cell>
          <table:table-cell office:value-type="float" office:value="134.01866" calcext:value-type="float">
            <text:p>134.01866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42.45116" calcext:value-type="float">
            <text:p>142.45116</text:p>
          </table:table-cell>
          <table:table-cell office:value-type="float" office:value="24" calcext:value-type="float">
            <text:p>24</text:p>
          </table:table-cell>
          <table:table-cell office:value-type="float" office:value="122.57454" calcext:value-type="float">
            <text:p>122.57454</text:p>
          </table:table-cell>
          <table:table-cell office:value-type="float" office:value="23.999483" calcext:value-type="float">
            <text:p>23.999483</text:p>
          </table:table-cell>
          <table:table-cell office:value-type="float" office:value="122.5403" calcext:value-type="float">
            <text:p>122.5403</text:p>
          </table:table-cell>
          <table:table-cell office:value-type="float" office:value="24" calcext:value-type="float">
            <text:p>24</text:p>
          </table:table-cell>
          <table:table-cell office:value-type="float" office:value="122.40315" calcext:value-type="float">
            <text:p>122.40315</text:p>
          </table:table-cell>
          <table:table-cell office:value-type="float" office:value="23.998554" calcext:value-type="float">
            <text:p>23.998554</text:p>
          </table:table-cell>
          <table:table-cell office:value-type="float" office:value="122.40727" calcext:value-type="float">
            <text:p>122.40727</text:p>
          </table:table-cell>
          <table:table-cell office:value-type="float" office:value="8.35" calcext:value-type="float">
            <text:p>8.35</text:p>
          </table:table-cell>
          <table:table-cell office:value-type="float" office:value="131.04538" calcext:value-type="float">
            <text:p>131.04538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382.05002" calcext:value-type="float">
            <text:p>382.05002</text:p>
          </table:table-cell>
          <table:table-cell office:value-type="float" office:value="8.8470335" calcext:value-type="float">
            <text:p>8.8470335</text:p>
          </table:table-cell>
          <table:table-cell office:value-type="float" office:value="341.71667" calcext:value-type="float">
            <text:p>341.71667</text:p>
          </table:table-cell>
          <table:table-cell office:value-type="float" office:value="9.35" calcext:value-type="float">
            <text:p>9.35</text:p>
          </table:table-cell>
          <table:table-cell office:value-type="float" office:value="271.01874" calcext:value-type="float">
            <text:p>271.018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.80597" calcext:value-type="float">
            <text:p>127.80597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17.00339" calcext:value-type="float">
            <text:p>117.00339</text:p>
          </table:table-cell>
          <table:table-cell office:value-type="float" office:value="12.303678" calcext:value-type="float">
            <text:p>12.303678</text:p>
          </table:table-cell>
          <table:table-cell office:value-type="float" office:value="169.45667" calcext:value-type="float">
            <text:p>169.45667</text:p>
          </table:table-cell>
          <table:table-cell office:value-type="float" office:value="23" calcext:value-type="float">
            <text:p>23</text:p>
          </table:table-cell>
          <table:table-cell office:value-type="float" office:value="135.01085" calcext:value-type="float">
            <text:p>135.01085</text:p>
          </table:table-cell>
          <table:table-cell office:value-type="float" office:value="23" calcext:value-type="float">
            <text:p>23</text:p>
          </table:table-cell>
          <table:table-cell office:value-type="float" office:value="132.78514" calcext:value-type="float">
            <text:p>132.78514</text:p>
          </table:table-cell>
          <table:table-cell office:value-type="float" office:value="23" calcext:value-type="float">
            <text:p>23</text:p>
          </table:table-cell>
          <table:table-cell office:value-type="float" office:value="142.04143" calcext:value-type="float">
            <text:p>142.04143</text:p>
          </table:table-cell>
          <table:table-cell office:value-type="float" office:value="23.000277" calcext:value-type="float">
            <text:p>23.000277</text:p>
          </table:table-cell>
          <table:table-cell office:value-type="float" office:value="129.13141" calcext:value-type="float">
            <text:p>129.13141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206.74258" calcext:value-type="float">
            <text:p>206.7425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208.93347" calcext:value-type="float">
            <text:p>208.93347</text:p>
          </table:table-cell>
          <table:table-cell office:value-type="float" office:value="16.85" calcext:value-type="float">
            <text:p>16.85</text:p>
          </table:table-cell>
          <table:table-cell office:value-type="float" office:value="122.14243" calcext:value-type="float">
            <text:p>122.14243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49" calcext:value-type="float">
            <text:p>111.33349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76.21005" calcext:value-type="float">
            <text:p>176.21005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4.53731" calcext:value-type="float">
            <text:p>154.53731</text:p>
          </table:table-cell>
          <table:table-cell office:value-type="float" office:value="19.768148" calcext:value-type="float">
            <text:p>19.768148</text:p>
          </table:table-cell>
          <table:table-cell office:value-type="float" office:value="148.63794" calcext:value-type="float">
            <text:p>148.6379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18.13512" calcext:value-type="float">
            <text:p>118.13512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76.272" calcext:value-type="float">
            <text:p>176.272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64.46606" calcext:value-type="float">
            <text:p>164.46606</text:p>
          </table:table-cell>
          <table:table-cell office:value-type="float" office:value="8.4" calcext:value-type="float">
            <text:p>8.4</text:p>
          </table:table-cell>
          <table:table-cell office:value-type="float" office:value="126.01154" calcext:value-type="float">
            <text:p>126.01154</text:p>
          </table:table-cell>
          <table:table-cell office:value-type="float" office:value="8.7698965" calcext:value-type="float">
            <text:p>8.7698965</text:p>
          </table:table-cell>
          <table:table-cell office:value-type="float" office:value="129.35912" calcext:value-type="float">
            <text:p>129.35912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373.4709" calcext:value-type="float">
            <text:p>373.4709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458" calcext:value-type="float">
            <text:p>141.57458</text:p>
          </table:table-cell>
          <table:table-cell office:value-type="float" office:value="7.895024" calcext:value-type="float">
            <text:p>7.895024</text:p>
          </table:table-cell>
          <table:table-cell office:value-type="float" office:value="130.7749" calcext:value-type="float">
            <text:p>130.7749</text:p>
          </table:table-cell>
          <table:table-cell office:value-type="float" office:value="8.517281" calcext:value-type="float">
            <text:p>8.517281</text:p>
          </table:table-cell>
          <table:table-cell office:value-type="float" office:value="119.97677" calcext:value-type="float">
            <text:p>119.97677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141.84537" calcext:value-type="float">
            <text:p>141.84537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1.04578" calcext:value-type="float">
            <text:p>131.04578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866" calcext:value-type="float">
            <text:p>120.24866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28.68115" calcext:value-type="float">
            <text:p>128.681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15.92539" calcext:value-type="float">
            <text:p>115.92539</text:p>
          </table:table-cell>
          <table:table-cell office:value-type="float" office:value="9.15" calcext:value-type="float">
            <text:p>9.15</text:p>
          </table:table-cell>
          <table:table-cell office:value-type="float" office:value="366.93002" calcext:value-type="float">
            <text:p>366.93002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326.59665" calcext:value-type="float">
            <text:p>326.59665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255.89876" calcext:value-type="float">
            <text:p>255.89876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91.30597" calcext:value-type="float">
            <text:p>191.30597</text:p>
          </table:table-cell>
          <table:table-cell office:value-type="float" office:value="13.45" calcext:value-type="float">
            <text:p>13.45</text:p>
          </table:table-cell>
          <table:table-cell office:value-type="float" office:value="180.50339" calcext:value-type="float">
            <text:p>180.50339</text:p>
          </table:table-cell>
          <table:table-cell office:value-type="float" office:value="13.605568" calcext:value-type="float">
            <text:p>13.605568</text:p>
          </table:table-cell>
          <table:table-cell office:value-type="float" office:value="208.51337" calcext:value-type="float">
            <text:p>208.5133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5.01085" calcext:value-type="float">
            <text:p>135.010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78514" calcext:value-type="float">
            <text:p>132.7851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42.04143" calcext:value-type="float">
            <text:p>142.04143</text:p>
          </table:table-cell>
          <table:table-cell office:value-type="float" office:value="23.00075" calcext:value-type="float">
            <text:p>23.00075</text:p>
          </table:table-cell>
          <table:table-cell office:value-type="float" office:value="129.13141" calcext:value-type="float">
            <text:p>129.13141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206.74258" calcext:value-type="float">
            <text:p>206.74258</text:p>
          </table:table-cell>
          <table:table-cell office:value-type="float" office:value="18.625" calcext:value-type="float">
            <text:p>18.625</text:p>
          </table:table-cell>
          <table:table-cell office:value-type="float" office:value="208.93347" calcext:value-type="float">
            <text:p>208.93347</text:p>
          </table:table-cell>
          <table:table-cell office:value-type="float" office:value="18.958334" calcext:value-type="float">
            <text:p>18.958334</text:p>
          </table:table-cell>
          <table:table-cell office:value-type="float" office:value="185.39244" calcext:value-type="float">
            <text:p>185.39244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3349" calcext:value-type="float">
            <text:p>111.333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176.21005" calcext:value-type="float">
            <text:p>176.21005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4.53731" calcext:value-type="float">
            <text:p>154.53731</text:p>
          </table:table-cell>
          <table:table-cell office:value-type="float" office:value="20.536865" calcext:value-type="float">
            <text:p>20.536865</text:p>
          </table:table-cell>
          <table:table-cell office:value-type="float" office:value="148.63794" calcext:value-type="float">
            <text:p>148.6379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18.13512" calcext:value-type="float">
            <text:p>118.13512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76.272" calcext:value-type="float">
            <text:p>176.272</text:p>
          </table:table-cell>
          <table:table-cell office:value-type="float" office:value="8.85" calcext:value-type="float">
            <text:p>8.85</text:p>
          </table:table-cell>
          <table:table-cell office:value-type="float" office:value="164.46606" calcext:value-type="float">
            <text:p>164.46606</text:p>
          </table:table-cell>
          <table:table-cell office:value-type="float" office:value="9.183333" calcext:value-type="float">
            <text:p>9.183333</text:p>
          </table:table-cell>
          <table:table-cell office:value-type="float" office:value="126.01154" calcext:value-type="float">
            <text:p>126.01154</text:p>
          </table:table-cell>
          <table:table-cell office:value-type="float" office:value="9.025868" calcext:value-type="float">
            <text:p>9.025868</text:p>
          </table:table-cell>
          <table:table-cell office:value-type="float" office:value="129.35912" calcext:value-type="float">
            <text:p>129.35912</text:p>
          </table:table-cell>
          <table:table-cell office:value-type="float" office:value="7.983333" calcext:value-type="float">
            <text:p>7.983333</text:p>
          </table:table-cell>
          <table:table-cell office:value-type="float" office:value="373.4709" calcext:value-type="float">
            <text:p>373.4709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458" calcext:value-type="float">
            <text:p>141.57458</text:p>
          </table:table-cell>
          <table:table-cell office:value-type="float" office:value="8.54788" calcext:value-type="float">
            <text:p>8.54788</text:p>
          </table:table-cell>
          <table:table-cell office:value-type="float" office:value="150.3606" calcext:value-type="float">
            <text:p>150.3606</text:p>
          </table:table-cell>
          <table:table-cell office:value-type="float" office:value="8.841481" calcext:value-type="float">
            <text:p>8.841481</text:p>
          </table:table-cell>
          <table:table-cell office:value-type="float" office:value="129.70279" calcext:value-type="float">
            <text:p>129.70279</text:p>
          </table:table-cell>
          <table:table-cell office:value-type="float" office:value="17.25" calcext:value-type="float">
            <text:p>17.25</text:p>
          </table:table-cell>
          <table:table-cell office:value-type="float" office:value="218.84537" calcext:value-type="float">
            <text:p>218.84537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208.0458" calcext:value-type="float">
            <text:p>208.0458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97.24863" calcext:value-type="float">
            <text:p>197.24863</text:p>
          </table:table-cell>
          <table:table-cell office:value-type="float" office:value="18.25" calcext:value-type="float">
            <text:p>18.25</text:p>
          </table:table-cell>
          <table:table-cell office:value-type="float" office:value="128.68115" calcext:value-type="float">
            <text:p>128.681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15.92539" calcext:value-type="float">
            <text:p>115.92539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66.93002" calcext:value-type="float">
            <text:p>366.93002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326.59665" calcext:value-type="float">
            <text:p>326.59665</text:p>
          </table:table-cell>
          <table:table-cell office:value-type="float" office:value="10.6" calcext:value-type="float">
            <text:p>10.6</text:p>
          </table:table-cell>
          <table:table-cell office:value-type="float" office:value="255.89876" calcext:value-type="float">
            <text:p>255.89876</text:p>
          </table:table-cell>
        </table:table-row>
        <table:table-row table:style-name="ro1">
          <table:table-cell office:value-type="float" office:value="14.235915" calcext:value-type="float">
            <text:p>14.235915</text:p>
          </table:table-cell>
          <table:table-cell office:value-type="float" office:value="177.53596" calcext:value-type="float">
            <text:p>177.53596</text:p>
          </table:table-cell>
          <table:table-cell office:value-type="float" office:value="14.450312" calcext:value-type="float">
            <text:p>14.450312</text:p>
          </table:table-cell>
          <table:table-cell office:value-type="float" office:value="166.73338" calcext:value-type="float">
            <text:p>166.73338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194.7434" calcext:value-type="float">
            <text:p>194.74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880844" calcext:value-type="float">
            <text:p>102.88084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655136" calcext:value-type="float">
            <text:p>100.655136</text:p>
          </table:table-cell>
          <table:table-cell office:value-type="float" office:value="23.999035" calcext:value-type="float">
            <text:p>23.999035</text:p>
          </table:table-cell>
          <table:table-cell office:value-type="float" office:value="109.91142" calcext:value-type="float">
            <text:p>109.911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014" calcext:value-type="float">
            <text:p>97.0014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92.97255" calcext:value-type="float">
            <text:p>192.97255</text:p>
          </table:table-cell>
          <table:table-cell office:value-type="float" office:value="19.05" calcext:value-type="float">
            <text:p>19.05</text:p>
          </table:table-cell>
          <table:table-cell office:value-type="float" office:value="195.1635" calcext:value-type="float">
            <text:p>195.1635</text:p>
          </table:table-cell>
          <table:table-cell office:value-type="float" office:value="19.82732" calcext:value-type="float">
            <text:p>19.82732</text:p>
          </table:table-cell>
          <table:table-cell office:value-type="float" office:value="171.62247" calcext:value-type="float">
            <text:p>171.62247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6345" calcext:value-type="float">
            <text:p>97.56345</text:p>
          </table:table-cell>
          <table:table-cell office:value-type="float" office:value="20.725" calcext:value-type="float">
            <text:p>20.725</text:p>
          </table:table-cell>
          <table:table-cell office:value-type="float" office:value="156.77003" calcext:value-type="float">
            <text:p>156.77003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5.09735" calcext:value-type="float">
            <text:p>135.09735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792" calcext:value-type="float">
            <text:p>129.19792</text:p>
          </table:table-cell>
          <table:table-cell office:value-type="float" office:value="21.725" calcext:value-type="float">
            <text:p>21.725</text:p>
          </table:table-cell>
          <table:table-cell office:value-type="float" office:value="98.6951" calcext:value-type="float">
            <text:p>98.6951</text:p>
          </table:table-cell>
          <table:table-cell office:value-type="float" office:value="9.688533" calcext:value-type="float">
            <text:p>9.688533</text:p>
          </table:table-cell>
          <table:table-cell office:value-type="float" office:value="160.612" calcext:value-type="float">
            <text:p>160.61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48.80609" calcext:value-type="float">
            <text:p>148.80609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0.35153" calcext:value-type="float">
            <text:p>110.35153</text:p>
          </table:table-cell>
          <table:table-cell office:value-type="float" office:value="10" calcext:value-type="float">
            <text:p>10</text:p>
          </table:table-cell>
          <table:table-cell office:value-type="float" office:value="113.699104" calcext:value-type="float">
            <text:p>113.699104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357.27087" calcext:value-type="float">
            <text:p>357.27087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7459" calcext:value-type="float">
            <text:p>125.37459</text:p>
          </table:table-cell>
          <table:table-cell office:value-type="float" office:value="9.217882" calcext:value-type="float">
            <text:p>9.217882</text:p>
          </table:table-cell>
          <table:table-cell office:value-type="float" office:value="134.1606" calcext:value-type="float">
            <text:p>134.1606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3.50279" calcext:value-type="float">
            <text:p>113.50279</text:p>
          </table:table-cell>
          <table:table-cell office:value-type="float" office:value="17.75" calcext:value-type="float">
            <text:p>17.75</text:p>
          </table:table-cell>
          <table:table-cell office:value-type="float" office:value="202.64537" calcext:value-type="float">
            <text:p>202.64537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91.84581" calcext:value-type="float">
            <text:p>191.84581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81.04863" calcext:value-type="float">
            <text:p>181.04863</text:p>
          </table:table-cell>
          <table:table-cell office:value-type="float" office:value="18.75" calcext:value-type="float">
            <text:p>18.75</text:p>
          </table:table-cell>
          <table:table-cell office:value-type="float" office:value="112.481155" calcext:value-type="float">
            <text:p>112.48115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96714" calcext:value-type="float">
            <text:p>10.096714</text:p>
          </table:table-cell>
          <table:table-cell office:value-type="float" office:value="102.15542" calcext:value-type="float">
            <text:p>102.15542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53.16" calcext:value-type="float">
            <text:p>353.16</text:p>
          </table:table-cell>
          <table:table-cell office:value-type="float" office:value="10.691667" calcext:value-type="float">
            <text:p>10.691667</text:p>
          </table:table-cell>
          <table:table-cell office:value-type="float" office:value="312.82663" calcext:value-type="float">
            <text:p>312.82663</text:p>
          </table:table-cell>
          <table:table-cell office:value-type="float" office:value="11.025" calcext:value-type="float">
            <text:p>11.025</text:p>
          </table:table-cell>
          <table:table-cell office:value-type="float" office:value="242.12878" calcext:value-type="float">
            <text:p>242.12878</text:p>
          </table:table-cell>
        </table:table-row>
        <table:table-row table:style-name="ro1">
          <table:table-cell office:value-type="float" office:value="15.511074" calcext:value-type="float">
            <text:p>15.511074</text:p>
          </table:table-cell>
          <table:table-cell office:value-type="float" office:value="215.79074" calcext:value-type="float">
            <text:p>215.79074</text:p>
          </table:table-cell>
          <table:table-cell office:value-type="float" office:value="15.744692" calcext:value-type="float">
            <text:p>15.744692</text:p>
          </table:table-cell>
          <table:table-cell office:value-type="float" office:value="205.56479" calcext:value-type="float">
            <text:p>205.56479</text:p>
          </table:table-cell>
          <table:table-cell office:value-type="float" office:value="16.75" calcext:value-type="float">
            <text:p>16.75</text:p>
          </table:table-cell>
          <table:table-cell office:value-type="float" office:value="194.7434" calcext:value-type="float">
            <text:p>194.7434</text:p>
          </table:table-cell>
          <table:table-cell office:value-type="float" office:value="24" calcext:value-type="float">
            <text:p>24</text:p>
          </table:table-cell>
          <table:table-cell office:value-type="float" office:value="102.880844" calcext:value-type="float">
            <text:p>102.880844</text:p>
          </table:table-cell>
          <table:table-cell office:value-type="float" office:value="24" calcext:value-type="float">
            <text:p>24</text:p>
          </table:table-cell>
          <table:table-cell office:value-type="float" office:value="100.655136" calcext:value-type="float">
            <text:p>100.655136</text:p>
          </table:table-cell>
          <table:table-cell office:value-type="float" office:value="23.999786" calcext:value-type="float">
            <text:p>23.999786</text:p>
          </table:table-cell>
          <table:table-cell office:value-type="float" office:value="109.91142" calcext:value-type="float">
            <text:p>109.91142</text:p>
          </table:table-cell>
          <table:table-cell office:value-type="float" office:value="24" calcext:value-type="float">
            <text:p>24</text:p>
          </table:table-cell>
          <table:table-cell office:value-type="float" office:value="97.0014" calcext:value-type="float">
            <text:p>97.0014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192.97255" calcext:value-type="float">
            <text:p>192.97255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95.1635" calcext:value-type="float">
            <text:p>195.1635</text:p>
          </table:table-cell>
          <table:table-cell office:value-type="float" office:value="19.932144" calcext:value-type="float">
            <text:p>19.932144</text:p>
          </table:table-cell>
          <table:table-cell office:value-type="float" office:value="171.62247" calcext:value-type="float">
            <text:p>171.62247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6342" calcext:value-type="float">
            <text:p>159.56342</text:p>
          </table:table-cell>
          <table:table-cell office:value-type="float" office:value="23" calcext:value-type="float">
            <text:p>23</text:p>
          </table:table-cell>
          <table:table-cell office:value-type="float" office:value="156.77003" calcext:value-type="float">
            <text:p>156.77003</text:p>
          </table:table-cell>
          <table:table-cell office:value-type="float" office:value="23" calcext:value-type="float">
            <text:p>23</text:p>
          </table:table-cell>
          <table:table-cell office:value-type="float" office:value="135.09735" calcext:value-type="float">
            <text:p>135.09735</text:p>
          </table:table-cell>
          <table:table-cell office:value-type="float" office:value="23" calcext:value-type="float">
            <text:p>23</text:p>
          </table:table-cell>
          <table:table-cell office:value-type="float" office:value="129.19792" calcext:value-type="float">
            <text:p>129.19792</text:p>
          </table:table-cell>
          <table:table-cell office:value-type="float" office:value="23" calcext:value-type="float">
            <text:p>23</text:p>
          </table:table-cell>
          <table:table-cell office:value-type="float" office:value="136.94508" calcext:value-type="float">
            <text:p>136.94508</text:p>
          </table:table-cell>
          <table:table-cell office:value-type="float" office:value="9.690092" calcext:value-type="float">
            <text:p>9.690092</text:p>
          </table:table-cell>
          <table:table-cell office:value-type="float" office:value="160.612" calcext:value-type="float">
            <text:p>160.612</text:p>
          </table:table-cell>
          <table:table-cell office:value-type="float" office:value="10.1" calcext:value-type="float">
            <text:p>10.1</text:p>
          </table:table-cell>
          <table:table-cell office:value-type="float" office:value="148.80609" calcext:value-type="float">
            <text:p>148.80609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33.35153" calcext:value-type="float">
            <text:p>133.35153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13.699104" calcext:value-type="float">
            <text:p>113.699104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379.27084" calcext:value-type="float">
            <text:p>379.27084</text:p>
          </table:table-cell>
          <table:table-cell office:value-type="float" office:value="9.077533" calcext:value-type="float">
            <text:p>9.077533</text:p>
          </table:table-cell>
          <table:table-cell office:value-type="float" office:value="363.01074" calcext:value-type="float">
            <text:p>363.01074</text:p>
          </table:table-cell>
          <table:table-cell office:value-type="float" office:value="9.496535" calcext:value-type="float">
            <text:p>9.496535</text:p>
          </table:table-cell>
          <table:table-cell office:value-type="float" office:value="388" calcext:value-type="float">
            <text:p>388</text:p>
          </table:table-cell>
          <table:table-cell office:value-type="float" office:value="10.216666" calcext:value-type="float">
            <text:p>10.216666</text:p>
          </table:table-cell>
          <table:table-cell office:value-type="float" office:value="113.50279" calcext:value-type="float">
            <text:p>113.50279</text:p>
          </table:table-cell>
          <table:table-cell office:value-type="float" office:value="19.75" calcext:value-type="float">
            <text:p>19.75</text:p>
          </table:table-cell>
          <table:table-cell office:value-type="float" office:value="202.64537" calcext:value-type="float">
            <text:p>202.64537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91.84581" calcext:value-type="float">
            <text:p>191.84581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81.04863" calcext:value-type="float">
            <text:p>181.04863</text:p>
          </table:table-cell>
          <table:table-cell office:value-type="float" office:value="20.75" calcext:value-type="float">
            <text:p>20.75</text:p>
          </table:table-cell>
          <table:table-cell office:value-type="float" office:value="172.48116" calcext:value-type="float">
            <text:p>172.481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371097" calcext:value-type="float">
            <text:p>10.371097</text:p>
          </table:table-cell>
          <table:table-cell office:value-type="float" office:value="352.10425" calcext:value-type="float">
            <text:p>352.1042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53.16" calcext:value-type="float">
            <text:p>353.16</text:p>
          </table:table-cell>
          <table:table-cell office:value-type="float" office:value="11.4" calcext:value-type="float">
            <text:p>11.4</text:p>
          </table:table-cell>
          <table:table-cell office:value-type="float" office:value="312.82663" calcext:value-type="float">
            <text:p>312.82663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242.12878" calcext:value-type="float">
            <text:p>242.12878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202.02077" calcext:value-type="float">
            <text:p>202.02077</text:p>
          </table:table-cell>
          <table:table-cell office:value-type="float" office:value="18.166756" calcext:value-type="float">
            <text:p>18.166756</text:p>
          </table:table-cell>
          <table:table-cell office:value-type="float" office:value="191.79475" calcext:value-type="float">
            <text:p>191.79475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0.97342" calcext:value-type="float">
            <text:p>180.9734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60255" calcext:value-type="float">
            <text:p>184.60255</text:p>
          </table:table-cell>
          <table:table-cell office:value-type="float" office:value="21.375" calcext:value-type="float">
            <text:p>21.375</text:p>
          </table:table-cell>
          <table:table-cell office:value-type="float" office:value="186.7935" calcext:value-type="float">
            <text:p>186.7935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3.25247" calcext:value-type="float">
            <text:p>163.25247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51.19342" calcext:value-type="float">
            <text:p>151.193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64003" calcext:value-type="float">
            <text:p>124.64003</text:p>
          </table:table-cell>
          <table:table-cell office:value-type="float" office:value="23.994827" calcext:value-type="float">
            <text:p>23.994827</text:p>
          </table:table-cell>
          <table:table-cell office:value-type="float" office:value="102.96735" calcext:value-type="float">
            <text:p>102.96735</text:p>
          </table:table-cell>
          <table:table-cell office:value-type="float" office:value="23.999113" calcext:value-type="float">
            <text:p>23.999113</text:p>
          </table:table-cell>
          <table:table-cell office:value-type="float" office:value="97.06792" calcext:value-type="float">
            <text:p>97.0679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81508" calcext:value-type="float">
            <text:p>104.81508</text:p>
          </table:table-cell>
          <table:table-cell office:value-type="float" office:value="10.258333" calcext:value-type="float">
            <text:p>10.258333</text:p>
          </table:table-cell>
          <table:table-cell office:value-type="float" office:value="144.68199" calcext:value-type="float">
            <text:p>144.68199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32.87611" calcext:value-type="float">
            <text:p>132.87611</text:p>
          </table:table-cell>
          <table:table-cell office:value-type="float" office:value="15.574426" calcext:value-type="float">
            <text:p>15.574426</text:p>
          </table:table-cell>
          <table:table-cell office:value-type="float" office:value="117.421524" calcext:value-type="float">
            <text:p>117.421524</text:p>
          </table:table-cell>
          <table:table-cell office:value-type="float" office:value="11.342519" calcext:value-type="float">
            <text:p>11.342519</text:p>
          </table:table-cell>
          <table:table-cell office:value-type="float" office:value="97.7691" calcext:value-type="float">
            <text:p>97.7691</text:p>
          </table:table-cell>
          <table:table-cell office:value-type="float" office:value="9.725" calcext:value-type="float">
            <text:p>9.725</text:p>
          </table:table-cell>
          <table:table-cell office:value-type="float" office:value="362.8008" calcext:value-type="float">
            <text:p>362.8008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46.54074" calcext:value-type="float">
            <text:p>346.54074</text:p>
          </table:table-cell>
          <table:table-cell office:value-type="float" office:value="10.808689" calcext:value-type="float">
            <text:p>10.808689</text:p>
          </table:table-cell>
          <table:table-cell office:value-type="float" office:value="371.53" calcext:value-type="float">
            <text:p>371.53</text:p>
          </table:table-cell>
          <table:table-cell office:value-type="float" office:value="10.794284" calcext:value-type="float">
            <text:p>10.794284</text:p>
          </table:table-cell>
          <table:table-cell office:value-type="float" office:value="97.03276" calcext:value-type="float">
            <text:p>97.03276</text:p>
          </table:table-cell>
          <table:table-cell office:value-type="float" office:value="20.436125" calcext:value-type="float">
            <text:p>20.436125</text:p>
          </table:table-cell>
          <table:table-cell office:value-type="float" office:value="188.33534" calcext:value-type="float">
            <text:p>188.33534</text:p>
          </table:table-cell>
          <table:table-cell office:value-type="float" office:value="20.568886" calcext:value-type="float">
            <text:p>20.568886</text:p>
          </table:table-cell>
          <table:table-cell office:value-type="float" office:value="177.53584" calcext:value-type="float">
            <text:p>177.53584</text:p>
          </table:table-cell>
          <table:table-cell office:value-type="float" office:value="21.57036" calcext:value-type="float">
            <text:p>21.57036</text:p>
          </table:table-cell>
          <table:table-cell office:value-type="float" office:value="166.7386" calcext:value-type="float">
            <text:p>166.7386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58.17113" calcext:value-type="float">
            <text:p>158.171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34.01425" calcext:value-type="float">
            <text:p>334.01425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5.07" calcext:value-type="float">
            <text:p>335.07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294.73663" calcext:value-type="float">
            <text:p>294.73663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24.03879" calcext:value-type="float">
            <text:p>224.03879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2.02077" calcext:value-type="float">
            <text:p>202.02077</text:p>
          </table:table-cell>
          <table:table-cell office:value-type="float" office:value="18.734182" calcext:value-type="float">
            <text:p>18.734182</text:p>
          </table:table-cell>
          <table:table-cell office:value-type="float" office:value="191.79475" calcext:value-type="float">
            <text:p>191.79475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80.97342" calcext:value-type="float">
            <text:p>180.9734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60255" calcext:value-type="float">
            <text:p>184.60255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86.7935" calcext:value-type="float">
            <text:p>186.7935</text:p>
          </table:table-cell>
          <table:table-cell office:value-type="float" office:value="22" calcext:value-type="float">
            <text:p>22</text:p>
          </table:table-cell>
          <table:table-cell office:value-type="float" office:value="163.25247" calcext:value-type="float">
            <text:p>163.25247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51.19342" calcext:value-type="float">
            <text:p>151.19342</text:p>
          </table:table-cell>
          <table:table-cell office:value-type="float" office:value="24" calcext:value-type="float">
            <text:p>24</text:p>
          </table:table-cell>
          <table:table-cell office:value-type="float" office:value="124.64003" calcext:value-type="float">
            <text:p>124.64003</text:p>
          </table:table-cell>
          <table:table-cell office:value-type="float" office:value="23.995586" calcext:value-type="float">
            <text:p>23.995586</text:p>
          </table:table-cell>
          <table:table-cell office:value-type="float" office:value="102.96735" calcext:value-type="float">
            <text:p>102.96735</text:p>
          </table:table-cell>
          <table:table-cell office:value-type="float" office:value="23.999414" calcext:value-type="float">
            <text:p>23.999414</text:p>
          </table:table-cell>
          <table:table-cell office:value-type="float" office:value="97.06792" calcext:value-type="float">
            <text:p>97.06792</text:p>
          </table:table-cell>
          <table:table-cell office:value-type="float" office:value="24" calcext:value-type="float">
            <text:p>24</text:p>
          </table:table-cell>
          <table:table-cell office:value-type="float" office:value="104.81508" calcext:value-type="float">
            <text:p>104.81508</text:p>
          </table:table-cell>
          <table:table-cell office:value-type="float" office:value="17.333334" calcext:value-type="float">
            <text:p>17.333334</text:p>
          </table:table-cell>
          <table:table-cell office:value-type="float" office:value="144.68199" calcext:value-type="float">
            <text:p>144.68199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132.87611" calcext:value-type="float">
            <text:p>132.87611</text:p>
          </table:table-cell>
          <table:table-cell office:value-type="float" office:value="17.42417" calcext:value-type="float">
            <text:p>17.42417</text:p>
          </table:table-cell>
          <table:table-cell office:value-type="float" office:value="172.91385" calcext:value-type="float">
            <text:p>172.91385</text:p>
          </table:table-cell>
          <table:table-cell office:value-type="float" office:value="14.420669" calcext:value-type="float">
            <text:p>14.420669</text:p>
          </table:table-cell>
          <table:table-cell office:value-type="float" office:value="190.11359" calcext:value-type="float">
            <text:p>190.11359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62.8008" calcext:value-type="float">
            <text:p>362.8008</text:p>
          </table:table-cell>
          <table:table-cell office:value-type="float" office:value="10.75" calcext:value-type="float">
            <text:p>10.75</text:p>
          </table:table-cell>
          <table:table-cell office:value-type="float" office:value="367.29074" calcext:value-type="float">
            <text:p>367.29074</text:p>
          </table:table-cell>
          <table:table-cell office:value-type="float" office:value="10.94016" calcext:value-type="float">
            <text:p>10.94016</text:p>
          </table:table-cell>
          <table:table-cell office:value-type="float" office:value="371.53" calcext:value-type="float">
            <text:p>371.53</text:p>
          </table:table-cell>
          <table:table-cell office:value-type="float" office:value="11.106386" calcext:value-type="float">
            <text:p>11.106386</text:p>
          </table:table-cell>
          <table:table-cell office:value-type="float" office:value="381.34265" calcext:value-type="float">
            <text:p>381.34265</text:p>
          </table:table-cell>
          <table:table-cell office:value-type="float" office:value="20.838713" calcext:value-type="float">
            <text:p>20.838713</text:p>
          </table:table-cell>
          <table:table-cell office:value-type="float" office:value="188.33534" calcext:value-type="float">
            <text:p>188.33534</text:p>
          </table:table-cell>
          <table:table-cell office:value-type="float" office:value="20.586674" calcext:value-type="float">
            <text:p>20.586674</text:p>
          </table:table-cell>
          <table:table-cell office:value-type="float" office:value="177.53584" calcext:value-type="float">
            <text:p>177.53584</text:p>
          </table:table-cell>
          <table:table-cell office:value-type="float" office:value="21.593817" calcext:value-type="float">
            <text:p>21.593817</text:p>
          </table:table-cell>
          <table:table-cell office:value-type="float" office:value="166.7386" calcext:value-type="float">
            <text:p>166.7386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58.17113" calcext:value-type="float">
            <text:p>158.171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34.01425" calcext:value-type="float">
            <text:p>334.0142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335.07" calcext:value-type="float">
            <text:p>335.07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294.73663" calcext:value-type="float">
            <text:p>294.73663</text:p>
          </table:table-cell>
          <table:table-cell office:value-type="float" office:value="12.9" calcext:value-type="float">
            <text:p>12.9</text:p>
          </table:table-cell>
          <table:table-cell office:value-type="float" office:value="242.28877" calcext:value-type="float">
            <text:p>242.28877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90.95074" calcext:value-type="float">
            <text:p>190.95074</text:p>
          </table:table-cell>
          <table:table-cell office:value-type="float" office:value="19.35" calcext:value-type="float">
            <text:p>19.35</text:p>
          </table:table-cell>
          <table:table-cell office:value-type="float" office:value="180.72473" calcext:value-type="float">
            <text:p>180.72473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69.90346" calcext:value-type="float">
            <text:p>169.903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60257" calcext:value-type="float">
            <text:p>130.60257</text:p>
          </table:table-cell>
          <table:table-cell office:value-type="float" office:value="23" calcext:value-type="float">
            <text:p>23</text:p>
          </table:table-cell>
          <table:table-cell office:value-type="float" office:value="143.59348" calcext:value-type="float">
            <text:p>143.59348</text:p>
          </table:table-cell>
          <table:table-cell office:value-type="float" office:value="23" calcext:value-type="float">
            <text:p>23</text:p>
          </table:table-cell>
          <table:table-cell office:value-type="float" office:value="130.85248" calcext:value-type="float">
            <text:p>130.85248</text:p>
          </table:table-cell>
          <table:table-cell office:value-type="float" office:value="23" calcext:value-type="float">
            <text:p>23</text:p>
          </table:table-cell>
          <table:table-cell office:value-type="float" office:value="129.59344" calcext:value-type="float">
            <text:p>129.59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159346" calcext:value-type="float">
            <text:p>18.159346</text:p>
          </table:table-cell>
          <table:table-cell office:value-type="float" office:value="128.75198" calcext:value-type="float">
            <text:p>128.75198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16.946106" calcext:value-type="float">
            <text:p>116.946106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56.98384" calcext:value-type="float">
            <text:p>156.98384</text:p>
          </table:table-cell>
          <table:table-cell office:value-type="float" office:value="18.843304" calcext:value-type="float">
            <text:p>18.843304</text:p>
          </table:table-cell>
          <table:table-cell office:value-type="float" office:value="174.18358" calcext:value-type="float">
            <text:p>174.18358</text:p>
          </table:table-cell>
          <table:table-cell office:value-type="float" office:value="17.440628" calcext:value-type="float">
            <text:p>17.440628</text:p>
          </table:table-cell>
          <table:table-cell office:value-type="float" office:value="139.78084" calcext:value-type="float">
            <text:p>139.78084</text:p>
          </table:table-cell>
          <table:table-cell office:value-type="float" office:value="18.013983" calcext:value-type="float">
            <text:p>18.013983</text:p>
          </table:table-cell>
          <table:table-cell office:value-type="float" office:value="144.27074" calcext:value-type="float">
            <text:p>144.27074</text:p>
          </table:table-cell>
          <table:table-cell office:value-type="float" office:value="18.414547" calcext:value-type="float">
            <text:p>18.414547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8.3" calcext:value-type="float">
            <text:p>18.3</text:p>
          </table:table-cell>
          <table:table-cell office:value-type="float" office:value="158.32268" calcext:value-type="float">
            <text:p>158.32268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38.6553" calcext:value-type="float">
            <text:p>138.6553</text:p>
          </table:table-cell>
          <table:table-cell office:value-type="float" office:value="23" calcext:value-type="float">
            <text:p>23</text:p>
          </table:table-cell>
          <table:table-cell office:value-type="float" office:value="128.66585" calcext:value-type="float">
            <text:p>128.66585</text:p>
          </table:table-cell>
          <table:table-cell office:value-type="float" office:value="23" calcext:value-type="float">
            <text:p>23</text:p>
          </table:table-cell>
          <table:table-cell office:value-type="float" office:value="128.66862" calcext:value-type="float">
            <text:p>128.66862</text:p>
          </table:table-cell>
          <table:table-cell office:value-type="float" office:value="23" calcext:value-type="float">
            <text:p>23</text:p>
          </table:table-cell>
          <table:table-cell office:value-type="float" office:value="130.90111" calcext:value-type="float">
            <text:p>130.901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994094" calcext:value-type="float">
            <text:p>12.994094</text:p>
          </table:table-cell>
          <table:table-cell office:value-type="float" office:value="314.30423" calcext:value-type="float">
            <text:p>314.30423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315.36002" calcext:value-type="float">
            <text:p>315.36002</text:p>
          </table:table-cell>
          <table:table-cell office:value-type="float" office:value="13.175" calcext:value-type="float">
            <text:p>13.175</text:p>
          </table:table-cell>
          <table:table-cell office:value-type="float" office:value="275.0266" calcext:value-type="float">
            <text:p>275.0266</text:p>
          </table:table-cell>
          <table:table-cell office:value-type="float" office:value="13.993366" calcext:value-type="float">
            <text:p>13.993366</text:p>
          </table:table-cell>
          <table:table-cell office:value-type="float" office:value="222.57877" calcext:value-type="float">
            <text:p>222.57877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90.95074" calcext:value-type="float">
            <text:p>190.95074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180.72473" calcext:value-type="float">
            <text:p>180.72473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9.90346" calcext:value-type="float">
            <text:p>169.903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60257" calcext:value-type="float">
            <text:p>130.6025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43.59348" calcext:value-type="float">
            <text:p>143.5934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5248" calcext:value-type="float">
            <text:p>130.8524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59344" calcext:value-type="float">
            <text:p>129.59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34965" calcext:value-type="float">
            <text:p>18.434965</text:p>
          </table:table-cell>
          <table:table-cell office:value-type="float" office:value="128.75198" calcext:value-type="float">
            <text:p>128.751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16.946106" calcext:value-type="float">
            <text:p>116.946106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156.98384" calcext:value-type="float">
            <text:p>156.98384</text:p>
          </table:table-cell>
          <table:table-cell office:value-type="float" office:value="19.079943" calcext:value-type="float">
            <text:p>19.079943</text:p>
          </table:table-cell>
          <table:table-cell office:value-type="float" office:value="174.18358" calcext:value-type="float">
            <text:p>174.18358</text:p>
          </table:table-cell>
          <table:table-cell office:value-type="float" office:value="17.829157" calcext:value-type="float">
            <text:p>17.829157</text:p>
          </table:table-cell>
          <table:table-cell office:value-type="float" office:value="151.4367" calcext:value-type="float">
            <text:p>151.4367</text:p>
          </table:table-cell>
          <table:table-cell office:value-type="float" office:value="18.24401" calcext:value-type="float">
            <text:p>18.24401</text:p>
          </table:table-cell>
          <table:table-cell office:value-type="float" office:value="151.17159" calcext:value-type="float">
            <text:p>151.17159</text:p>
          </table:table-cell>
          <table:table-cell office:value-type="float" office:value="18.564344" calcext:value-type="float">
            <text:p>18.564344</text:p>
          </table:table-cell>
          <table:table-cell office:value-type="float" office:value="153.00389" calcext:value-type="float">
            <text:p>153.00389</text:p>
          </table:table-cell>
          <table:table-cell office:value-type="float" office:value="19.1" calcext:value-type="float">
            <text:p>19.1</text:p>
          </table:table-cell>
          <table:table-cell office:value-type="float" office:value="158.32268" calcext:value-type="float">
            <text:p>158.32268</text:p>
          </table:table-cell>
          <table:table-cell office:value-type="float" office:value="23" calcext:value-type="float">
            <text:p>23</text:p>
          </table:table-cell>
          <table:table-cell office:value-type="float" office:value="138.6553" calcext:value-type="float">
            <text:p>138.655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8.66585" calcext:value-type="float">
            <text:p>128.665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8.66862" calcext:value-type="float">
            <text:p>128.6686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90111" calcext:value-type="float">
            <text:p>130.901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68682" calcext:value-type="float">
            <text:p>13.068682</text:p>
          </table:table-cell>
          <table:table-cell office:value-type="float" office:value="314.30423" calcext:value-type="float">
            <text:p>314.30423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15.36002" calcext:value-type="float">
            <text:p>315.36002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75.0266" calcext:value-type="float">
            <text:p>275.0266</text:p>
          </table:table-cell>
          <table:table-cell office:value-type="float" office:value="14.023102" calcext:value-type="float">
            <text:p>14.023102</text:p>
          </table:table-cell>
          <table:table-cell office:value-type="float" office:value="222.57877" calcext:value-type="float">
            <text:p>222.578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20074" calcext:value-type="float">
            <text:p>130.20074</text:p>
          </table:table-cell>
          <table:table-cell office:value-type="float" office:value="23" calcext:value-type="float">
            <text:p>23</text:p>
          </table:table-cell>
          <table:table-cell office:value-type="float" office:value="130.77475" calcext:value-type="float">
            <text:p>130.77475</text:p>
          </table:table-cell>
          <table:table-cell office:value-type="float" office:value="23" calcext:value-type="float">
            <text:p>23</text:p>
          </table:table-cell>
          <table:table-cell office:value-type="float" office:value="130.75343" calcext:value-type="float">
            <text:p>130.7534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72565" calcext:value-type="float">
            <text:p>98.472565</text:p>
          </table:table-cell>
          <table:table-cell office:value-type="float" office:value="23.99684" calcext:value-type="float">
            <text:p>23.99684</text:p>
          </table:table-cell>
          <table:table-cell office:value-type="float" office:value="111.46347" calcext:value-type="float">
            <text:p>111.46347</text:p>
          </table:table-cell>
          <table:table-cell office:value-type="float" office:value="23.999586" calcext:value-type="float">
            <text:p>23.999586</text:p>
          </table:table-cell>
          <table:table-cell office:value-type="float" office:value="98.72247" calcext:value-type="float">
            <text:p>98.7224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6344" calcext:value-type="float">
            <text:p>97.46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10.121956" calcext:value-type="float">
            <text:p>110.121956</text:p>
          </table:table-cell>
          <table:table-cell office:value-type="float" office:value="19.552711" calcext:value-type="float">
            <text:p>19.552711</text:p>
          </table:table-cell>
          <table:table-cell office:value-type="float" office:value="98.31615" calcext:value-type="float">
            <text:p>98.31615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38.35382" calcext:value-type="float">
            <text:p>138.35382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55.55356" calcext:value-type="float">
            <text:p>155.55356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37.12674" calcext:value-type="float">
            <text:p>137.12674</text:p>
          </table:table-cell>
          <table:table-cell office:value-type="float" office:value="19.44458" calcext:value-type="float">
            <text:p>19.44458</text:p>
          </table:table-cell>
          <table:table-cell office:value-type="float" office:value="136.86156" calcext:value-type="float">
            <text:p>136.86156</text:p>
          </table:table-cell>
          <table:table-cell office:value-type="float" office:value="19.87648" calcext:value-type="float">
            <text:p>19.87648</text:p>
          </table:table-cell>
          <table:table-cell office:value-type="float" office:value="138.69386" calcext:value-type="float">
            <text:p>138.69386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4.01271" calcext:value-type="float">
            <text:p>144.012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6.5253" calcext:value-type="float">
            <text:p>106.525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584" calcext:value-type="float">
            <text:p>96.535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862" calcext:value-type="float">
            <text:p>96.5386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711" calcext:value-type="float">
            <text:p>98.77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92169" calcext:value-type="float">
            <text:p>14.392169</text:p>
          </table:table-cell>
          <table:table-cell office:value-type="float" office:value="295.40424" calcext:value-type="float">
            <text:p>295.40424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96.46002" calcext:value-type="float">
            <text:p>296.46002</text:p>
          </table:table-cell>
          <table:table-cell office:value-type="float" office:value="14.831777" calcext:value-type="float">
            <text:p>14.831777</text:p>
          </table:table-cell>
          <table:table-cell office:value-type="float" office:value="256.1266" calcext:value-type="float">
            <text:p>256.1266</text:p>
          </table:table-cell>
          <table:table-cell office:value-type="float" office:value="15.264144" calcext:value-type="float">
            <text:p>15.264144</text:p>
          </table:table-cell>
          <table:table-cell office:value-type="float" office:value="203.67877" calcext:value-type="float">
            <text:p>203.67877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0.20074" calcext:value-type="float">
            <text:p>130.2007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7475" calcext:value-type="float">
            <text:p>130.7747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5343" calcext:value-type="float">
            <text:p>130.7534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472565" calcext:value-type="float">
            <text:p>98.472565</text:p>
          </table:table-cell>
          <table:table-cell office:value-type="float" office:value="23.998951" calcext:value-type="float">
            <text:p>23.998951</text:p>
          </table:table-cell>
          <table:table-cell office:value-type="float" office:value="111.46347" calcext:value-type="float">
            <text:p>111.46347</text:p>
          </table:table-cell>
          <table:table-cell office:value-type="float" office:value="23.999817" calcext:value-type="float">
            <text:p>23.999817</text:p>
          </table:table-cell>
          <table:table-cell office:value-type="float" office:value="98.72247" calcext:value-type="float">
            <text:p>98.72247</text:p>
          </table:table-cell>
          <table:table-cell office:value-type="float" office:value="24" calcext:value-type="float">
            <text:p>24</text:p>
          </table:table-cell>
          <table:table-cell office:value-type="float" office:value="97.46344" calcext:value-type="float">
            <text:p>97.46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10.121956" calcext:value-type="float">
            <text:p>110.121956</text:p>
          </table:table-cell>
          <table:table-cell office:value-type="float" office:value="19.956522" calcext:value-type="float">
            <text:p>19.956522</text:p>
          </table:table-cell>
          <table:table-cell office:value-type="float" office:value="110.430466" calcext:value-type="float">
            <text:p>110.430466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38.35382" calcext:value-type="float">
            <text:p>138.35382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55.55356" calcext:value-type="float">
            <text:p>155.55356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37.12674" calcext:value-type="float">
            <text:p>137.12674</text:p>
          </table:table-cell>
          <table:table-cell office:value-type="float" office:value="19.561184" calcext:value-type="float">
            <text:p>19.561184</text:p>
          </table:table-cell>
          <table:table-cell office:value-type="float" office:value="136.86156" calcext:value-type="float">
            <text:p>136.86156</text:p>
          </table:table-cell>
          <table:table-cell office:value-type="float" office:value="19.884405" calcext:value-type="float">
            <text:p>19.884405</text:p>
          </table:table-cell>
          <table:table-cell office:value-type="float" office:value="138.69386" calcext:value-type="float">
            <text:p>138.69386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4.01271" calcext:value-type="float">
            <text:p>144.01271</text:p>
          </table:table-cell>
          <table:table-cell office:value-type="float" office:value="24" calcext:value-type="float">
            <text:p>24</text:p>
          </table:table-cell>
          <table:table-cell office:value-type="float" office:value="106.5253" calcext:value-type="float">
            <text:p>106.5253</text:p>
          </table:table-cell>
          <table:table-cell office:value-type="float" office:value="24" calcext:value-type="float">
            <text:p>24</text:p>
          </table:table-cell>
          <table:table-cell office:value-type="float" office:value="96.53584" calcext:value-type="float">
            <text:p>96.53584</text:p>
          </table:table-cell>
          <table:table-cell office:value-type="float" office:value="24" calcext:value-type="float">
            <text:p>24</text:p>
          </table:table-cell>
          <table:table-cell office:value-type="float" office:value="96.53862" calcext:value-type="float">
            <text:p>96.53862</text:p>
          </table:table-cell>
          <table:table-cell office:value-type="float" office:value="24" calcext:value-type="float">
            <text:p>24</text:p>
          </table:table-cell>
          <table:table-cell office:value-type="float" office:value="98.7711" calcext:value-type="float">
            <text:p>98.77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35313" calcext:value-type="float">
            <text:p>14.435313</text:p>
          </table:table-cell>
          <table:table-cell office:value-type="float" office:value="295.40424" calcext:value-type="float">
            <text:p>295.40424</text:p>
          </table:table-cell>
          <table:table-cell office:value-type="float" office:value="14.775" calcext:value-type="float">
            <text:p>14.775</text:p>
          </table:table-cell>
          <table:table-cell office:value-type="float" office:value="296.46002" calcext:value-type="float">
            <text:p>296.46002</text:p>
          </table:table-cell>
          <table:table-cell office:value-type="float" office:value="14.992183" calcext:value-type="float">
            <text:p>14.992183</text:p>
          </table:table-cell>
          <table:table-cell office:value-type="float" office:value="256.1266" calcext:value-type="float">
            <text:p>256.1266</text:p>
          </table:table-cell>
          <table:table-cell office:value-type="float" office:value="15.317569" calcext:value-type="float">
            <text:p>15.317569</text:p>
          </table:table-cell>
          <table:table-cell office:value-type="float" office:value="203.67877" calcext:value-type="float">
            <text:p>203.67877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8.07074" calcext:value-type="float">
            <text:p>98.0707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644745" calcext:value-type="float">
            <text:p>98.644745</text:p>
          </table:table-cell>
          <table:table-cell office:value-type="float" office:value="23.998075" calcext:value-type="float">
            <text:p>23.998075</text:p>
          </table:table-cell>
          <table:table-cell office:value-type="float" office:value="98.62343" calcext:value-type="float">
            <text:p>98.6234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98.781944" calcext:value-type="float">
            <text:p>98.781944</text:p>
          </table:table-cell>
          <table:table-cell office:value-type="float" office:value="20.4" calcext:value-type="float">
            <text:p>20.4</text:p>
          </table:table-cell>
          <table:table-cell office:value-type="float" office:value="99.090454" calcext:value-type="float">
            <text:p>99.090454</text:p>
          </table:table-cell>
          <table:table-cell office:value-type="float" office:value="20.92587" calcext:value-type="float">
            <text:p>20.92587</text:p>
          </table:table-cell>
          <table:table-cell office:value-type="float" office:value="127.01381" calcext:value-type="float">
            <text:p>127.01381</text:p>
          </table:table-cell>
          <table:table-cell office:value-type="float" office:value="21.396587" calcext:value-type="float">
            <text:p>21.396587</text:p>
          </table:table-cell>
          <table:table-cell office:value-type="float" office:value="144.21355" calcext:value-type="float">
            <text:p>144.21355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1.1867" calcext:value-type="float">
            <text:p>131.1867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0.92159" calcext:value-type="float">
            <text:p>130.92159</text:p>
          </table:table-cell>
          <table:table-cell office:value-type="float" office:value="20.259594" calcext:value-type="float">
            <text:p>20.259594</text:p>
          </table:table-cell>
          <table:table-cell office:value-type="float" office:value="132.75383" calcext:value-type="float">
            <text:p>132.75383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8.07268" calcext:value-type="float">
            <text:p>138.072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76.23422" calcext:value-type="float">
            <text:p>276.23422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77.29" calcext:value-type="float">
            <text:p>277.29</text:p>
          </table:table-cell>
          <table:table-cell office:value-type="float" office:value="15.953413" calcext:value-type="float">
            <text:p>15.953413</text:p>
          </table:table-cell>
          <table:table-cell office:value-type="float" office:value="236.9566" calcext:value-type="float">
            <text:p>236.9566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184.50879" calcext:value-type="float">
            <text:p>184.508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.07074" calcext:value-type="float">
            <text:p>98.07074</text:p>
          </table:table-cell>
          <table:table-cell office:value-type="float" office:value="24" calcext:value-type="float">
            <text:p>24</text:p>
          </table:table-cell>
          <table:table-cell office:value-type="float" office:value="98.644745" calcext:value-type="float">
            <text:p>98.644745</text:p>
          </table:table-cell>
          <table:table-cell office:value-type="float" office:value="23.999338" calcext:value-type="float">
            <text:p>23.999338</text:p>
          </table:table-cell>
          <table:table-cell office:value-type="float" office:value="98.62343" calcext:value-type="float">
            <text:p>98.6234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10.78194" calcext:value-type="float">
            <text:p>110.78194</text:p>
          </table:table-cell>
          <table:table-cell office:value-type="float" office:value="20.8" calcext:value-type="float">
            <text:p>20.8</text:p>
          </table:table-cell>
          <table:table-cell office:value-type="float" office:value="99.090454" calcext:value-type="float">
            <text:p>99.090454</text:p>
          </table:table-cell>
          <table:table-cell office:value-type="float" office:value="21.064058" calcext:value-type="float">
            <text:p>21.064058</text:p>
          </table:table-cell>
          <table:table-cell office:value-type="float" office:value="131.15942" calcext:value-type="float">
            <text:p>131.15942</text:p>
          </table:table-cell>
          <table:table-cell office:value-type="float" office:value="21.46497" calcext:value-type="float">
            <text:p>21.46497</text:p>
          </table:table-cell>
          <table:table-cell office:value-type="float" office:value="144.21355" calcext:value-type="float">
            <text:p>144.21355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1.1867" calcext:value-type="float">
            <text:p>131.1867</text:p>
          </table:table-cell>
          <table:table-cell office:value-type="float" office:value="20.15" calcext:value-type="float">
            <text:p>20.15</text:p>
          </table:table-cell>
          <table:table-cell office:value-type="float" office:value="130.92159" calcext:value-type="float">
            <text:p>130.92159</text:p>
          </table:table-cell>
          <table:table-cell office:value-type="float" office:value="20.472902" calcext:value-type="float">
            <text:p>20.472902</text:p>
          </table:table-cell>
          <table:table-cell office:value-type="float" office:value="132.75383" calcext:value-type="float">
            <text:p>132.75383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8.07268" calcext:value-type="float">
            <text:p>138.072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76.23422" calcext:value-type="float">
            <text:p>276.2342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77.29" calcext:value-type="float">
            <text:p>277.29</text:p>
          </table:table-cell>
          <table:table-cell office:value-type="float" office:value="16.115253" calcext:value-type="float">
            <text:p>16.115253</text:p>
          </table:table-cell>
          <table:table-cell office:value-type="float" office:value="236.9566" calcext:value-type="float">
            <text:p>236.9566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04.25883" calcext:value-type="float">
            <text:p>204.2588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23803" calcext:value-type="float">
            <text:p>21.823803</text:p>
          </table:table-cell>
          <table:table-cell office:value-type="float" office:value="108.89197" calcext:value-type="float">
            <text:p>108.89197</text:p>
          </table:table-cell>
          <table:table-cell office:value-type="float" office:value="21.259895" calcext:value-type="float">
            <text:p>21.259895</text:p>
          </table:table-cell>
          <table:table-cell office:value-type="float" office:value="97.200424" calcext:value-type="float">
            <text:p>97.200424</text:p>
          </table:table-cell>
          <table:table-cell office:value-type="float" office:value="22.320877" calcext:value-type="float">
            <text:p>22.320877</text:p>
          </table:table-cell>
          <table:table-cell office:value-type="float" office:value="129.2694" calcext:value-type="float">
            <text:p>129.2694</text:p>
          </table:table-cell>
          <table:table-cell office:value-type="float" office:value="22.335276" calcext:value-type="float">
            <text:p>22.335276</text:p>
          </table:table-cell>
          <table:table-cell office:value-type="float" office:value="142.32358" calcext:value-type="float">
            <text:p>142.32358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9.56673" calcext:value-type="float">
            <text:p>129.56673</text:p>
          </table:table-cell>
          <table:table-cell office:value-type="float" office:value="21.457912" calcext:value-type="float">
            <text:p>21.457912</text:p>
          </table:table-cell>
          <table:table-cell office:value-type="float" office:value="129.30154" calcext:value-type="float">
            <text:p>129.30154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31.13385" calcext:value-type="float">
            <text:p>131.13385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36.4527" calcext:value-type="float">
            <text:p>136.452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58.14423" calcext:value-type="float">
            <text:p>258.14423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59.19998" calcext:value-type="float">
            <text:p>259.19998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18.86664" calcext:value-type="float">
            <text:p>218.86664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16887" calcext:value-type="float">
            <text:p>186.1688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519793" calcext:value-type="float">
            <text:p>22.519793</text:p>
          </table:table-cell>
          <table:table-cell office:value-type="float" office:value="129.77165" calcext:value-type="float">
            <text:p>129.77165</text:p>
          </table:table-cell>
          <table:table-cell office:value-type="float" office:value="22.35176" calcext:value-type="float">
            <text:p>22.35176</text:p>
          </table:table-cell>
          <table:table-cell office:value-type="float" office:value="129.95639" calcext:value-type="float">
            <text:p>129.95639</text:p>
          </table:table-cell>
          <table:table-cell office:value-type="float" office:value="22.567684" calcext:value-type="float">
            <text:p>22.567684</text:p>
          </table:table-cell>
          <table:table-cell office:value-type="float" office:value="129.2694" calcext:value-type="float">
            <text:p>129.2694</text:p>
          </table:table-cell>
          <table:table-cell office:value-type="float" office:value="22.488249" calcext:value-type="float">
            <text:p>22.488249</text:p>
          </table:table-cell>
          <table:table-cell office:value-type="float" office:value="142.32358" calcext:value-type="float">
            <text:p>142.32358</text:p>
          </table:table-cell>
          <table:table-cell office:value-type="float" office:value="23" calcext:value-type="float">
            <text:p>23</text:p>
          </table:table-cell>
          <table:table-cell office:value-type="float" office:value="129.56673" calcext:value-type="float">
            <text:p>129.56673</text:p>
          </table:table-cell>
          <table:table-cell office:value-type="float" office:value="22.735483" calcext:value-type="float">
            <text:p>22.735483</text:p>
          </table:table-cell>
          <table:table-cell office:value-type="float" office:value="129.30154" calcext:value-type="float">
            <text:p>129.30154</text:p>
          </table:table-cell>
          <table:table-cell office:value-type="float" office:value="23" calcext:value-type="float">
            <text:p>23</text:p>
          </table:table-cell>
          <table:table-cell office:value-type="float" office:value="131.13385" calcext:value-type="float">
            <text:p>131.13385</text:p>
          </table:table-cell>
          <table:table-cell office:value-type="float" office:value="23" calcext:value-type="float">
            <text:p>23</text:p>
          </table:table-cell>
          <table:table-cell office:value-type="float" office:value="136.4527" calcext:value-type="float">
            <text:p>136.452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58.14423" calcext:value-type="float">
            <text:p>258.14423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59.19998" calcext:value-type="float">
            <text:p>259.19998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18.86664" calcext:value-type="float">
            <text:p>218.86664</text:p>
          </table:table-cell>
          <table:table-cell office:value-type="float" office:value="18.025" calcext:value-type="float">
            <text:p>18.025</text:p>
          </table:table-cell>
          <table:table-cell office:value-type="float" office:value="186.16887" calcext:value-type="float">
            <text:p>186.1688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64165" calcext:value-type="float">
            <text:p>97.6416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826385" calcext:value-type="float">
            <text:p>97.8263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13939" calcext:value-type="float">
            <text:p>97.13939</text:p>
          </table:table-cell>
          <table:table-cell office:value-type="float" office:value="23.999191" calcext:value-type="float">
            <text:p>23.999191</text:p>
          </table:table-cell>
          <table:table-cell office:value-type="float" office:value="110.19357" calcext:value-type="float">
            <text:p>110.1935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3672" calcext:value-type="float">
            <text:p>97.436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17154" calcext:value-type="float">
            <text:p>97.171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9.003845" calcext:value-type="float">
            <text:p>99.003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32269" calcext:value-type="float">
            <text:p>104.3226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41.94423" calcext:value-type="float">
            <text:p>241.94423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242.99998" calcext:value-type="float">
            <text:p>242.99998</text:p>
          </table:table-cell>
          <table:table-cell office:value-type="float" office:value="18.71091" calcext:value-type="float">
            <text:p>18.71091</text:p>
          </table:table-cell>
          <table:table-cell office:value-type="float" office:value="202.66664" calcext:value-type="float">
            <text:p>202.66664</text:p>
          </table:table-cell>
          <table:table-cell office:value-type="float" office:value="18.75323" calcext:value-type="float">
            <text:p>18.75323</text:p>
          </table:table-cell>
          <table:table-cell office:value-type="float" office:value="169.96887" calcext:value-type="float">
            <text:p>169.9688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7.64165" calcext:value-type="float">
            <text:p>97.64165</text:p>
          </table:table-cell>
          <table:table-cell office:value-type="float" office:value="24" calcext:value-type="float">
            <text:p>24</text:p>
          </table:table-cell>
          <table:table-cell office:value-type="float" office:value="97.826385" calcext:value-type="float">
            <text:p>97.826385</text:p>
          </table:table-cell>
          <table:table-cell office:value-type="float" office:value="24" calcext:value-type="float">
            <text:p>24</text:p>
          </table:table-cell>
          <table:table-cell office:value-type="float" office:value="97.13939" calcext:value-type="float">
            <text:p>97.13939</text:p>
          </table:table-cell>
          <table:table-cell office:value-type="float" office:value="23.999956" calcext:value-type="float">
            <text:p>23.999956</text:p>
          </table:table-cell>
          <table:table-cell office:value-type="float" office:value="110.19357" calcext:value-type="float">
            <text:p>110.19357</text:p>
          </table:table-cell>
          <table:table-cell office:value-type="float" office:value="24" calcext:value-type="float">
            <text:p>24</text:p>
          </table:table-cell>
          <table:table-cell office:value-type="float" office:value="97.43672" calcext:value-type="float">
            <text:p>97.43672</text:p>
          </table:table-cell>
          <table:table-cell office:value-type="float" office:value="24" calcext:value-type="float">
            <text:p>24</text:p>
          </table:table-cell>
          <table:table-cell office:value-type="float" office:value="97.17154" calcext:value-type="float">
            <text:p>97.17154</text:p>
          </table:table-cell>
          <table:table-cell office:value-type="float" office:value="24" calcext:value-type="float">
            <text:p>24</text:p>
          </table:table-cell>
          <table:table-cell office:value-type="float" office:value="99.003845" calcext:value-type="float">
            <text:p>99.003845</text:p>
          </table:table-cell>
          <table:table-cell office:value-type="float" office:value="24" calcext:value-type="float">
            <text:p>24</text:p>
          </table:table-cell>
          <table:table-cell office:value-type="float" office:value="104.32269" calcext:value-type="float">
            <text:p>104.3226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41.94423" calcext:value-type="float">
            <text:p>241.94423</text:p>
          </table:table-cell>
          <table:table-cell office:value-type="float" office:value="18.633333" calcext:value-type="float">
            <text:p>18.633333</text:p>
          </table:table-cell>
          <table:table-cell office:value-type="float" office:value="242.99998" calcext:value-type="float">
            <text:p>242.99998</text:p>
          </table:table-cell>
          <table:table-cell office:value-type="float" office:value="18.84876" calcext:value-type="float">
            <text:p>18.84876</text:p>
          </table:table-cell>
          <table:table-cell office:value-type="float" office:value="202.66664" calcext:value-type="float">
            <text:p>202.66664</text:p>
          </table:table-cell>
          <table:table-cell office:value-type="float" office:value="19.183523" calcext:value-type="float">
            <text:p>19.183523</text:p>
          </table:table-cell>
          <table:table-cell office:value-type="float" office:value="182.87769" calcext:value-type="float">
            <text:p>182.877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225.74423" calcext:value-type="float">
            <text:p>225.74423</text:p>
          </table:table-cell>
          <table:table-cell office:value-type="float" office:value="19.738176" calcext:value-type="float">
            <text:p>19.738176</text:p>
          </table:table-cell>
          <table:table-cell office:value-type="float" office:value="226.79999" calcext:value-type="float">
            <text:p>226.79999</text:p>
          </table:table-cell>
          <table:table-cell office:value-type="float" office:value="19.639843" calcext:value-type="float">
            <text:p>19.639843</text:p>
          </table:table-cell>
          <table:table-cell office:value-type="float" office:value="186.46664" calcext:value-type="float">
            <text:p>186.46664</text:p>
          </table:table-cell>
          <table:table-cell office:value-type="float" office:value="19.8" calcext:value-type="float">
            <text:p>19.8</text:p>
          </table:table-cell>
          <table:table-cell office:value-type="float" office:value="166.67769" calcext:value-type="float">
            <text:p>166.677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225.74423" calcext:value-type="float">
            <text:p>225.74423</text:p>
          </table:table-cell>
          <table:table-cell office:value-type="float" office:value="19.796883" calcext:value-type="float">
            <text:p>19.796883</text:p>
          </table:table-cell>
          <table:table-cell office:value-type="float" office:value="226.79999" calcext:value-type="float">
            <text:p>226.79999</text:p>
          </table:table-cell>
          <table:table-cell office:value-type="float" office:value="19.847366" calcext:value-type="float">
            <text:p>19.847366</text:p>
          </table:table-cell>
          <table:table-cell office:value-type="float" office:value="186.46664" calcext:value-type="float">
            <text:p>186.46664</text:p>
          </table:table-cell>
          <table:table-cell office:value-type="float" office:value="20.475" calcext:value-type="float">
            <text:p>20.475</text:p>
          </table:table-cell>
          <table:table-cell office:value-type="float" office:value="166.67769" calcext:value-type="float">
            <text:p>166.677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2664" calcext:value-type="float">
            <text:p>20.2664</text:p>
          </table:table-cell>
          <table:table-cell office:value-type="float" office:value="216.83424" calcext:value-type="float">
            <text:p>216.83424</text:p>
          </table:table-cell>
          <table:table-cell office:value-type="float" office:value="20.17199" calcext:value-type="float">
            <text:p>20.17199</text:p>
          </table:table-cell>
          <table:table-cell office:value-type="float" office:value="217.88994" calcext:value-type="float">
            <text:p>217.88994</text:p>
          </table:table-cell>
          <table:table-cell office:value-type="float" office:value="20.567223" calcext:value-type="float">
            <text:p>20.567223</text:p>
          </table:table-cell>
          <table:table-cell office:value-type="float" office:value="177.55666" calcext:value-type="float">
            <text:p>177.55666</text:p>
          </table:table-cell>
          <table:table-cell office:value-type="float" office:value="20.75" calcext:value-type="float">
            <text:p>20.75</text:p>
          </table:table-cell>
          <table:table-cell office:value-type="float" office:value="157.7677" calcext:value-type="float">
            <text:p>157.76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498" calcext:value-type="float">
            <text:p>20.3498</text:p>
          </table:table-cell>
          <table:table-cell office:value-type="float" office:value="216.83424" calcext:value-type="float">
            <text:p>216.83424</text:p>
          </table:table-cell>
          <table:table-cell office:value-type="float" office:value="20.268476" calcext:value-type="float">
            <text:p>20.268476</text:p>
          </table:table-cell>
          <table:table-cell office:value-type="float" office:value="217.88994" calcext:value-type="float">
            <text:p>217.88994</text:p>
          </table:table-cell>
          <table:table-cell office:value-type="float" office:value="21.025726" calcext:value-type="float">
            <text:p>21.025726</text:p>
          </table:table-cell>
          <table:table-cell office:value-type="float" office:value="177.55666" calcext:value-type="float">
            <text:p>177.55666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57.7677" calcext:value-type="float">
            <text:p>157.76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204.68425" calcext:value-type="float">
            <text:p>204.68425</text:p>
          </table:table-cell>
          <table:table-cell office:value-type="float" office:value="21.1" calcext:value-type="float">
            <text:p>21.1</text:p>
          </table:table-cell>
          <table:table-cell office:value-type="float" office:value="205.73994" calcext:value-type="float">
            <text:p>205.73994</text:p>
          </table:table-cell>
          <table:table-cell office:value-type="float" office:value="21.53359" calcext:value-type="float">
            <text:p>21.53359</text:p>
          </table:table-cell>
          <table:table-cell office:value-type="float" office:value="165.40666" calcext:value-type="float">
            <text:p>165.40666</text:p>
          </table:table-cell>
          <table:table-cell office:value-type="float" office:value="21.989313" calcext:value-type="float">
            <text:p>21.989313</text:p>
          </table:table-cell>
          <table:table-cell office:value-type="float" office:value="145.6177" calcext:value-type="float">
            <text:p>145.61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204.68425" calcext:value-type="float">
            <text:p>204.68425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205.73994" calcext:value-type="float">
            <text:p>205.73994</text:p>
          </table:table-cell>
          <table:table-cell office:value-type="float" office:value="21.840647" calcext:value-type="float">
            <text:p>21.840647</text:p>
          </table:table-cell>
          <table:table-cell office:value-type="float" office:value="165.40666" calcext:value-type="float">
            <text:p>165.40666</text:p>
          </table:table-cell>
          <table:table-cell office:value-type="float" office:value="22.039915" calcext:value-type="float">
            <text:p>22.039915</text:p>
          </table:table-cell>
          <table:table-cell office:value-type="float" office:value="145.6177" calcext:value-type="float">
            <text:p>145.61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05918" calcext:value-type="float">
            <text:p>21.805918</text:p>
          </table:table-cell>
          <table:table-cell office:value-type="float" office:value="188.75424" calcext:value-type="float">
            <text:p>188.75424</text:p>
          </table:table-cell>
          <table:table-cell office:value-type="float" office:value="22.125" calcext:value-type="float">
            <text:p>22.125</text:p>
          </table:table-cell>
          <table:table-cell office:value-type="float" office:value="189.80994" calcext:value-type="float">
            <text:p>189.80994</text:p>
          </table:table-cell>
          <table:table-cell office:value-type="float" office:value="22.458334" calcext:value-type="float">
            <text:p>22.458334</text:p>
          </table:table-cell>
          <table:table-cell office:value-type="float" office:value="149.47665" calcext:value-type="float">
            <text:p>149.47665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129.6877" calcext:value-type="float">
            <text:p>129.68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3477" calcext:value-type="float">
            <text:p>21.933477</text:p>
          </table:table-cell>
          <table:table-cell office:value-type="float" office:value="188.75424" calcext:value-type="float">
            <text:p>188.75424</text:p>
          </table:table-cell>
          <table:table-cell office:value-type="float" office:value="22.325" calcext:value-type="float">
            <text:p>22.325</text:p>
          </table:table-cell>
          <table:table-cell office:value-type="float" office:value="189.80994" calcext:value-type="float">
            <text:p>189.80994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49.47665" calcext:value-type="float">
            <text:p>149.47665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29.6877" calcext:value-type="float">
            <text:p>129.68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56.08424" calcext:value-type="float">
            <text:p>156.08424</text:p>
          </table:table-cell>
          <table:table-cell office:value-type="float" office:value="23.000414" calcext:value-type="float">
            <text:p>23.000414</text:p>
          </table:table-cell>
          <table:table-cell office:value-type="float" office:value="167.93996" calcext:value-type="float">
            <text:p>167.93996</text:p>
          </table:table-cell>
          <table:table-cell office:value-type="float" office:value="23" calcext:value-type="float">
            <text:p>23</text:p>
          </table:table-cell>
          <table:table-cell office:value-type="float" office:value="138.40663" calcext:value-type="float">
            <text:p>138.40663</text:p>
          </table:table-cell>
          <table:table-cell office:value-type="float" office:value="23.000742" calcext:value-type="float">
            <text:p>23.000742</text:p>
          </table:table-cell>
          <table:table-cell office:value-type="float" office:value="129.41771" calcext:value-type="float">
            <text:p>129.4177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6.08424" calcext:value-type="float">
            <text:p>156.08424</text:p>
          </table:table-cell>
          <table:table-cell office:value-type="float" office:value="23.00068" calcext:value-type="float">
            <text:p>23.00068</text:p>
          </table:table-cell>
          <table:table-cell office:value-type="float" office:value="167.93996" calcext:value-type="float">
            <text:p>167.9399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8.40663" calcext:value-type="float">
            <text:p>138.40663</text:p>
          </table:table-cell>
          <table:table-cell office:value-type="float" office:value="23.000975" calcext:value-type="float">
            <text:p>23.000975</text:p>
          </table:table-cell>
          <table:table-cell office:value-type="float" office:value="129.41771" calcext:value-type="float">
            <text:p>129.4177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8686" calcext:value-type="float">
            <text:p>23.998686</text:p>
          </table:table-cell>
          <table:table-cell office:value-type="float" office:value="123.95424" calcext:value-type="float">
            <text:p>123.954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35.80995" calcext:value-type="float">
            <text:p>135.809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6.27663" calcext:value-type="float">
            <text:p>106.2766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87704" calcext:value-type="float">
            <text:p>97.28770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8993" calcext:value-type="float">
            <text:p>23.998993</text:p>
          </table:table-cell>
          <table:table-cell office:value-type="float" office:value="123.95424" calcext:value-type="float">
            <text:p>123.95424</text:p>
          </table:table-cell>
          <table:table-cell office:value-type="float" office:value="24" calcext:value-type="float">
            <text:p>24</text:p>
          </table:table-cell>
          <table:table-cell office:value-type="float" office:value="135.80995" calcext:value-type="float">
            <text:p>135.80995</text:p>
          </table:table-cell>
          <table:table-cell office:value-type="float" office:value="24" calcext:value-type="float">
            <text:p>24</text:p>
          </table:table-cell>
          <table:table-cell office:value-type="float" office:value="106.27663" calcext:value-type="float">
            <text:p>106.27663</text:p>
          </table:table-cell>
          <table:table-cell office:value-type="float" office:value="24" calcext:value-type="float">
            <text:p>24</text:p>
          </table:table-cell>
          <table:table-cell office:value-type="float" office:value="97.287704" calcext:value-type="float">
            <text:p>97.287704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8" table:number-columns-repeated="5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039204777" calcext:value-type="float">
            <text:p>0.0000392047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293258" calcext:value-type="float">
            <text:p>0.00072932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117452" calcext:value-type="float">
            <text:p>0.00031174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614906" calcext:value-type="float">
            <text:p>0.0008161490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198416" calcext:value-type="float">
            <text:p>0.0000919841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76349" calcext:value-type="float">
            <text:p>0.00087634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315593" calcext:value-type="float">
            <text:p>0.000293155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1707414" calcext:value-type="float">
            <text:p>0.0000217074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542153" calcext:value-type="float">
            <text:p>0.0003542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565543" calcext:value-type="float">
            <text:p>0.000365655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7902" calcext:value-type="float">
            <text:p>0.00029790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70693" calcext:value-type="float">
            <text:p>0.00081706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947925" calcext:value-type="float">
            <text:p>0.0008594792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70786" calcext:value-type="float">
            <text:p>0.00046707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2480184" calcext:value-type="float">
            <text:p>0.000424801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618231" calcext:value-type="float">
            <text:p>0.000136182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401895" calcext:value-type="float">
            <text:p>0.000084018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312474" calcext:value-type="float">
            <text:p>0.000233124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8579494" calcext:value-type="float">
            <text:p>0.000485794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5675896" calcext:value-type="float">
            <text:p>0.0007567589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674754" calcext:value-type="float">
            <text:p>0.000296747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04557" calcext:value-type="float">
            <text:p>0.000700455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236276" calcext:value-type="float">
            <text:p>0.000162362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159969" calcext:value-type="float">
            <text:p>0.000315996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8410464" calcext:value-type="float">
            <text:p>0.0000384104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146545" calcext:value-type="float">
            <text:p>0.000251465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3191515" calcext:value-type="float">
            <text:p>0.0000231915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09506" calcext:value-type="float">
            <text:p>0.000090950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2848175" calcext:value-type="float">
            <text:p>0.00009284817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48479" calcext:value-type="float">
            <text:p>0.00086484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4262445" calcext:value-type="float">
            <text:p>0.000642624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09397" calcext:value-type="float">
            <text:p>0.000730939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6343865" calcext:value-type="float">
            <text:p>0.00011634386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105172" calcext:value-type="float">
            <text:p>0.000071051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45498" calcext:value-type="float">
            <text:p>0.00084549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16175964" calcext:value-type="float">
            <text:p>0.00016175964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8974982" calcext:value-type="float">
            <text:p>0.0008974982</text:p>
          </table:table-cell>
          <table:table-cell office:value-type="float" office:value="349.20502" calcext:value-type="float">
            <text:p>349.20502</text:p>
          </table:table-cell>
          <table:table-cell office:value-type="float" office:value="0.00044115723" calcext:value-type="float">
            <text:p>0.00044115723</text:p>
          </table:table-cell>
          <table:table-cell office:value-type="float" office:value="349.20386" calcext:value-type="float">
            <text:p>349.20386</text:p>
          </table:table-cell>
          <table:table-cell office:value-type="float" office:value="0.0009843205" calcext:value-type="float">
            <text:p>0.0009843205</text:p>
          </table:table-cell>
          <table:table-cell office:value-type="float" office:value="349.20502" calcext:value-type="float">
            <text:p>349.20502</text:p>
          </table:table-cell>
          <table:table-cell office:value-type="float" office:value="0.00031732162" calcext:value-type="float">
            <text:p>0.00031732162</text:p>
          </table:table-cell>
          <table:table-cell office:value-type="float" office:value="349.20676" calcext:value-type="float">
            <text:p>349.20676</text:p>
          </table:table-cell>
          <table:table-cell office:value-type="float" office:value="0.000997466" calcext:value-type="float">
            <text:p>0.000997466</text:p>
          </table:table-cell>
          <table:table-cell office:value-type="float" office:value="349.2036" calcext:value-type="float">
            <text:p>349.2036</text:p>
          </table:table-cell>
          <table:table-cell office:value-type="float" office:value="0.00084156427" calcext:value-type="float">
            <text:p>0.00084156427</text:p>
          </table:table-cell>
          <table:table-cell office:value-type="float" office:value="349.21643" calcext:value-type="float">
            <text:p>349.21643</text:p>
          </table:table-cell>
          <table:table-cell office:value-type="float" office:value="0.00015931528" calcext:value-type="float">
            <text:p>0.00015931528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6182875" calcext:value-type="float">
            <text:p>0.0006182875</text:p>
          </table:table-cell>
          <table:table-cell office:value-type="float" office:value="349.20792" calcext:value-type="float">
            <text:p>349.20792</text:p>
          </table:table-cell>
          <table:table-cell office:value-type="float" office:value="0.0006195181" calcext:value-type="float">
            <text:p>0.0006195181</text:p>
          </table:table-cell>
          <table:table-cell office:value-type="float" office:value="349.43124" calcext:value-type="float">
            <text:p>349.43124</text:p>
          </table:table-cell>
          <table:table-cell office:value-type="float" office:value="0.00084069534" calcext:value-type="float">
            <text:p>0.00084069534</text:p>
          </table:table-cell>
          <table:table-cell office:value-type="float" office:value="349.21628" calcext:value-type="float">
            <text:p>349.21628</text:p>
          </table:table-cell>
          <table:table-cell office:value-type="float" office:value="0.0009494451" calcext:value-type="float">
            <text:p>0.0009494451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9974537" calcext:value-type="float">
            <text:p>0.0009974537</text:p>
          </table:table-cell>
          <table:table-cell office:value-type="float" office:value="349.20413" calcext:value-type="float">
            <text:p>349.20413</text:p>
          </table:table-cell>
          <table:table-cell office:value-type="float" office:value="0.0006713744" calcext:value-type="float">
            <text:p>0.0006713744</text:p>
          </table:table-cell>
          <table:table-cell office:value-type="float" office:value="349.20612" calcext:value-type="float">
            <text:p>349.20612</text:p>
          </table:table-cell>
          <table:table-cell office:value-type="float" office:value="0.00096554484" calcext:value-type="float">
            <text:p>0.00096554484</text:p>
          </table:table-cell>
          <table:table-cell office:value-type="float" office:value="349.21622" calcext:value-type="float">
            <text:p>349.21622</text:p>
          </table:table-cell>
          <table:table-cell office:value-type="float" office:value="0.0008673201" calcext:value-type="float">
            <text:p>0.0008673201</text:p>
          </table:table-cell>
          <table:table-cell office:value-type="float" office:value="349.22192" calcext:value-type="float">
            <text:p>349.22192</text:p>
          </table:table-cell>
          <table:table-cell office:value-type="float" office:value="0.0005771627" calcext:value-type="float">
            <text:p>0.0005771627</text:p>
          </table:table-cell>
          <table:table-cell office:value-type="float" office:value="349.6492" calcext:value-type="float">
            <text:p>349.6492</text:p>
          </table:table-cell>
          <table:table-cell office:value-type="float" office:value="0.00080022286" calcext:value-type="float">
            <text:p>0.00080022286</text:p>
          </table:table-cell>
          <table:table-cell office:value-type="float" office:value="349.21698" calcext:value-type="float">
            <text:p>349.21698</text:p>
          </table:table-cell>
          <table:table-cell office:value-type="float" office:value="0.00074553385" calcext:value-type="float">
            <text:p>0.00074553385</text:p>
          </table:table-cell>
          <table:table-cell office:value-type="float" office:value="349.20776" calcext:value-type="float">
            <text:p>349.20776</text:p>
          </table:table-cell>
          <table:table-cell office:value-type="float" office:value="0.0009786135" calcext:value-type="float">
            <text:p>0.0009786135</text:p>
          </table:table-cell>
          <table:table-cell office:value-type="float" office:value="349.40207" calcext:value-type="float">
            <text:p>349.40207</text:p>
          </table:table-cell>
          <table:table-cell office:value-type="float" office:value="0.00041290867" calcext:value-type="float">
            <text:p>0.00041290867</text:p>
          </table:table-cell>
          <table:table-cell office:value-type="float" office:value="349.20346" calcext:value-type="float">
            <text:p>349.20346</text:p>
          </table:table-cell>
          <table:table-cell office:value-type="float" office:value="0.0008699431" calcext:value-type="float">
            <text:p>0.0008699431</text:p>
          </table:table-cell>
          <table:table-cell office:value-type="float" office:value="349.20508" calcext:value-type="float">
            <text:p>349.20508</text:p>
          </table:table-cell>
          <table:table-cell office:value-type="float" office:value="0.00028402422" calcext:value-type="float">
            <text:p>0.00028402422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911971" calcext:value-type="float">
            <text:p>0.000911971</text:p>
          </table:table-cell>
          <table:table-cell office:value-type="float" office:value="349.21786" calcext:value-type="float">
            <text:p>349.21786</text:p>
          </table:table-cell>
          <table:table-cell office:value-type="float" office:value="0.00018318457" calcext:value-type="float">
            <text:p>0.00018318457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568453" calcext:value-type="float">
            <text:p>0.000568453</text:p>
          </table:table-cell>
          <table:table-cell office:value-type="float" office:value="349.2095" calcext:value-type="float">
            <text:p>349.2095</text:p>
          </table:table-cell>
          <table:table-cell office:value-type="float" office:value="0.00014959411" calcext:value-type="float">
            <text:p>0.00014959411</text:p>
          </table:table-cell>
          <table:table-cell office:value-type="float" office:value="349.20377" calcext:value-type="float">
            <text:p>349.20377</text:p>
          </table:table-cell>
          <table:table-cell office:value-type="float" office:value="0.00026170726" calcext:value-type="float">
            <text:p>0.00026170726</text:p>
          </table:table-cell>
          <table:table-cell office:value-type="float" office:value="349.2051" calcext:value-type="float">
            <text:p>349.2051</text:p>
          </table:table-cell>
          <table:table-cell office:value-type="float" office:value="0.00024542402" calcext:value-type="float">
            <text:p>0.00024542402</text:p>
          </table:table-cell>
          <table:table-cell office:value-type="float" office:value="349.20456" calcext:value-type="float">
            <text:p>349.20456</text:p>
          </table:table-cell>
          <table:table-cell office:value-type="float" office:value="0.0009778894" calcext:value-type="float">
            <text:p>0.0009778894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78297843" calcext:value-type="float">
            <text:p>0.00078297843</text:p>
          </table:table-cell>
          <table:table-cell office:value-type="float" office:value="349.32785" calcext:value-type="float">
            <text:p>349.32785</text:p>
          </table:table-cell>
          <table:table-cell office:value-type="float" office:value="0.0008519428" calcext:value-type="float">
            <text:p>0.0008519428</text:p>
          </table:table-cell>
          <table:table-cell office:value-type="float" office:value="349.2036" calcext:value-type="float">
            <text:p>349.2036</text:p>
          </table:table-cell>
          <table:table-cell office:value-type="float" office:value="0.00072852196" calcext:value-type="float">
            <text:p>0.00072852196</text:p>
          </table:table-cell>
          <table:table-cell office:value-type="float" office:value="349.21835" calcext:value-type="float">
            <text:p>349.21835</text:p>
          </table:table-cell>
          <table:table-cell office:value-type="float" office:value="0.00022509591" calcext:value-type="float">
            <text:p>0.00022509591</text:p>
          </table:table-cell>
          <table:table-cell office:value-type="float" office:value="349.2046" calcext:value-type="float">
            <text:p>349.2046</text:p>
          </table:table-cell>
          <table:table-cell office:value-type="float" office:value="0.0009822801" calcext:value-type="float">
            <text:p>0.0009822801</text:p>
          </table:table-cell>
          <table:table-cell office:value-type="float" office:value="349.20407" calcext:value-type="float">
            <text:p>349.20407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501" calcext:value-type="float">
            <text:p>165.60501</text:p>
          </table:table-cell>
          <table:table-cell office:value-type="float" office:value="6" calcext:value-type="float">
            <text:p>6</text:p>
          </table:table-cell>
          <table:table-cell office:value-type="float" office:value="154.80385" calcext:value-type="float">
            <text:p>154.80385</text:p>
          </table:table-cell>
          <table:table-cell office:value-type="float" office:value="5" calcext:value-type="float">
            <text:p>5</text:p>
          </table:table-cell>
          <table:table-cell office:value-type="float" office:value="187.20502" calcext:value-type="float">
            <text:p>187.2050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674" calcext:value-type="float">
            <text:p>176.4067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6" calcext:value-type="float">
            <text:p>165.6036</text:p>
          </table:table-cell>
          <table:table-cell office:value-type="float" office:value="6" calcext:value-type="float">
            <text:p>6</text:p>
          </table:table-cell>
          <table:table-cell office:value-type="float" office:value="154.81642" calcext:value-type="float">
            <text:p>154.81642</text:p>
          </table:table-cell>
          <table:table-cell office:value-type="float" office:value="5" calcext:value-type="float">
            <text:p>5</text:p>
          </table:table-cell>
          <table:table-cell office:value-type="float" office:value="187.2041" calcext:value-type="float">
            <text:p>187.204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79" calcext:value-type="float">
            <text:p>176.407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83124" calcext:value-type="float">
            <text:p>165.83124</text:p>
          </table:table-cell>
          <table:table-cell office:value-type="float" office:value="6" calcext:value-type="float">
            <text:p>6</text:p>
          </table:table-cell>
          <table:table-cell office:value-type="float" office:value="154.81627" calcext:value-type="float">
            <text:p>154.81627</text:p>
          </table:table-cell>
          <table:table-cell office:value-type="float" office:value="5" calcext:value-type="float">
            <text:p>5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37083" calcext:value-type="float">
            <text:p>5.3337083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69483" calcext:value-type="float">
            <text:p>5.6669483</text:p>
          </table:table-cell>
          <table:table-cell office:value-type="float" office:value="165.60611" calcext:value-type="float">
            <text:p>165.60611</text:p>
          </table:table-cell>
          <table:table-cell office:value-type="float" office:value="6.000662" calcext:value-type="float">
            <text:p>6.000662</text:p>
          </table:table-cell>
          <table:table-cell office:value-type="float" office:value="154.81621" calcext:value-type="float">
            <text:p>154.81621</text:p>
          </table:table-cell>
          <table:table-cell office:value-type="float" office:value="5" calcext:value-type="float">
            <text:p>5</text:p>
          </table:table-cell>
          <table:table-cell office:value-type="float" office:value="187.22192" calcext:value-type="float">
            <text:p>187.22192</text:p>
          </table:table-cell>
          <table:table-cell office:value-type="float" office:value="5.6302633" calcext:value-type="float">
            <text:p>5.6302633</text:p>
          </table:table-cell>
          <table:table-cell office:value-type="float" office:value="176.84918" calcext:value-type="float">
            <text:p>176.84918</text:p>
          </table:table-cell>
          <table:table-cell office:value-type="float" office:value="5.856849" calcext:value-type="float">
            <text:p>5.856849</text:p>
          </table:table-cell>
          <table:table-cell office:value-type="float" office:value="165.61697" calcext:value-type="float">
            <text:p>165.61697</text:p>
          </table:table-cell>
          <table:table-cell office:value-type="float" office:value="6.1467543" calcext:value-type="float">
            <text:p>6.1467543</text:p>
          </table:table-cell>
          <table:table-cell office:value-type="float" office:value="154.80775" calcext:value-type="float">
            <text:p>154.80775</text:p>
          </table:table-cell>
          <table:table-cell office:value-type="float" office:value="5.0007067" calcext:value-type="float">
            <text:p>5.0007067</text:p>
          </table:table-cell>
          <table:table-cell office:value-type="float" office:value="187.40207" calcext:value-type="float">
            <text:p>187.4020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4" calcext:value-type="float">
            <text:p>176.40344</text:p>
          </table:table-cell>
          <table:table-cell office:value-type="float" office:value="5.6668663" calcext:value-type="float">
            <text:p>5.6668663</text:p>
          </table:table-cell>
          <table:table-cell office:value-type="float" office:value="165.60507" calcext:value-type="float">
            <text:p>165.60507</text:p>
          </table:table-cell>
          <table:table-cell office:value-type="float" office:value="6" calcext:value-type="float">
            <text:p>6</text:p>
          </table:table-cell>
          <table:table-cell office:value-type="float" office:value="154.80363" calcext:value-type="float">
            <text:p>154.80363</text:p>
          </table:table-cell>
          <table:table-cell office:value-type="float" office:value="7.9780235" calcext:value-type="float">
            <text:p>7.9780235</text:p>
          </table:table-cell>
          <table:table-cell office:value-type="float" office:value="187.21786" calcext:value-type="float">
            <text:p>187.21786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3" calcext:value-type="float">
            <text:p>176.404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95" calcext:value-type="float">
            <text:p>165.6095</text:p>
          </table:table-cell>
          <table:table-cell office:value-type="float" office:value="6.7191215" calcext:value-type="float">
            <text:p>6.7191215</text:p>
          </table:table-cell>
          <table:table-cell office:value-type="float" office:value="154.80376" calcext:value-type="float">
            <text:p>154.80376</text:p>
          </table:table-cell>
          <table:table-cell office:value-type="float" office:value="5" calcext:value-type="float">
            <text:p>5</text:p>
          </table:table-cell>
          <table:table-cell office:value-type="float" office:value="187.20511" calcext:value-type="float">
            <text:p>187.2051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54" calcext:value-type="float">
            <text:p>176.4045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18.427402" calcext:value-type="float">
            <text:p>18.427402</text:p>
          </table:table-cell>
          <table:table-cell office:value-type="float" office:value="154.92784" calcext:value-type="float">
            <text:p>154.92784</text:p>
          </table:table-cell>
          <table:table-cell office:value-type="float" office:value="5" calcext:value-type="float">
            <text:p>5</text:p>
          </table:table-cell>
          <table:table-cell office:value-type="float" office:value="187.20361" calcext:value-type="float">
            <text:p>187.20361</text:p>
          </table:table-cell>
          <table:table-cell office:value-type="float" office:value="5.333488" calcext:value-type="float">
            <text:p>5.333488</text:p>
          </table:table-cell>
          <table:table-cell office:value-type="float" office:value="176.41833" calcext:value-type="float">
            <text:p>176.4183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58" calcext:value-type="float">
            <text:p>165.60458</text:p>
          </table:table-cell>
          <table:table-cell office:value-type="float" office:value="6.0001564" calcext:value-type="float">
            <text:p>6.0001564</text:p>
          </table:table-cell>
          <table:table-cell office:value-type="float" office:value="154.80406" calcext:value-type="float">
            <text:p>154.80406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501" calcext:value-type="float">
            <text:p>165.6050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85" calcext:value-type="float">
            <text:p>154.8038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502" calcext:value-type="float">
            <text:p>187.2050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674" calcext:value-type="float">
            <text:p>176.4067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6" calcext:value-type="float">
            <text:p>165.603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642" calcext:value-type="float">
            <text:p>154.81642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041" calcext:value-type="float">
            <text:p>187.2041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79" calcext:value-type="float">
            <text:p>176.4079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83124" calcext:value-type="float">
            <text:p>165.83124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1627" calcext:value-type="float">
            <text:p>154.816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40735" calcext:value-type="float">
            <text:p>5.3340735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7632" calcext:value-type="float">
            <text:p>5.667632</text:p>
          </table:table-cell>
          <table:table-cell office:value-type="float" office:value="165.60611" calcext:value-type="float">
            <text:p>165.60611</text:p>
          </table:table-cell>
          <table:table-cell office:value-type="float" office:value="6.0008183" calcext:value-type="float">
            <text:p>6.0008183</text:p>
          </table:table-cell>
          <table:table-cell office:value-type="float" office:value="154.81621" calcext:value-type="float">
            <text:p>154.81621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2192" calcext:value-type="float">
            <text:p>187.22192</text:p>
          </table:table-cell>
          <table:table-cell office:value-type="float" office:value="5.6572666" calcext:value-type="float">
            <text:p>5.6572666</text:p>
          </table:table-cell>
          <table:table-cell office:value-type="float" office:value="176.84918" calcext:value-type="float">
            <text:p>176.84918</text:p>
          </table:table-cell>
          <table:table-cell office:value-type="float" office:value="5.980477" calcext:value-type="float">
            <text:p>5.980477</text:p>
          </table:table-cell>
          <table:table-cell office:value-type="float" office:value="165.61697" calcext:value-type="float">
            <text:p>165.61697</text:p>
          </table:table-cell>
          <table:table-cell office:value-type="float" office:value="6.28876" calcext:value-type="float">
            <text:p>6.28876</text:p>
          </table:table-cell>
          <table:table-cell office:value-type="float" office:value="154.80775" calcext:value-type="float">
            <text:p>154.80775</text:p>
          </table:table-cell>
          <table:table-cell office:value-type="float" office:value="5.000952" calcext:value-type="float">
            <text:p>5.000952</text:p>
          </table:table-cell>
          <table:table-cell office:value-type="float" office:value="187.40207" calcext:value-type="float">
            <text:p>187.40207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44" calcext:value-type="float">
            <text:p>176.40344</text:p>
          </table:table-cell>
          <table:table-cell office:value-type="float" office:value="5.667533" calcext:value-type="float">
            <text:p>5.667533</text:p>
          </table:table-cell>
          <table:table-cell office:value-type="float" office:value="165.60507" calcext:value-type="float">
            <text:p>165.6050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63" calcext:value-type="float">
            <text:p>154.80363</text:p>
          </table:table-cell>
          <table:table-cell office:value-type="float" office:value="8.691701" calcext:value-type="float">
            <text:p>8.691701</text:p>
          </table:table-cell>
          <table:table-cell office:value-type="float" office:value="187.21786" calcext:value-type="float">
            <text:p>187.21786</text:p>
          </table:table-cell>
          <table:table-cell office:value-type="float" office:value="9.583333" calcext:value-type="float">
            <text:p>9.583333</text:p>
          </table:table-cell>
          <table:table-cell office:value-type="float" office:value="176.4043" calcext:value-type="float">
            <text:p>176.4043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095" calcext:value-type="float">
            <text:p>165.6095</text:p>
          </table:table-cell>
          <table:table-cell office:value-type="float" office:value="8.877022" calcext:value-type="float">
            <text:p>8.877022</text:p>
          </table:table-cell>
          <table:table-cell office:value-type="float" office:value="219.54077" calcext:value-type="float">
            <text:p>219.54077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511" calcext:value-type="float">
            <text:p>187.2051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454" calcext:value-type="float">
            <text:p>176.40454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18.662825" calcext:value-type="float">
            <text:p>18.662825</text:p>
          </table:table-cell>
          <table:table-cell office:value-type="float" office:value="154.92784" calcext:value-type="float">
            <text:p>154.92784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61" calcext:value-type="float">
            <text:p>187.20361</text:p>
          </table:table-cell>
          <table:table-cell office:value-type="float" office:value="5.333725" calcext:value-type="float">
            <text:p>5.333725</text:p>
          </table:table-cell>
          <table:table-cell office:value-type="float" office:value="176.41833" calcext:value-type="float">
            <text:p>176.4183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58" calcext:value-type="float">
            <text:p>165.60458</text:p>
          </table:table-cell>
          <table:table-cell office:value-type="float" office:value="6.0003695" calcext:value-type="float">
            <text:p>6.0003695</text:p>
          </table:table-cell>
          <table:table-cell office:value-type="float" office:value="154.80406" calcext:value-type="float">
            <text:p>154.80406</text:p>
          </table:table-cell>
        </table:table-row>
        <table:table-row table:style-name="ro1">
          <table:table-cell office:value-type="float" office:value="6.9830003" calcext:value-type="float">
            <text:p>6.9830003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6.35" calcext:value-type="float">
            <text:p>6.35</text:p>
          </table:table-cell>
          <table:table-cell office:value-type="float" office:value="143.46501" calcext:value-type="float">
            <text:p>143.46501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385" calcext:value-type="float">
            <text:p>132.66385</text:p>
          </table:table-cell>
          <table:table-cell office:value-type="float" office:value="6.1008167" calcext:value-type="float">
            <text:p>6.1008167</text:p>
          </table:table-cell>
          <table:table-cell office:value-type="float" office:value="176.94502" calcext:value-type="float">
            <text:p>176.94502</text:p>
          </table:table-cell>
          <table:table-cell office:value-type="float" office:value="5.7046" calcext:value-type="float">
            <text:p>5.7046</text:p>
          </table:table-cell>
          <table:table-cell office:value-type="float" office:value="166.14674" calcext:value-type="float">
            <text:p>166.1467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4361" calcext:value-type="float">
            <text:p>155.34361</text:p>
          </table:table-cell>
          <table:table-cell office:value-type="float" office:value="6.3429246" calcext:value-type="float">
            <text:p>6.3429246</text:p>
          </table:table-cell>
          <table:table-cell office:value-type="float" office:value="144.55643" calcext:value-type="float">
            <text:p>144.55643</text:p>
          </table:table-cell>
          <table:table-cell office:value-type="float" office:value="11.07422" calcext:value-type="float">
            <text:p>11.07422</text:p>
          </table:table-cell>
          <table:table-cell office:value-type="float" office:value="171.81409" calcext:value-type="float">
            <text:p>171.81409</text:p>
          </table:table-cell>
          <table:table-cell office:value-type="float" office:value="11.884905" calcext:value-type="float">
            <text:p>11.884905</text:p>
          </table:table-cell>
          <table:table-cell office:value-type="float" office:value="161.01791" calcext:value-type="float">
            <text:p>161.01791</text:p>
          </table:table-cell>
          <table:table-cell office:value-type="float" office:value="12.414559" calcext:value-type="float">
            <text:p>12.414559</text:p>
          </table:table-cell>
          <table:table-cell office:value-type="float" office:value="150.44122" calcext:value-type="float">
            <text:p>150.44122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42625" calcext:value-type="float">
            <text:p>139.42625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47394" calcext:value-type="float">
            <text:p>133.47394</text:p>
          </table:table-cell>
          <table:table-cell office:value-type="float" office:value="6.991667" calcext:value-type="float">
            <text:p>6.991667</text:p>
          </table:table-cell>
          <table:table-cell office:value-type="float" office:value="122.67411" calcext:value-type="float">
            <text:p>122.67411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611" calcext:value-type="float">
            <text:p>111.87611</text:p>
          </table:table-cell>
          <table:table-cell office:value-type="float" office:value="7.7550335" calcext:value-type="float">
            <text:p>7.7550335</text:p>
          </table:table-cell>
          <table:table-cell office:value-type="float" office:value="101.086205" calcext:value-type="float">
            <text:p>101.086205</text:p>
          </table:table-cell>
          <table:table-cell office:value-type="float" office:value="6.354267" calcext:value-type="float">
            <text:p>6.354267</text:p>
          </table:table-cell>
          <table:table-cell office:value-type="float" office:value="173.18192" calcext:value-type="float">
            <text:p>173.18192</text:p>
          </table:table-cell>
          <table:table-cell office:value-type="float" office:value="6.618883" calcext:value-type="float">
            <text:p>6.618883</text:p>
          </table:table-cell>
          <table:table-cell office:value-type="float" office:value="162.80917" calcext:value-type="float">
            <text:p>162.80917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57697" calcext:value-type="float">
            <text:p>151.57697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6775" calcext:value-type="float">
            <text:p>140.76775</text:p>
          </table:table-cell>
          <table:table-cell office:value-type="float" office:value="5.3821554" calcext:value-type="float">
            <text:p>5.3821554</text:p>
          </table:table-cell>
          <table:table-cell office:value-type="float" office:value="180.11208" calcext:value-type="float">
            <text:p>180.11208</text:p>
          </table:table-cell>
          <table:table-cell office:value-type="float" office:value="6.0033717" calcext:value-type="float">
            <text:p>6.0033717</text:p>
          </table:table-cell>
          <table:table-cell office:value-type="float" office:value="169.11345" calcext:value-type="float">
            <text:p>169.11345</text:p>
          </table:table-cell>
          <table:table-cell office:value-type="float" office:value="6.0178356" calcext:value-type="float">
            <text:p>6.0178356</text:p>
          </table:table-cell>
          <table:table-cell office:value-type="float" office:value="158.31506" calcext:value-type="float">
            <text:p>158.31506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1364" calcext:value-type="float">
            <text:p>147.51364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171.55786" calcext:value-type="float">
            <text:p>171.55786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43" calcext:value-type="float">
            <text:p>160.7443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952" calcext:value-type="float">
            <text:p>149.94952</text:p>
          </table:table-cell>
          <table:table-cell office:value-type="float" office:value="12.242996" calcext:value-type="float">
            <text:p>12.242996</text:p>
          </table:table-cell>
          <table:table-cell office:value-type="float" office:value="203.88077" calcext:value-type="float">
            <text:p>203.88077</text:p>
          </table:table-cell>
          <table:table-cell office:value-type="float" office:value="23.000572" calcext:value-type="float">
            <text:p>23.000572</text:p>
          </table:table-cell>
          <table:table-cell office:value-type="float" office:value="154.53511" calcext:value-type="float">
            <text:p>154.53511</text:p>
          </table:table-cell>
          <table:table-cell office:value-type="float" office:value="23" calcext:value-type="float">
            <text:p>23</text:p>
          </table:table-cell>
          <table:table-cell office:value-type="float" office:value="154.53456" calcext:value-type="float">
            <text:p>154.53456</text:p>
          </table:table-cell>
          <table:table-cell office:value-type="float" office:value="23.000862" calcext:value-type="float">
            <text:p>23.000862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23" calcext:value-type="float">
            <text:p>23</text:p>
          </table:table-cell>
          <table:table-cell office:value-type="float" office:value="154.65785" calcext:value-type="float">
            <text:p>154.65785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361" calcext:value-type="float">
            <text:p>136.98361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19834" calcext:value-type="float">
            <text:p>126.19834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84575" calcext:value-type="float">
            <text:p>115.384575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405" calcext:value-type="float">
            <text:p>104.58405</text:p>
          </table:table-cell>
        </table:table-row>
        <table:table-row table:style-name="ro1">
          <table:table-cell office:value-type="float" office:value="7.208251" calcext:value-type="float">
            <text:p>7.208251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8.408334" calcext:value-type="float">
            <text:p>8.408334</text:p>
          </table:table-cell>
          <table:table-cell office:value-type="float" office:value="143.46501" calcext:value-type="float">
            <text:p>143.46501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385" calcext:value-type="float">
            <text:p>132.66385</text:p>
          </table:table-cell>
          <table:table-cell office:value-type="float" office:value="6.3324895" calcext:value-type="float">
            <text:p>6.3324895</text:p>
          </table:table-cell>
          <table:table-cell office:value-type="float" office:value="387.98752" calcext:value-type="float">
            <text:p>387.98752</text:p>
          </table:table-cell>
          <table:table-cell office:value-type="float" office:value="8.996906" calcext:value-type="float">
            <text:p>8.996906</text:p>
          </table:table-cell>
          <table:table-cell office:value-type="float" office:value="264.91595" calcext:value-type="float">
            <text:p>264.91595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363" calcext:value-type="float">
            <text:p>288.09363</text:p>
          </table:table-cell>
          <table:table-cell office:value-type="float" office:value="10.392279" calcext:value-type="float">
            <text:p>10.392279</text:p>
          </table:table-cell>
          <table:table-cell office:value-type="float" office:value="266.03705" calcext:value-type="float">
            <text:p>266.03705</text:p>
          </table:table-cell>
          <table:table-cell office:value-type="float" office:value="12.521017" calcext:value-type="float">
            <text:p>12.521017</text:p>
          </table:table-cell>
          <table:table-cell office:value-type="float" office:value="215.21802" calcext:value-type="float">
            <text:p>215.21802</text:p>
          </table:table-cell>
          <table:table-cell office:value-type="float" office:value="12.711382" calcext:value-type="float">
            <text:p>12.711382</text:p>
          </table:table-cell>
          <table:table-cell office:value-type="float" office:value="161.01791" calcext:value-type="float">
            <text:p>161.01791</text:p>
          </table:table-cell>
          <table:table-cell office:value-type="float" office:value="13.083815" calcext:value-type="float">
            <text:p>13.083815</text:p>
          </table:table-cell>
          <table:table-cell office:value-type="float" office:value="150.44122" calcext:value-type="float">
            <text:p>150.44122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202.42627" calcext:value-type="float">
            <text:p>202.42627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47394" calcext:value-type="float">
            <text:p>133.47394</text:p>
          </table:table-cell>
          <table:table-cell office:value-type="float" office:value="9.45" calcext:value-type="float">
            <text:p>9.45</text:p>
          </table:table-cell>
          <table:table-cell office:value-type="float" office:value="196.4241" calcext:value-type="float">
            <text:p>196.4241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1.87611" calcext:value-type="float">
            <text:p>111.87611</text:p>
          </table:table-cell>
          <table:table-cell office:value-type="float" office:value="10.078058" calcext:value-type="float">
            <text:p>10.078058</text:p>
          </table:table-cell>
          <table:table-cell office:value-type="float" office:value="170.77695" calcext:value-type="float">
            <text:p>170.77695</text:p>
          </table:table-cell>
          <table:table-cell office:value-type="float" office:value="6.3566446" calcext:value-type="float">
            <text:p>6.3566446</text:p>
          </table:table-cell>
          <table:table-cell office:value-type="float" office:value="173.18192" calcext:value-type="float">
            <text:p>173.18192</text:p>
          </table:table-cell>
          <table:table-cell office:value-type="float" office:value="6.6556864" calcext:value-type="float">
            <text:p>6.6556864</text:p>
          </table:table-cell>
          <table:table-cell office:value-type="float" office:value="162.80917" calcext:value-type="float">
            <text:p>162.80917</text:p>
          </table:table-cell>
          <table:table-cell office:value-type="float" office:value="7.025" calcext:value-type="float">
            <text:p>7.025</text:p>
          </table:table-cell>
          <table:table-cell office:value-type="float" office:value="151.57697" calcext:value-type="float">
            <text:p>151.57697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6775" calcext:value-type="float">
            <text:p>140.76775</text:p>
          </table:table-cell>
          <table:table-cell office:value-type="float" office:value="5.545146" calcext:value-type="float">
            <text:p>5.545146</text:p>
          </table:table-cell>
          <table:table-cell office:value-type="float" office:value="185.0018" calcext:value-type="float">
            <text:p>185.0018</text:p>
          </table:table-cell>
          <table:table-cell office:value-type="float" office:value="6.0296407" calcext:value-type="float">
            <text:p>6.0296407</text:p>
          </table:table-cell>
          <table:table-cell office:value-type="float" office:value="169.11345" calcext:value-type="float">
            <text:p>169.11345</text:p>
          </table:table-cell>
          <table:table-cell office:value-type="float" office:value="6.322559" calcext:value-type="float">
            <text:p>6.322559</text:p>
          </table:table-cell>
          <table:table-cell office:value-type="float" office:value="158.31506" calcext:value-type="float">
            <text:p>158.31506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1364" calcext:value-type="float">
            <text:p>147.51364</text:p>
          </table:table-cell>
          <table:table-cell office:value-type="float" office:value="11.75" calcext:value-type="float">
            <text:p>11.75</text:p>
          </table:table-cell>
          <table:table-cell office:value-type="float" office:value="232.05786" calcext:value-type="float">
            <text:p>232.05786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43" calcext:value-type="float">
            <text:p>160.7443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952" calcext:value-type="float">
            <text:p>149.94952</text:p>
          </table:table-cell>
          <table:table-cell office:value-type="float" office:value="12.581889" calcext:value-type="float">
            <text:p>12.581889</text:p>
          </table:table-cell>
          <table:table-cell office:value-type="float" office:value="203.88077" calcext:value-type="float">
            <text:p>203.88077</text:p>
          </table:table-cell>
          <table:table-cell office:value-type="float" office:value="23.000822" calcext:value-type="float">
            <text:p>23.000822</text:p>
          </table:table-cell>
          <table:table-cell office:value-type="float" office:value="154.53511" calcext:value-type="float">
            <text:p>154.5351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456" calcext:value-type="float">
            <text:p>154.53456</text:p>
          </table:table-cell>
          <table:table-cell office:value-type="float" office:value="23.000963" calcext:value-type="float">
            <text:p>23.000963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65785" calcext:value-type="float">
            <text:p>154.65785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361" calcext:value-type="float">
            <text:p>136.98361</text:p>
          </table:table-cell>
          <table:table-cell office:value-type="float" office:value="7.7166667" calcext:value-type="float">
            <text:p>7.7166667</text:p>
          </table:table-cell>
          <table:table-cell office:value-type="float" office:value="126.19834" calcext:value-type="float">
            <text:p>126.19834</text:p>
          </table:table-cell>
          <table:table-cell office:value-type="float" office:value="8.05" calcext:value-type="float">
            <text:p>8.05</text:p>
          </table:table-cell>
          <table:table-cell office:value-type="float" office:value="115.384575" calcext:value-type="float">
            <text:p>115.384575</text:p>
          </table:table-cell>
          <table:table-cell office:value-type="float" office:value="8.383333" calcext:value-type="float">
            <text:p>8.383333</text:p>
          </table:table-cell>
          <table:table-cell office:value-type="float" office:value="104.58405" calcext:value-type="float">
            <text:p>104.58405</text:p>
          </table:table-cell>
        </table:table-row>
        <table:table-row table:style-name="ro1">
          <table:table-cell office:value-type="float" office:value="8.73811" calcext:value-type="float">
            <text:p>8.73811</text:p>
          </table:table-cell>
          <table:table-cell office:value-type="float" office:value="140.22362" calcext:value-type="float">
            <text:p>140.22362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503" calcext:value-type="float">
            <text:p>129.42503</text:p>
          </table:table-cell>
          <table:table-cell office:value-type="float" office:value="9.801676" calcext:value-type="float">
            <text:p>9.801676</text:p>
          </table:table-cell>
          <table:table-cell office:value-type="float" office:value="118.62385" calcext:value-type="float">
            <text:p>118.62385</text:p>
          </table:table-cell>
          <table:table-cell office:value-type="float" office:value="15.60148" calcext:value-type="float">
            <text:p>15.60148</text:p>
          </table:table-cell>
          <table:table-cell office:value-type="float" office:value="201.9575" calcext:value-type="float">
            <text:p>201.9575</text:p>
          </table:table-cell>
          <table:table-cell office:value-type="float" office:value="15.816667" calcext:value-type="float">
            <text:p>15.816667</text:p>
          </table:table-cell>
          <table:table-cell office:value-type="float" office:value="78.88594" calcext:value-type="float">
            <text:p>78.88594</text:p>
          </table:table-cell>
          <table:table-cell office:value-type="float" office:value="19.393856" calcext:value-type="float">
            <text:p>19.393856</text:p>
          </table:table-cell>
          <table:table-cell office:value-type="float" office:value="102.063644" calcext:value-type="float">
            <text:p>102.063644</text:p>
          </table:table-cell>
          <table:table-cell office:value-type="float" office:value="17.7364" calcext:value-type="float">
            <text:p>17.7364</text:p>
          </table:table-cell>
          <table:table-cell office:value-type="float" office:value="80.007034" calcext:value-type="float">
            <text:p>80.007034</text:p>
          </table:table-cell>
          <table:table-cell office:value-type="float" office:value="13.275" calcext:value-type="float">
            <text:p>13.275</text:p>
          </table:table-cell>
          <table:table-cell office:value-type="float" office:value="199.28804" calcext:value-type="float">
            <text:p>199.28804</text:p>
          </table:table-cell>
          <table:table-cell office:value-type="float" office:value="14.282407" calcext:value-type="float">
            <text:p>14.282407</text:p>
          </table:table-cell>
          <table:table-cell office:value-type="float" office:value="145.0879" calcext:value-type="float">
            <text:p>145.0879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34.51122" calcext:value-type="float">
            <text:p>134.51122</text:p>
          </table:table-cell>
          <table:table-cell office:value-type="float" office:value="14.275" calcext:value-type="float">
            <text:p>14.275</text:p>
          </table:table-cell>
          <table:table-cell office:value-type="float" office:value="186.49629" calcext:value-type="float">
            <text:p>186.49629</text:p>
          </table:table-cell>
          <table:table-cell office:value-type="float" office:value="10.848953" calcext:value-type="float">
            <text:p>10.848953</text:p>
          </table:table-cell>
          <table:table-cell office:value-type="float" office:value="115.65393" calcext:value-type="float">
            <text:p>115.65393</text:p>
          </table:table-cell>
          <table:table-cell office:value-type="float" office:value="10" calcext:value-type="float">
            <text:p>10</text:p>
          </table:table-cell>
          <table:table-cell office:value-type="float" office:value="178.6041" calcext:value-type="float">
            <text:p>178.6041</text:p>
          </table:table-cell>
          <table:table-cell office:value-type="float" office:value="14.186073" calcext:value-type="float">
            <text:p>14.186073</text:p>
          </table:table-cell>
          <table:table-cell office:value-type="float" office:value="94.05613" calcext:value-type="float">
            <text:p>94.05613</text:p>
          </table:table-cell>
          <table:table-cell office:value-type="float" office:value="13.999385" calcext:value-type="float">
            <text:p>13.999385</text:p>
          </table:table-cell>
          <table:table-cell office:value-type="float" office:value="152.95694" calcext:value-type="float">
            <text:p>152.95694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59.1419" calcext:value-type="float">
            <text:p>159.1419</text:p>
          </table:table-cell>
          <table:table-cell office:value-type="float" office:value="7.1607113" calcext:value-type="float">
            <text:p>7.1607113</text:p>
          </table:table-cell>
          <table:table-cell office:value-type="float" office:value="148.76917" calcext:value-type="float">
            <text:p>148.76917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7.53696" calcext:value-type="float">
            <text:p>137.53696</text:p>
          </table:table-cell>
          <table:table-cell office:value-type="float" office:value="8.083107" calcext:value-type="float">
            <text:p>8.083107</text:p>
          </table:table-cell>
          <table:table-cell office:value-type="float" office:value="126.727745" calcext:value-type="float">
            <text:p>126.727745</text:p>
          </table:table-cell>
          <table:table-cell office:value-type="float" office:value="6.451981" calcext:value-type="float">
            <text:p>6.451981</text:p>
          </table:table-cell>
          <table:table-cell office:value-type="float" office:value="169.07181" calcext:value-type="float">
            <text:p>169.07181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344" calcext:value-type="float">
            <text:p>153.18344</text:p>
          </table:table-cell>
          <table:table-cell office:value-type="float" office:value="6.9" calcext:value-type="float">
            <text:p>6.9</text:p>
          </table:table-cell>
          <table:table-cell office:value-type="float" office:value="142.38506" calcext:value-type="float">
            <text:p>142.38506</text:p>
          </table:table-cell>
          <table:table-cell office:value-type="float" office:value="7.2898026" calcext:value-type="float">
            <text:p>7.2898026</text:p>
          </table:table-cell>
          <table:table-cell office:value-type="float" office:value="131.58365" calcext:value-type="float">
            <text:p>131.58365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216.12785" calcext:value-type="float">
            <text:p>216.12785</text:p>
          </table:table-cell>
          <table:table-cell office:value-type="float" office:value="12.575" calcext:value-type="float">
            <text:p>12.575</text:p>
          </table:table-cell>
          <table:table-cell office:value-type="float" office:value="144.81429" calcext:value-type="float">
            <text:p>144.81429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4.01952" calcext:value-type="float">
            <text:p>134.01952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87.95076" calcext:value-type="float">
            <text:p>187.950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5106" calcext:value-type="float">
            <text:p>122.405106</text:p>
          </table:table-cell>
          <table:table-cell office:value-type="float" office:value="23.999678" calcext:value-type="float">
            <text:p>23.999678</text:p>
          </table:table-cell>
          <table:table-cell office:value-type="float" office:value="122.40456" calcext:value-type="float">
            <text:p>122.4045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2785" calcext:value-type="float">
            <text:p>122.52785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31.04361" calcext:value-type="float">
            <text:p>131.04361</text:p>
          </table:table-cell>
          <table:table-cell office:value-type="float" office:value="7.9" calcext:value-type="float">
            <text:p>7.9</text:p>
          </table:table-cell>
          <table:table-cell office:value-type="float" office:value="120.25834" calcext:value-type="float">
            <text:p>120.25834</text:p>
          </table:table-cell>
          <table:table-cell office:value-type="float" office:value="8.233334" calcext:value-type="float">
            <text:p>8.233334</text:p>
          </table:table-cell>
          <table:table-cell office:value-type="float" office:value="109.44457" calcext:value-type="float">
            <text:p>109.44457</text:p>
          </table:table-cell>
          <table:table-cell office:value-type="float" office:value="8.795957" calcext:value-type="float">
            <text:p>8.795957</text:p>
          </table:table-cell>
          <table:table-cell office:value-type="float" office:value="98.64405" calcext:value-type="float">
            <text:p>98.64405</text:p>
          </table:table-cell>
        </table:table-row>
        <table:table-row table:style-name="ro1">
          <table:table-cell office:value-type="float" office:value="9.08535" calcext:value-type="float">
            <text:p>9.08535</text:p>
          </table:table-cell>
          <table:table-cell office:value-type="float" office:value="140.22362" calcext:value-type="float">
            <text:p>140.22362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503" calcext:value-type="float">
            <text:p>129.42503</text:p>
          </table:table-cell>
          <table:table-cell office:value-type="float" office:value="10.752996" calcext:value-type="float">
            <text:p>10.752996</text:p>
          </table:table-cell>
          <table:table-cell office:value-type="float" office:value="118.62385" calcext:value-type="float">
            <text:p>118.62385</text:p>
          </table:table-cell>
          <table:table-cell office:value-type="float" office:value="17.007818" calcext:value-type="float">
            <text:p>17.007818</text:p>
          </table:table-cell>
          <table:table-cell office:value-type="float" office:value="201.9575" calcext:value-type="float">
            <text:p>201.9575</text:p>
          </table:table-cell>
          <table:table-cell office:value-type="float" office:value="21.241667" calcext:value-type="float">
            <text:p>21.241667</text:p>
          </table:table-cell>
          <table:table-cell office:value-type="float" office:value="241.63594" calcext:value-type="float">
            <text:p>241.63594</text:p>
          </table:table-cell>
          <table:table-cell office:value-type="float" office:value="21.348932" calcext:value-type="float">
            <text:p>21.348932</text:p>
          </table:table-cell>
          <table:table-cell office:value-type="float" office:value="160.71593" calcext:value-type="float">
            <text:p>160.71593</text:p>
          </table:table-cell>
          <table:table-cell office:value-type="float" office:value="20.592857" calcext:value-type="float">
            <text:p>20.592857</text:p>
          </table:table-cell>
          <table:table-cell office:value-type="float" office:value="165.70074" calcext:value-type="float">
            <text:p>165.70074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199.28804" calcext:value-type="float">
            <text:p>199.28804</text:p>
          </table:table-cell>
          <table:table-cell office:value-type="float" office:value="15.715179" calcext:value-type="float">
            <text:p>15.715179</text:p>
          </table:table-cell>
          <table:table-cell office:value-type="float" office:value="188.07108" calcext:value-type="float">
            <text:p>188.07108</text:p>
          </table:table-cell>
          <table:table-cell office:value-type="float" office:value="16.475" calcext:value-type="float">
            <text:p>16.475</text:p>
          </table:table-cell>
          <table:table-cell office:value-type="float" office:value="134.51122" calcext:value-type="float">
            <text:p>134.51122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86.49629" calcext:value-type="float">
            <text:p>186.49629</text:p>
          </table:table-cell>
          <table:table-cell office:value-type="float" office:value="12.390184" calcext:value-type="float">
            <text:p>12.390184</text:p>
          </table:table-cell>
          <table:table-cell office:value-type="float" office:value="161.89087" calcext:value-type="float">
            <text:p>161.89087</text:p>
          </table:table-cell>
          <table:table-cell office:value-type="float" office:value="18.35" calcext:value-type="float">
            <text:p>18.35</text:p>
          </table:table-cell>
          <table:table-cell office:value-type="float" office:value="178.6041" calcext:value-type="float">
            <text:p>178.6041</text:p>
          </table:table-cell>
          <table:table-cell office:value-type="float" office:value="14.968921" calcext:value-type="float">
            <text:p>14.968921</text:p>
          </table:table-cell>
          <table:table-cell office:value-type="float" office:value="117.54155" calcext:value-type="float">
            <text:p>117.54155</text:p>
          </table:table-cell>
          <table:table-cell office:value-type="float" office:value="18.427979" calcext:value-type="float">
            <text:p>18.427979</text:p>
          </table:table-cell>
          <table:table-cell office:value-type="float" office:value="152.95694" calcext:value-type="float">
            <text:p>152.95694</text:p>
          </table:table-cell>
          <table:table-cell office:value-type="float" office:value="7.375" calcext:value-type="float">
            <text:p>7.375</text:p>
          </table:table-cell>
          <table:table-cell office:value-type="float" office:value="176.6419" calcext:value-type="float">
            <text:p>176.6419</text:p>
          </table:table-cell>
          <table:table-cell office:value-type="float" office:value="7.6779423" calcext:value-type="float">
            <text:p>7.6779423</text:p>
          </table:table-cell>
          <table:table-cell office:value-type="float" office:value="148.76917" calcext:value-type="float">
            <text:p>148.76917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7.53696" calcext:value-type="float">
            <text:p>137.53696</text:p>
          </table:table-cell>
          <table:table-cell office:value-type="float" office:value="8.135707" calcext:value-type="float">
            <text:p>8.135707</text:p>
          </table:table-cell>
          <table:table-cell office:value-type="float" office:value="126.727745" calcext:value-type="float">
            <text:p>126.727745</text:p>
          </table:table-cell>
          <table:table-cell office:value-type="float" office:value="6.692311" calcext:value-type="float">
            <text:p>6.692311</text:p>
          </table:table-cell>
          <table:table-cell office:value-type="float" office:value="388" calcext:value-type="float">
            <text:p>388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344" calcext:value-type="float">
            <text:p>153.18344</text:p>
          </table:table-cell>
          <table:table-cell office:value-type="float" office:value="7.525" calcext:value-type="float">
            <text:p>7.525</text:p>
          </table:table-cell>
          <table:table-cell office:value-type="float" office:value="142.38506" calcext:value-type="float">
            <text:p>142.38506</text:p>
          </table:table-cell>
          <table:table-cell office:value-type="float" office:value="7.5874386" calcext:value-type="float">
            <text:p>7.5874386</text:p>
          </table:table-cell>
          <table:table-cell office:value-type="float" office:value="131.58365" calcext:value-type="float">
            <text:p>131.58365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16.12785" calcext:value-type="float">
            <text:p>216.12785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205.31427" calcext:value-type="float">
            <text:p>205.31427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4.01952" calcext:value-type="float">
            <text:p>134.01952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87.95076" calcext:value-type="float">
            <text:p>187.95076</text:p>
          </table:table-cell>
          <table:table-cell office:value-type="float" office:value="24" calcext:value-type="float">
            <text:p>24</text:p>
          </table:table-cell>
          <table:table-cell office:value-type="float" office:value="122.405106" calcext:value-type="float">
            <text:p>122.405106</text:p>
          </table:table-cell>
          <table:table-cell office:value-type="float" office:value="23.99988" calcext:value-type="float">
            <text:p>23.99988</text:p>
          </table:table-cell>
          <table:table-cell office:value-type="float" office:value="122.40456" calcext:value-type="float">
            <text:p>122.40456</text:p>
          </table:table-cell>
          <table:table-cell office:value-type="float" office:value="24" calcext:value-type="float">
            <text:p>24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24" calcext:value-type="float">
            <text:p>24</text:p>
          </table:table-cell>
          <table:table-cell office:value-type="float" office:value="122.52785" calcext:value-type="float">
            <text:p>122.52785</text:p>
          </table:table-cell>
          <table:table-cell office:value-type="float" office:value="8.35" calcext:value-type="float">
            <text:p>8.35</text:p>
          </table:table-cell>
          <table:table-cell office:value-type="float" office:value="131.04361" calcext:value-type="float">
            <text:p>131.04361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120.25834" calcext:value-type="float">
            <text:p>120.25834</text:p>
          </table:table-cell>
          <table:table-cell office:value-type="float" office:value="9.016666" calcext:value-type="float">
            <text:p>9.016666</text:p>
          </table:table-cell>
          <table:table-cell office:value-type="float" office:value="109.44457" calcext:value-type="float">
            <text:p>109.44457</text:p>
          </table:table-cell>
          <table:table-cell office:value-type="float" office:value="9.064076" calcext:value-type="float">
            <text:p>9.064076</text:p>
          </table:table-cell>
          <table:table-cell office:value-type="float" office:value="342.8878" calcext:value-type="float">
            <text:p>342.8878</text:p>
          </table:table-cell>
        </table:table-row>
        <table:table-row table:style-name="ro1">
          <table:table-cell office:value-type="float" office:value="12.125066" calcext:value-type="float">
            <text:p>12.125066</text:p>
          </table:table-cell>
          <table:table-cell office:value-type="float" office:value="127.80362" calcext:value-type="float">
            <text:p>127.80362</text:p>
          </table:table-cell>
          <table:table-cell office:value-type="float" office:value="12.028464" calcext:value-type="float">
            <text:p>12.028464</text:p>
          </table:table-cell>
          <table:table-cell office:value-type="float" office:value="117.005035" calcext:value-type="float">
            <text:p>117.005035</text:p>
          </table:table-cell>
          <table:table-cell office:value-type="float" office:value="13.163049" calcext:value-type="float">
            <text:p>13.163049</text:p>
          </table:table-cell>
          <table:table-cell office:value-type="float" office:value="106.20385" calcext:value-type="float">
            <text:p>106.20385</text:p>
          </table:table-cell>
          <table:table-cell office:value-type="float" office:value="23.000444" calcext:value-type="float">
            <text:p>23.000444</text:p>
          </table:table-cell>
          <table:table-cell office:value-type="float" office:value="134.18748" calcext:value-type="float">
            <text:p>134.18748</text:p>
          </table:table-cell>
          <table:table-cell office:value-type="float" office:value="23" calcext:value-type="float">
            <text:p>23</text:p>
          </table:table-cell>
          <table:table-cell office:value-type="float" office:value="184.66594" calcext:value-type="float">
            <text:p>184.66594</text:p>
          </table:table-cell>
          <table:table-cell office:value-type="float" office:value="23.000418" calcext:value-type="float">
            <text:p>23.000418</text:p>
          </table:table-cell>
          <table:table-cell office:value-type="float" office:value="114.545944" calcext:value-type="float">
            <text:p>114.545944</text:p>
          </table:table-cell>
          <table:table-cell office:value-type="float" office:value="23" calcext:value-type="float">
            <text:p>23</text:p>
          </table:table-cell>
          <table:table-cell office:value-type="float" office:value="130.33072" calcext:value-type="float">
            <text:p>130.33072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87.13808" calcext:value-type="float">
            <text:p>187.1380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75.92108" calcext:value-type="float">
            <text:p>175.92108</text:p>
          </table:table-cell>
          <table:table-cell office:value-type="float" office:value="16.85" calcext:value-type="float">
            <text:p>16.85</text:p>
          </table:table-cell>
          <table:table-cell office:value-type="float" office:value="122.36121" calcext:value-type="float">
            <text:p>122.36121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74.3463" calcext:value-type="float">
            <text:p>174.3463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42.72086" calcext:value-type="float">
            <text:p>142.72086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9.43408" calcext:value-type="float">
            <text:p>159.43408</text:p>
          </table:table-cell>
          <table:table-cell office:value-type="float" office:value="20.630976" calcext:value-type="float">
            <text:p>20.630976</text:p>
          </table:table-cell>
          <table:table-cell office:value-type="float" office:value="98.37154" calcext:value-type="float">
            <text:p>98.3715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33.78693" calcext:value-type="float">
            <text:p>133.7869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65.03192" calcext:value-type="float">
            <text:p>165.03192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7.15918" calcext:value-type="float">
            <text:p>137.15918</text:p>
          </table:table-cell>
          <table:table-cell office:value-type="float" office:value="8.563597" calcext:value-type="float">
            <text:p>8.563597</text:p>
          </table:table-cell>
          <table:table-cell office:value-type="float" office:value="125.92698" calcext:value-type="float">
            <text:p>125.92698</text:p>
          </table:table-cell>
          <table:table-cell office:value-type="float" office:value="8.936999" calcext:value-type="float">
            <text:p>8.936999</text:p>
          </table:table-cell>
          <table:table-cell office:value-type="float" office:value="115.11774" calcext:value-type="float">
            <text:p>115.11774</text:p>
          </table:table-cell>
          <table:table-cell office:value-type="float" office:value="7.6305456" calcext:value-type="float">
            <text:p>7.6305456</text:p>
          </table:table-cell>
          <table:table-cell office:value-type="float" office:value="376.38998" calcext:value-type="float">
            <text:p>376.38998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343" calcext:value-type="float">
            <text:p>141.57343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130.77505" calcext:value-type="float">
            <text:p>130.77505</text:p>
          </table:table-cell>
          <table:table-cell office:value-type="float" office:value="8.73112" calcext:value-type="float">
            <text:p>8.73112</text:p>
          </table:table-cell>
          <table:table-cell office:value-type="float" office:value="119.973656" calcext:value-type="float">
            <text:p>119.973656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202.35785" calcext:value-type="float">
            <text:p>202.35785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91.54427" calcext:value-type="float">
            <text:p>191.54427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951" calcext:value-type="float">
            <text:p>120.24951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74.18076" calcext:value-type="float">
            <text:p>174.1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47912" calcext:value-type="float">
            <text:p>9.447912</text:p>
          </table:table-cell>
          <table:table-cell office:value-type="float" office:value="115.92362" calcext:value-type="float">
            <text:p>115.92362</text:p>
          </table:table-cell>
          <table:table-cell office:value-type="float" office:value="9.679895" calcext:value-type="float">
            <text:p>9.679895</text:p>
          </table:table-cell>
          <table:table-cell office:value-type="float" office:value="105.13835" calcext:value-type="float">
            <text:p>105.13835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94.324554" calcext:value-type="float">
            <text:p>94.324554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27.7678" calcext:value-type="float">
            <text:p>327.7678</text:p>
          </table:table-cell>
        </table:table-row>
        <table:table-row table:style-name="ro1">
          <table:table-cell office:value-type="float" office:value="12.189662" calcext:value-type="float">
            <text:p>12.189662</text:p>
          </table:table-cell>
          <table:table-cell office:value-type="float" office:value="127.80362" calcext:value-type="float">
            <text:p>127.80362</text:p>
          </table:table-cell>
          <table:table-cell office:value-type="float" office:value="12.675671" calcext:value-type="float">
            <text:p>12.675671</text:p>
          </table:table-cell>
          <table:table-cell office:value-type="float" office:value="117.005035" calcext:value-type="float">
            <text:p>117.005035</text:p>
          </table:table-cell>
          <table:table-cell office:value-type="float" office:value="13.554591" calcext:value-type="float">
            <text:p>13.554591</text:p>
          </table:table-cell>
          <table:table-cell office:value-type="float" office:value="117.95012" calcext:value-type="float">
            <text:p>117.95012</text:p>
          </table:table-cell>
          <table:table-cell office:value-type="float" office:value="23.000725" calcext:value-type="float">
            <text:p>23.000725</text:p>
          </table:table-cell>
          <table:table-cell office:value-type="float" office:value="134.18748" calcext:value-type="float">
            <text:p>134.1874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84.66594" calcext:value-type="float">
            <text:p>184.66594</text:p>
          </table:table-cell>
          <table:table-cell office:value-type="float" office:value="23.000658" calcext:value-type="float">
            <text:p>23.000658</text:p>
          </table:table-cell>
          <table:table-cell office:value-type="float" office:value="114.545944" calcext:value-type="float">
            <text:p>114.54594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33072" calcext:value-type="float">
            <text:p>130.33072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87.13808" calcext:value-type="float">
            <text:p>187.13808</text:p>
          </table:table-cell>
          <table:table-cell office:value-type="float" office:value="18.625" calcext:value-type="float">
            <text:p>18.625</text:p>
          </table:table-cell>
          <table:table-cell office:value-type="float" office:value="175.92108" calcext:value-type="float">
            <text:p>175.92108</text:p>
          </table:table-cell>
          <table:table-cell office:value-type="float" office:value="18.958334" calcext:value-type="float">
            <text:p>18.958334</text:p>
          </table:table-cell>
          <table:table-cell office:value-type="float" office:value="185.61122" calcext:value-type="float">
            <text:p>185.61122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74.3463" calcext:value-type="float">
            <text:p>174.3463</text:p>
          </table:table-cell>
          <table:table-cell office:value-type="float" office:value="20.125" calcext:value-type="float">
            <text:p>20.125</text:p>
          </table:table-cell>
          <table:table-cell office:value-type="float" office:value="142.72086" calcext:value-type="float">
            <text:p>142.72086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9.43408" calcext:value-type="float">
            <text:p>159.43408</text:p>
          </table:table-cell>
          <table:table-cell office:value-type="float" office:value="20.680073" calcext:value-type="float">
            <text:p>20.680073</text:p>
          </table:table-cell>
          <table:table-cell office:value-type="float" office:value="98.37154" calcext:value-type="float">
            <text:p>98.371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33.78693" calcext:value-type="float">
            <text:p>133.7869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65.03192" calcext:value-type="float">
            <text:p>165.03192</text:p>
          </table:table-cell>
          <table:table-cell office:value-type="float" office:value="8.85" calcext:value-type="float">
            <text:p>8.85</text:p>
          </table:table-cell>
          <table:table-cell office:value-type="float" office:value="137.15918" calcext:value-type="float">
            <text:p>137.15918</text:p>
          </table:table-cell>
          <table:table-cell office:value-type="float" office:value="9.076608" calcext:value-type="float">
            <text:p>9.076608</text:p>
          </table:table-cell>
          <table:table-cell office:value-type="float" office:value="125.92698" calcext:value-type="float">
            <text:p>125.92698</text:p>
          </table:table-cell>
          <table:table-cell office:value-type="float" office:value="9.329786" calcext:value-type="float">
            <text:p>9.329786</text:p>
          </table:table-cell>
          <table:table-cell office:value-type="float" office:value="115.11774" calcext:value-type="float">
            <text:p>115.11774</text:p>
          </table:table-cell>
          <table:table-cell office:value-type="float" office:value="7.750276" calcext:value-type="float">
            <text:p>7.750276</text:p>
          </table:table-cell>
          <table:table-cell office:value-type="float" office:value="376.38998" calcext:value-type="float">
            <text:p>376.38998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343" calcext:value-type="float">
            <text:p>141.57343</text:p>
          </table:table-cell>
          <table:table-cell office:value-type="float" office:value="8.65" calcext:value-type="float">
            <text:p>8.65</text:p>
          </table:table-cell>
          <table:table-cell office:value-type="float" office:value="130.77505" calcext:value-type="float">
            <text:p>130.77505</text:p>
          </table:table-cell>
          <table:table-cell office:value-type="float" office:value="8.979417" calcext:value-type="float">
            <text:p>8.979417</text:p>
          </table:table-cell>
          <table:table-cell office:value-type="float" office:value="119.973656" calcext:value-type="float">
            <text:p>119.973656</text:p>
          </table:table-cell>
          <table:table-cell office:value-type="float" office:value="17.25" calcext:value-type="float">
            <text:p>17.25</text:p>
          </table:table-cell>
          <table:table-cell office:value-type="float" office:value="202.35785" calcext:value-type="float">
            <text:p>202.35785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91.54427" calcext:value-type="float">
            <text:p>191.544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0.24951" calcext:value-type="float">
            <text:p>120.24951</text:p>
          </table:table-cell>
          <table:table-cell office:value-type="float" office:value="18.25" calcext:value-type="float">
            <text:p>18.25</text:p>
          </table:table-cell>
          <table:table-cell office:value-type="float" office:value="174.18076" calcext:value-type="float">
            <text:p>174.1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1948" calcext:value-type="float">
            <text:p>9.551948</text:p>
          </table:table-cell>
          <table:table-cell office:value-type="float" office:value="115.92362" calcext:value-type="float">
            <text:p>115.92362</text:p>
          </table:table-cell>
          <table:table-cell office:value-type="float" office:value="9.903699" calcext:value-type="float">
            <text:p>9.903699</text:p>
          </table:table-cell>
          <table:table-cell office:value-type="float" office:value="309.01218" calcext:value-type="float">
            <text:p>309.01218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94.324554" calcext:value-type="float">
            <text:p>94.324554</text:p>
          </table:table-cell>
          <table:table-cell office:value-type="float" office:value="10.6" calcext:value-type="float">
            <text:p>10.6</text:p>
          </table:table-cell>
          <table:table-cell office:value-type="float" office:value="327.7678" calcext:value-type="float">
            <text:p>327.7678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14.033615" calcext:value-type="float">
            <text:p>114.033615</text:p>
          </table:table-cell>
          <table:table-cell office:value-type="float" office:value="13.875" calcext:value-type="float">
            <text:p>13.875</text:p>
          </table:table-cell>
          <table:table-cell office:value-type="float" office:value="103.23503" calcext:value-type="float">
            <text:p>103.23503</text:p>
          </table:table-cell>
          <table:table-cell office:value-type="float" office:value="15.561133" calcext:value-type="float">
            <text:p>15.561133</text:p>
          </table:table-cell>
          <table:table-cell office:value-type="float" office:value="104.180145" calcext:value-type="float">
            <text:p>104.1801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05748" calcext:value-type="float">
            <text:p>102.05748</text:p>
          </table:table-cell>
          <table:table-cell office:value-type="float" office:value="23.998043" calcext:value-type="float">
            <text:p>23.998043</text:p>
          </table:table-cell>
          <table:table-cell office:value-type="float" office:value="152.53593" calcext:value-type="float">
            <text:p>152.535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2.41594" calcext:value-type="float">
            <text:p>82.4159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200714" calcext:value-type="float">
            <text:p>98.200714</text:p>
          </table:table-cell>
          <table:table-cell office:value-type="float" office:value="18.850588" calcext:value-type="float">
            <text:p>18.850588</text:p>
          </table:table-cell>
          <table:table-cell office:value-type="float" office:value="173.36804" calcext:value-type="float">
            <text:p>173.36804</text:p>
          </table:table-cell>
          <table:table-cell office:value-type="float" office:value="19.05" calcext:value-type="float">
            <text:p>19.05</text:p>
          </table:table-cell>
          <table:table-cell office:value-type="float" office:value="162.15111" calcext:value-type="float">
            <text:p>162.15111</text:p>
          </table:table-cell>
          <table:table-cell office:value-type="float" office:value="21.44534" calcext:value-type="float">
            <text:p>21.44534</text:p>
          </table:table-cell>
          <table:table-cell office:value-type="float" office:value="171.84125" calcext:value-type="float">
            <text:p>171.84125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60.57626" calcext:value-type="float">
            <text:p>160.5762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3.28084" calcext:value-type="float">
            <text:p>123.28084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9.99413" calcext:value-type="float">
            <text:p>139.99413</text:p>
          </table:table-cell>
          <table:table-cell office:value-type="float" office:value="21.725712" calcext:value-type="float">
            <text:p>21.725712</text:p>
          </table:table-cell>
          <table:table-cell office:value-type="float" office:value="78.93152" calcext:value-type="float">
            <text:p>78.93152</text:p>
          </table:table-cell>
          <table:table-cell office:value-type="float" office:value="22.27137" calcext:value-type="float">
            <text:p>22.27137</text:p>
          </table:table-cell>
          <table:table-cell office:value-type="float" office:value="114.34691" calcext:value-type="float">
            <text:p>114.34691</text:p>
          </table:table-cell>
          <table:table-cell office:value-type="float" office:value="9.19613" calcext:value-type="float">
            <text:p>9.19613</text:p>
          </table:table-cell>
          <table:table-cell office:value-type="float" office:value="149.37192" calcext:value-type="float">
            <text:p>149.3719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21.4992" calcext:value-type="float">
            <text:p>121.4992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0.26697" calcext:value-type="float">
            <text:p>110.26697</text:p>
          </table:table-cell>
          <table:table-cell office:value-type="float" office:value="10" calcext:value-type="float">
            <text:p>10</text:p>
          </table:table-cell>
          <table:table-cell office:value-type="float" office:value="99.457726" calcext:value-type="float">
            <text:p>99.457726</text:p>
          </table:table-cell>
          <table:table-cell office:value-type="float" office:value="8.880392" calcext:value-type="float">
            <text:p>8.880392</text:p>
          </table:table-cell>
          <table:table-cell office:value-type="float" office:value="360.18997" calcext:value-type="float">
            <text:p>360.18997</text:p>
          </table:table-cell>
          <table:table-cell office:value-type="float" office:value="9.120822" calcext:value-type="float">
            <text:p>9.120822</text:p>
          </table:table-cell>
          <table:table-cell office:value-type="float" office:value="125.37343" calcext:value-type="float">
            <text:p>125.37343</text:p>
          </table:table-cell>
          <table:table-cell office:value-type="float" office:value="9.310814" calcext:value-type="float">
            <text:p>9.310814</text:p>
          </table:table-cell>
          <table:table-cell office:value-type="float" office:value="114.57506" calcext:value-type="float">
            <text:p>114.57506</text:p>
          </table:table-cell>
          <table:table-cell office:value-type="float" office:value="9.8523" calcext:value-type="float">
            <text:p>9.8523</text:p>
          </table:table-cell>
          <table:table-cell office:value-type="float" office:value="103.77365" calcext:value-type="float">
            <text:p>103.77365</text:p>
          </table:table-cell>
          <table:table-cell office:value-type="float" office:value="17.75" calcext:value-type="float">
            <text:p>17.75</text:p>
          </table:table-cell>
          <table:table-cell office:value-type="float" office:value="186.15785" calcext:value-type="float">
            <text:p>186.15785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75.34427" calcext:value-type="float">
            <text:p>175.34427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04.049515" calcext:value-type="float">
            <text:p>104.049515</text:p>
          </table:table-cell>
          <table:table-cell office:value-type="float" office:value="20.120714" calcext:value-type="float">
            <text:p>20.120714</text:p>
          </table:table-cell>
          <table:table-cell office:value-type="float" office:value="157.98076" calcext:value-type="float">
            <text:p>157.9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30543" calcext:value-type="float">
            <text:p>10.230543</text:p>
          </table:table-cell>
          <table:table-cell office:value-type="float" office:value="102.15365" calcext:value-type="float">
            <text:p>102.15365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295.24216" calcext:value-type="float">
            <text:p>295.24216</text:p>
          </table:table-cell>
          <table:table-cell office:value-type="float" office:value="11.0497265" calcext:value-type="float">
            <text:p>11.0497265</text:p>
          </table:table-cell>
          <table:table-cell office:value-type="float" office:value="80.55455" calcext:value-type="float">
            <text:p>80.55455</text:p>
          </table:table-cell>
          <table:table-cell office:value-type="float" office:value="11.025" calcext:value-type="float">
            <text:p>11.025</text:p>
          </table:table-cell>
          <table:table-cell office:value-type="float" office:value="313.9978" calcext:value-type="float">
            <text:p>313.9978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14.033615" calcext:value-type="float">
            <text:p>114.033615</text:p>
          </table:table-cell>
          <table:table-cell office:value-type="float" office:value="16.416666" calcext:value-type="float">
            <text:p>16.416666</text:p>
          </table:table-cell>
          <table:table-cell office:value-type="float" office:value="179.48502" calcext:value-type="float">
            <text:p>179.48502</text:p>
          </table:table-cell>
          <table:table-cell office:value-type="float" office:value="15.723277" calcext:value-type="float">
            <text:p>15.723277</text:p>
          </table:table-cell>
          <table:table-cell office:value-type="float" office:value="104.180145" calcext:value-type="float">
            <text:p>104.180145</text:p>
          </table:table-cell>
          <table:table-cell office:value-type="float" office:value="24" calcext:value-type="float">
            <text:p>24</text:p>
          </table:table-cell>
          <table:table-cell office:value-type="float" office:value="102.05748" calcext:value-type="float">
            <text:p>102.05748</text:p>
          </table:table-cell>
          <table:table-cell office:value-type="float" office:value="23.999784" calcext:value-type="float">
            <text:p>23.999784</text:p>
          </table:table-cell>
          <table:table-cell office:value-type="float" office:value="152.53593" calcext:value-type="float">
            <text:p>152.53593</text:p>
          </table:table-cell>
          <table:table-cell office:value-type="float" office:value="24" calcext:value-type="float">
            <text:p>24</text:p>
          </table:table-cell>
          <table:table-cell office:value-type="float" office:value="82.41594" calcext:value-type="float">
            <text:p>82.41594</text:p>
          </table:table-cell>
          <table:table-cell office:value-type="float" office:value="24" calcext:value-type="float">
            <text:p>24</text:p>
          </table:table-cell>
          <table:table-cell office:value-type="float" office:value="98.200714" calcext:value-type="float">
            <text:p>98.200714</text:p>
          </table:table-cell>
          <table:table-cell office:value-type="float" office:value="19.912354" calcext:value-type="float">
            <text:p>19.912354</text:p>
          </table:table-cell>
          <table:table-cell office:value-type="float" office:value="173.36804" calcext:value-type="float">
            <text:p>173.36804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62.15111" calcext:value-type="float">
            <text:p>162.15111</text:p>
          </table:table-cell>
          <table:table-cell office:value-type="float" office:value="21.446323" calcext:value-type="float">
            <text:p>21.446323</text:p>
          </table:table-cell>
          <table:table-cell office:value-type="float" office:value="171.84125" calcext:value-type="float">
            <text:p>171.84125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60.57626" calcext:value-type="float">
            <text:p>160.57626</text:p>
          </table:table-cell>
          <table:table-cell office:value-type="float" office:value="23" calcext:value-type="float">
            <text:p>23</text:p>
          </table:table-cell>
          <table:table-cell office:value-type="float" office:value="123.28084" calcext:value-type="float">
            <text:p>123.28084</text:p>
          </table:table-cell>
          <table:table-cell office:value-type="float" office:value="23" calcext:value-type="float">
            <text:p>23</text:p>
          </table:table-cell>
          <table:table-cell office:value-type="float" office:value="139.99413" calcext:value-type="float">
            <text:p>139.99413</text:p>
          </table:table-cell>
          <table:table-cell office:value-type="float" office:value="22.901999" calcext:value-type="float">
            <text:p>22.901999</text:p>
          </table:table-cell>
          <table:table-cell office:value-type="float" office:value="114.22012" calcext:value-type="float">
            <text:p>114.22012</text:p>
          </table:table-cell>
          <table:table-cell office:value-type="float" office:value="22.376736" calcext:value-type="float">
            <text:p>22.376736</text:p>
          </table:table-cell>
          <table:table-cell office:value-type="float" office:value="114.34691" calcext:value-type="float">
            <text:p>114.34691</text:p>
          </table:table-cell>
          <table:table-cell office:value-type="float" office:value="9.39312" calcext:value-type="float">
            <text:p>9.39312</text:p>
          </table:table-cell>
          <table:table-cell office:value-type="float" office:value="155.28162" calcext:value-type="float">
            <text:p>155.28162</text:p>
          </table:table-cell>
          <table:table-cell office:value-type="float" office:value="10.1" calcext:value-type="float">
            <text:p>10.1</text:p>
          </table:table-cell>
          <table:table-cell office:value-type="float" office:value="121.4992" calcext:value-type="float">
            <text:p>121.4992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33.26697" calcext:value-type="float">
            <text:p>133.26697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22.45772" calcext:value-type="float">
            <text:p>122.45772</text:p>
          </table:table-cell>
          <table:table-cell office:value-type="float" office:value="9.0749035" calcext:value-type="float">
            <text:p>9.0749035</text:p>
          </table:table-cell>
          <table:table-cell office:value-type="float" office:value="366.02533" calcext:value-type="float">
            <text:p>366.02533</text:p>
          </table:table-cell>
          <table:table-cell office:value-type="float" office:value="9.336115" calcext:value-type="float">
            <text:p>9.336115</text:p>
          </table:table-cell>
          <table:table-cell office:value-type="float" office:value="125.37343" calcext:value-type="float">
            <text:p>125.37343</text:p>
          </table:table-cell>
          <table:table-cell office:value-type="float" office:value="9.595343" calcext:value-type="float">
            <text:p>9.595343</text:p>
          </table:table-cell>
          <table:table-cell office:value-type="float" office:value="373.76703" calcext:value-type="float">
            <text:p>373.76703</text:p>
          </table:table-cell>
          <table:table-cell office:value-type="float" office:value="9.998818" calcext:value-type="float">
            <text:p>9.998818</text:p>
          </table:table-cell>
          <table:table-cell office:value-type="float" office:value="103.77365" calcext:value-type="float">
            <text:p>103.77365</text:p>
          </table:table-cell>
          <table:table-cell office:value-type="float" office:value="19.75" calcext:value-type="float">
            <text:p>19.75</text:p>
          </table:table-cell>
          <table:table-cell office:value-type="float" office:value="186.15785" calcext:value-type="float">
            <text:p>186.15785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5.34427" calcext:value-type="float">
            <text:p>175.34427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64.04951" calcext:value-type="float">
            <text:p>164.04951</text:p>
          </table:table-cell>
          <table:table-cell office:value-type="float" office:value="20.6585" calcext:value-type="float">
            <text:p>20.6585</text:p>
          </table:table-cell>
          <table:table-cell office:value-type="float" office:value="157.98076" calcext:value-type="float">
            <text:p>157.9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01553" calcext:value-type="float">
            <text:p>10.401553</text:p>
          </table:table-cell>
          <table:table-cell office:value-type="float" office:value="102.15365" calcext:value-type="float">
            <text:p>102.1536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295.24216" calcext:value-type="float">
            <text:p>295.24216</text:p>
          </table:table-cell>
          <table:table-cell office:value-type="float" office:value="11.360442" calcext:value-type="float">
            <text:p>11.360442</text:p>
          </table:table-cell>
          <table:table-cell office:value-type="float" office:value="363.601" calcext:value-type="float">
            <text:p>363.601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13.9978" calcext:value-type="float">
            <text:p>313.9978</text:p>
          </table:table-cell>
        </table:table-row>
        <table:table-row table:style-name="ro1">
          <table:table-cell office:value-type="float" office:value="17.553751" calcext:value-type="float">
            <text:p>17.553751</text:p>
          </table:table-cell>
          <table:table-cell office:value-type="float" office:value="100.26364" calcext:value-type="float">
            <text:p>100.26364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65.71498" calcext:value-type="float">
            <text:p>165.71498</text:p>
          </table:table-cell>
          <table:table-cell office:value-type="float" office:value="17.175" calcext:value-type="float">
            <text:p>17.175</text:p>
          </table:table-cell>
          <table:table-cell office:value-type="float" office:value="90.41017" calcext:value-type="float">
            <text:p>90.4101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64.99805" calcext:value-type="float">
            <text:p>164.99805</text:p>
          </table:table-cell>
          <table:table-cell office:value-type="float" office:value="21.375" calcext:value-type="float">
            <text:p>21.375</text:p>
          </table:table-cell>
          <table:table-cell office:value-type="float" office:value="153.78111" calcext:value-type="float">
            <text:p>153.78111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3.47125" calcext:value-type="float">
            <text:p>163.47125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52.20627" calcext:value-type="float">
            <text:p>152.20627</text:p>
          </table:table-cell>
          <table:table-cell office:value-type="float" office:value="23.993399" calcext:value-type="float">
            <text:p>23.993399</text:p>
          </table:table-cell>
          <table:table-cell office:value-type="float" office:value="91.15083" calcext:value-type="float">
            <text:p>91.1508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7.86412" calcext:value-type="float">
            <text:p>107.8641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2.09012" calcext:value-type="float">
            <text:p>82.09012</text:p>
          </table:table-cell>
          <table:table-cell office:value-type="float" office:value="23.997927" calcext:value-type="float">
            <text:p>23.997927</text:p>
          </table:table-cell>
          <table:table-cell office:value-type="float" office:value="82.2169" calcext:value-type="float">
            <text:p>82.2169</text:p>
          </table:table-cell>
          <table:table-cell office:value-type="float" office:value="10.258333" calcext:value-type="float">
            <text:p>10.258333</text:p>
          </table:table-cell>
          <table:table-cell office:value-type="float" office:value="139.35161" calcext:value-type="float">
            <text:p>139.35161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05.56923" calcext:value-type="float">
            <text:p>105.56923</text:p>
          </table:table-cell>
          <table:table-cell office:value-type="float" office:value="11.829202" calcext:value-type="float">
            <text:p>11.829202</text:p>
          </table:table-cell>
          <table:table-cell office:value-type="float" office:value="117.33696" calcext:value-type="float">
            <text:p>117.33696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06.52771" calcext:value-type="float">
            <text:p>106.52771</text:p>
          </table:table-cell>
          <table:table-cell office:value-type="float" office:value="9.725" calcext:value-type="float">
            <text:p>9.725</text:p>
          </table:table-cell>
          <table:table-cell office:value-type="float" office:value="349.5553" calcext:value-type="float">
            <text:p>349.5553</text:p>
          </table:table-cell>
          <table:table-cell office:value-type="float" office:value="10.249833" calcext:value-type="float">
            <text:p>10.249833</text:p>
          </table:table-cell>
          <table:table-cell office:value-type="float" office:value="108.90343" calcext:value-type="float">
            <text:p>108.9034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57.29703" calcext:value-type="float">
            <text:p>357.29703</text:p>
          </table:table-cell>
          <table:table-cell office:value-type="float" office:value="10.909336" calcext:value-type="float">
            <text:p>10.909336</text:p>
          </table:table-cell>
          <table:table-cell office:value-type="float" office:value="87.30362" calcext:value-type="float">
            <text:p>87.30362</text:p>
          </table:table-cell>
          <table:table-cell office:value-type="float" office:value="20.61231" calcext:value-type="float">
            <text:p>20.61231</text:p>
          </table:table-cell>
          <table:table-cell office:value-type="float" office:value="171.84782" calcext:value-type="float">
            <text:p>171.84782</text:p>
          </table:table-cell>
          <table:table-cell office:value-type="float" office:value="21.33372" calcext:value-type="float">
            <text:p>21.33372</text:p>
          </table:table-cell>
          <table:table-cell office:value-type="float" office:value="161.0343" calcext:value-type="float">
            <text:p>161.0343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49.73949" calcext:value-type="float">
            <text:p>149.73949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43.67073" calcext:value-type="float">
            <text:p>143.6707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9817" calcext:value-type="float">
            <text:p>11.669817</text:p>
          </table:table-cell>
          <table:table-cell office:value-type="float" office:value="84.063644" calcext:value-type="float">
            <text:p>84.063644</text:p>
          </table:table-cell>
          <table:table-cell office:value-type="float" office:value="11.625" calcext:value-type="float">
            <text:p>11.625</text:p>
          </table:table-cell>
          <table:table-cell office:value-type="float" office:value="277.15216" calcext:value-type="float">
            <text:p>277.15216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45.51102" calcext:value-type="float">
            <text:p>345.5110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95.9078" calcext:value-type="float">
            <text:p>295.9078</text:p>
          </table:table-cell>
        </table:table-row>
        <table:table-row table:style-name="ro1">
          <table:table-cell office:value-type="float" office:value="18.230808" calcext:value-type="float">
            <text:p>18.230808</text:p>
          </table:table-cell>
          <table:table-cell office:value-type="float" office:value="120.57536" calcext:value-type="float">
            <text:p>120.57536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65.71498" calcext:value-type="float">
            <text:p>165.71498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55.41022" calcext:value-type="float">
            <text:p>155.410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64.99805" calcext:value-type="float">
            <text:p>164.99805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53.78111" calcext:value-type="float">
            <text:p>153.78111</text:p>
          </table:table-cell>
          <table:table-cell office:value-type="float" office:value="22" calcext:value-type="float">
            <text:p>22</text:p>
          </table:table-cell>
          <table:table-cell office:value-type="float" office:value="163.47125" calcext:value-type="float">
            <text:p>163.47125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52.20627" calcext:value-type="float">
            <text:p>152.20627</text:p>
          </table:table-cell>
          <table:table-cell office:value-type="float" office:value="23.999125" calcext:value-type="float">
            <text:p>23.999125</text:p>
          </table:table-cell>
          <table:table-cell office:value-type="float" office:value="91.15083" calcext:value-type="float">
            <text:p>91.15083</text:p>
          </table:table-cell>
          <table:table-cell office:value-type="float" office:value="24" calcext:value-type="float">
            <text:p>24</text:p>
          </table:table-cell>
          <table:table-cell office:value-type="float" office:value="107.86412" calcext:value-type="float">
            <text:p>107.86412</text:p>
          </table:table-cell>
          <table:table-cell office:value-type="float" office:value="24" calcext:value-type="float">
            <text:p>24</text:p>
          </table:table-cell>
          <table:table-cell office:value-type="float" office:value="82.09012" calcext:value-type="float">
            <text:p>82.09012</text:p>
          </table:table-cell>
          <table:table-cell office:value-type="float" office:value="23.998882" calcext:value-type="float">
            <text:p>23.998882</text:p>
          </table:table-cell>
          <table:table-cell office:value-type="float" office:value="82.2169" calcext:value-type="float">
            <text:p>82.2169</text:p>
          </table:table-cell>
          <table:table-cell office:value-type="float" office:value="17.333334" calcext:value-type="float">
            <text:p>17.333334</text:p>
          </table:table-cell>
          <table:table-cell office:value-type="float" office:value="139.35161" calcext:value-type="float">
            <text:p>139.35161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317.8192" calcext:value-type="float">
            <text:p>317.8192</text:p>
          </table:table-cell>
          <table:table-cell office:value-type="float" office:value="13.42169" calcext:value-type="float">
            <text:p>13.42169</text:p>
          </table:table-cell>
          <table:table-cell office:value-type="float" office:value="165.1116" calcext:value-type="float">
            <text:p>165.1116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06.52771" calcext:value-type="float">
            <text:p>106.52771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49.5553" calcext:value-type="float">
            <text:p>349.5553</text:p>
          </table:table-cell>
          <table:table-cell office:value-type="float" office:value="10.556212" calcext:value-type="float">
            <text:p>10.556212</text:p>
          </table:table-cell>
          <table:table-cell office:value-type="float" office:value="388" calcext:value-type="float">
            <text:p>388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57.29703" calcext:value-type="float">
            <text:p>357.29703</text:p>
          </table:table-cell>
          <table:table-cell office:value-type="float" office:value="11.232331" calcext:value-type="float">
            <text:p>11.232331</text:p>
          </table:table-cell>
          <table:table-cell office:value-type="float" office:value="381.53775" calcext:value-type="float">
            <text:p>381.53775</text:p>
          </table:table-cell>
          <table:table-cell office:value-type="float" office:value="20.620178" calcext:value-type="float">
            <text:p>20.620178</text:p>
          </table:table-cell>
          <table:table-cell office:value-type="float" office:value="171.84782" calcext:value-type="float">
            <text:p>171.84782</text:p>
          </table:table-cell>
          <table:table-cell office:value-type="float" office:value="21.481554" calcext:value-type="float">
            <text:p>21.481554</text:p>
          </table:table-cell>
          <table:table-cell office:value-type="float" office:value="161.0343" calcext:value-type="float">
            <text:p>161.0343</text:p>
          </table:table-cell>
          <table:table-cell office:value-type="float" office:value="21.825" calcext:value-type="float">
            <text:p>21.825</text:p>
          </table:table-cell>
          <table:table-cell office:value-type="float" office:value="149.73949" calcext:value-type="float">
            <text:p>149.73949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43.67073" calcext:value-type="float">
            <text:p>143.6707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873071" calcext:value-type="float">
            <text:p>11.873071</text:p>
          </table:table-cell>
          <table:table-cell office:value-type="float" office:value="269.21765" calcext:value-type="float">
            <text:p>269.2176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277.15216" calcext:value-type="float">
            <text:p>277.15216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45.51102" calcext:value-type="float">
            <text:p>345.51102</text:p>
          </table:table-cell>
          <table:table-cell office:value-type="float" office:value="12.9" calcext:value-type="float">
            <text:p>12.9</text:p>
          </table:table-cell>
          <table:table-cell office:value-type="float" office:value="295.9078" calcext:value-type="float">
            <text:p>295.9078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09.50535" calcext:value-type="float">
            <text:p>109.50535</text:p>
          </table:table-cell>
          <table:table-cell office:value-type="float" office:value="19.55948" calcext:value-type="float">
            <text:p>19.55948</text:p>
          </table:table-cell>
          <table:table-cell office:value-type="float" office:value="154.64496" calcext:value-type="float">
            <text:p>154.64496</text:p>
          </table:table-cell>
          <table:table-cell office:value-type="float" office:value="20.326061" calcext:value-type="float">
            <text:p>20.326061</text:p>
          </table:table-cell>
          <table:table-cell office:value-type="float" office:value="144.34026" calcext:value-type="float">
            <text:p>144.340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10.99806" calcext:value-type="float">
            <text:p>110.99806</text:p>
          </table:table-cell>
          <table:table-cell office:value-type="float" office:value="23" calcext:value-type="float">
            <text:p>23</text:p>
          </table:table-cell>
          <table:table-cell office:value-type="float" office:value="110.581085" calcext:value-type="float">
            <text:p>110.581085</text:p>
          </table:table-cell>
          <table:table-cell office:value-type="float" office:value="23.000751" calcext:value-type="float">
            <text:p>23.000751</text:p>
          </table:table-cell>
          <table:table-cell office:value-type="float" office:value="131.07126" calcext:value-type="float">
            <text:p>131.07126</text:p>
          </table:table-cell>
          <table:table-cell office:value-type="float" office:value="23" calcext:value-type="float">
            <text:p>23</text:p>
          </table:table-cell>
          <table:table-cell office:value-type="float" office:value="130.6063" calcext:value-type="float">
            <text:p>130.60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23.4216" calcext:value-type="float">
            <text:p>123.4216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301.88922" calcext:value-type="float">
            <text:p>301.88922</text:p>
          </table:table-cell>
          <table:table-cell office:value-type="float" office:value="18.824455" calcext:value-type="float">
            <text:p>18.824455</text:p>
          </table:table-cell>
          <table:table-cell office:value-type="float" office:value="149.1816" calcext:value-type="float">
            <text:p>149.1816</text:p>
          </table:table-cell>
          <table:table-cell office:value-type="float" office:value="18.825" calcext:value-type="float">
            <text:p>18.825</text:p>
          </table:table-cell>
          <table:table-cell office:value-type="float" office:value="90.5977" calcext:value-type="float">
            <text:p>90.5977</text:p>
          </table:table-cell>
          <table:table-cell office:value-type="float" office:value="17.3" calcext:value-type="float">
            <text:p>17.3</text:p>
          </table:table-cell>
          <table:table-cell office:value-type="float" office:value="126.535324" calcext:value-type="float">
            <text:p>126.535324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002495" calcext:value-type="float">
            <text:p>18.002495</text:p>
          </table:table-cell>
          <table:table-cell office:value-type="float" office:value="134.277" calcext:value-type="float">
            <text:p>134.277</text:p>
          </table:table-cell>
          <table:table-cell office:value-type="float" office:value="18.3" calcext:value-type="float">
            <text:p>18.3</text:p>
          </table:table-cell>
          <table:table-cell office:value-type="float" office:value="158.51778" calcext:value-type="float">
            <text:p>158.51778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2.16778" calcext:value-type="float">
            <text:p>122.16778</text:p>
          </table:table-cell>
          <table:table-cell office:value-type="float" office:value="23.00055" calcext:value-type="float">
            <text:p>23.00055</text:p>
          </table:table-cell>
          <table:table-cell office:value-type="float" office:value="112.16431" calcext:value-type="float">
            <text:p>112.16431</text:p>
          </table:table-cell>
          <table:table-cell office:value-type="float" office:value="23" calcext:value-type="float">
            <text:p>23</text:p>
          </table:table-cell>
          <table:table-cell office:value-type="float" office:value="111.66951" calcext:value-type="float">
            <text:p>111.66951</text:p>
          </table:table-cell>
          <table:table-cell office:value-type="float" office:value="23" calcext:value-type="float">
            <text:p>23</text:p>
          </table:table-cell>
          <table:table-cell office:value-type="float" office:value="116.40071" calcext:value-type="float">
            <text:p>116.4007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249.50764" calcext:value-type="float">
            <text:p>249.50764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257.44217" calcext:value-type="float">
            <text:p>257.44217</text:p>
          </table:table-cell>
          <table:table-cell office:value-type="float" office:value="13.66075" calcext:value-type="float">
            <text:p>13.66075</text:p>
          </table:table-cell>
          <table:table-cell office:value-type="float" office:value="325.801" calcext:value-type="float">
            <text:p>325.801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76.19778" calcext:value-type="float">
            <text:p>276.19778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72.75536" calcext:value-type="float">
            <text:p>172.75536</text:p>
          </table:table-cell>
          <table:table-cell office:value-type="float" office:value="19.846264" calcext:value-type="float">
            <text:p>19.846264</text:p>
          </table:table-cell>
          <table:table-cell office:value-type="float" office:value="163.24846" calcext:value-type="float">
            <text:p>163.24846</text:p>
          </table:table-cell>
          <table:table-cell office:value-type="float" office:value="20.518112" calcext:value-type="float">
            <text:p>20.518112</text:p>
          </table:table-cell>
          <table:table-cell office:value-type="float" office:value="150.10178" calcext:value-type="float">
            <text:p>150.1017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99806" calcext:value-type="float">
            <text:p>110.998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581085" calcext:value-type="float">
            <text:p>110.581085</text:p>
          </table:table-cell>
          <table:table-cell office:value-type="float" office:value="23.000988" calcext:value-type="float">
            <text:p>23.000988</text:p>
          </table:table-cell>
          <table:table-cell office:value-type="float" office:value="131.07126" calcext:value-type="float">
            <text:p>131.0712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6063" calcext:value-type="float">
            <text:p>130.60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23.4216" calcext:value-type="float">
            <text:p>123.4216</text:p>
          </table:table-cell>
          <table:table-cell office:value-type="float" office:value="18.825" calcext:value-type="float">
            <text:p>18.825</text:p>
          </table:table-cell>
          <table:table-cell office:value-type="float" office:value="301.88922" calcext:value-type="float">
            <text:p>301.88922</text:p>
          </table:table-cell>
          <table:table-cell office:value-type="float" office:value="19.018038" calcext:value-type="float">
            <text:p>19.018038</text:p>
          </table:table-cell>
          <table:table-cell office:value-type="float" office:value="149.1816" calcext:value-type="float">
            <text:p>149.1816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10.59769" calcext:value-type="float">
            <text:p>110.59769</text:p>
          </table:table-cell>
          <table:table-cell office:value-type="float" office:value="18.1" calcext:value-type="float">
            <text:p>18.1</text:p>
          </table:table-cell>
          <table:table-cell office:value-type="float" office:value="126.535324" calcext:value-type="float">
            <text:p>126.535324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064638" calcext:value-type="float">
            <text:p>18.064638</text:p>
          </table:table-cell>
          <table:table-cell office:value-type="float" office:value="134.277" calcext:value-type="float">
            <text:p>134.277</text:p>
          </table:table-cell>
          <table:table-cell office:value-type="float" office:value="19.1" calcext:value-type="float">
            <text:p>19.1</text:p>
          </table:table-cell>
          <table:table-cell office:value-type="float" office:value="158.51778" calcext:value-type="float">
            <text:p>158.51778</text:p>
          </table:table-cell>
          <table:table-cell office:value-type="float" office:value="23" calcext:value-type="float">
            <text:p>23</text:p>
          </table:table-cell>
          <table:table-cell office:value-type="float" office:value="122.16778" calcext:value-type="float">
            <text:p>122.16778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112.16431" calcext:value-type="float">
            <text:p>112.164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1.66951" calcext:value-type="float">
            <text:p>111.6695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6.40071" calcext:value-type="float">
            <text:p>116.4007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249.50764" calcext:value-type="float">
            <text:p>249.50764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57.44217" calcext:value-type="float">
            <text:p>257.44217</text:p>
          </table:table-cell>
          <table:table-cell office:value-type="float" office:value="13.787638" calcext:value-type="float">
            <text:p>13.787638</text:p>
          </table:table-cell>
          <table:table-cell office:value-type="float" office:value="325.801" calcext:value-type="float">
            <text:p>325.801</text:p>
          </table:table-cell>
          <table:table-cell office:value-type="float" office:value="14.175" calcext:value-type="float">
            <text:p>14.175</text:p>
          </table:table-cell>
          <table:table-cell office:value-type="float" office:value="276.19778" calcext:value-type="float">
            <text:p>276.19778</text:p>
          </table:table-cell>
        </table:table-row>
        <table:table-row table:style-name="ro1">
          <table:table-cell office:value-type="float" office:value="23.000437" calcext:value-type="float">
            <text:p>23.000437</text:p>
          </table:table-cell>
          <table:table-cell office:value-type="float" office:value="112.005356" calcext:value-type="float">
            <text:p>112.005356</text:p>
          </table:table-cell>
          <table:table-cell office:value-type="float" office:value="23" calcext:value-type="float">
            <text:p>23</text:p>
          </table:table-cell>
          <table:table-cell office:value-type="float" office:value="113.29848" calcext:value-type="float">
            <text:p>113.29848</text:p>
          </table:table-cell>
          <table:table-cell office:value-type="float" office:value="23.000174" calcext:value-type="float">
            <text:p>23.000174</text:p>
          </table:table-cell>
          <table:table-cell office:value-type="float" office:value="110.95175" calcext:value-type="float">
            <text:p>110.951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86806" calcext:value-type="float">
            <text:p>78.8680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45108" calcext:value-type="float">
            <text:p>78.45108</text:p>
          </table:table-cell>
          <table:table-cell office:value-type="float" office:value="23.992651" calcext:value-type="float">
            <text:p>23.992651</text:p>
          </table:table-cell>
          <table:table-cell office:value-type="float" office:value="98.94125" calcext:value-type="float">
            <text:p>98.941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7629" calcext:value-type="float">
            <text:p>98.476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04.79157" calcext:value-type="float">
            <text:p>104.79157</text:p>
          </table:table-cell>
          <table:table-cell office:value-type="float" office:value="19.43368" calcext:value-type="float">
            <text:p>19.43368</text:p>
          </table:table-cell>
          <table:table-cell office:value-type="float" office:value="283.25925" calcext:value-type="float">
            <text:p>283.25925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30.55157" calcext:value-type="float">
            <text:p>130.55157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91.96766" calcext:value-type="float">
            <text:p>91.96766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12.22536" calcext:value-type="float">
            <text:p>112.2253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19.966965" calcext:value-type="float">
            <text:p>119.966965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4.20781" calcext:value-type="float">
            <text:p>144.20781</text:p>
          </table:table-cell>
          <table:table-cell office:value-type="float" office:value="23.999023" calcext:value-type="float">
            <text:p>23.999023</text:p>
          </table:table-cell>
          <table:table-cell office:value-type="float" office:value="90.03777" calcext:value-type="float">
            <text:p>90.0377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0.0343" calcext:value-type="float">
            <text:p>80.034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9.539505" calcext:value-type="float">
            <text:p>79.5395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4.270706" calcext:value-type="float">
            <text:p>84.2707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30.60765" calcext:value-type="float">
            <text:p>230.60765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38.54218" calcext:value-type="float">
            <text:p>238.54218</text:p>
          </table:table-cell>
          <table:table-cell office:value-type="float" office:value="14.425" calcext:value-type="float">
            <text:p>14.425</text:p>
          </table:table-cell>
          <table:table-cell office:value-type="float" office:value="306.90097" calcext:value-type="float">
            <text:p>306.90097</text:p>
          </table:table-cell>
          <table:table-cell office:value-type="float" office:value="15.002047" calcext:value-type="float">
            <text:p>15.002047</text:p>
          </table:table-cell>
          <table:table-cell office:value-type="float" office:value="257.2978" calcext:value-type="float">
            <text:p>257.2978</text:p>
          </table:table-cell>
        </table:table-row>
        <table:table-row table:style-name="ro1">
          <table:table-cell office:value-type="float" office:value="23.000572" calcext:value-type="float">
            <text:p>23.000572</text:p>
          </table:table-cell>
          <table:table-cell office:value-type="float" office:value="112.005356" calcext:value-type="float">
            <text:p>112.00535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3.29848" calcext:value-type="float">
            <text:p>113.29848</text:p>
          </table:table-cell>
          <table:table-cell office:value-type="float" office:value="23.000896" calcext:value-type="float">
            <text:p>23.000896</text:p>
          </table:table-cell>
          <table:table-cell office:value-type="float" office:value="110.95175" calcext:value-type="float">
            <text:p>110.951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78.86806" calcext:value-type="float">
            <text:p>78.86806</text:p>
          </table:table-cell>
          <table:table-cell office:value-type="float" office:value="24" calcext:value-type="float">
            <text:p>24</text:p>
          </table:table-cell>
          <table:table-cell office:value-type="float" office:value="78.45108" calcext:value-type="float">
            <text:p>78.45108</text:p>
          </table:table-cell>
          <table:table-cell office:value-type="float" office:value="23.99683" calcext:value-type="float">
            <text:p>23.99683</text:p>
          </table:table-cell>
          <table:table-cell office:value-type="float" office:value="98.94125" calcext:value-type="float">
            <text:p>98.94125</text:p>
          </table:table-cell>
          <table:table-cell office:value-type="float" office:value="24" calcext:value-type="float">
            <text:p>24</text:p>
          </table:table-cell>
          <table:table-cell office:value-type="float" office:value="98.47629" calcext:value-type="float">
            <text:p>98.476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24.291565" calcext:value-type="float">
            <text:p>124.291565</text:p>
          </table:table-cell>
          <table:table-cell office:value-type="float" office:value="19.444593" calcext:value-type="float">
            <text:p>19.444593</text:p>
          </table:table-cell>
          <table:table-cell office:value-type="float" office:value="283.25925" calcext:value-type="float">
            <text:p>283.25925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30.55157" calcext:value-type="float">
            <text:p>130.55157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91.96766" calcext:value-type="float">
            <text:p>91.96766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12.22536" calcext:value-type="float">
            <text:p>112.22536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19.966965" calcext:value-type="float">
            <text:p>119.966965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4.20781" calcext:value-type="float">
            <text:p>144.20781</text:p>
          </table:table-cell>
          <table:table-cell office:value-type="float" office:value="23.999908" calcext:value-type="float">
            <text:p>23.999908</text:p>
          </table:table-cell>
          <table:table-cell office:value-type="float" office:value="90.03777" calcext:value-type="float">
            <text:p>90.03777</text:p>
          </table:table-cell>
          <table:table-cell office:value-type="float" office:value="24" calcext:value-type="float">
            <text:p>24</text:p>
          </table:table-cell>
          <table:table-cell office:value-type="float" office:value="80.0343" calcext:value-type="float">
            <text:p>80.0343</text:p>
          </table:table-cell>
          <table:table-cell office:value-type="float" office:value="24" calcext:value-type="float">
            <text:p>24</text:p>
          </table:table-cell>
          <table:table-cell office:value-type="float" office:value="79.539505" calcext:value-type="float">
            <text:p>79.539505</text:p>
          </table:table-cell>
          <table:table-cell office:value-type="float" office:value="24" calcext:value-type="float">
            <text:p>24</text:p>
          </table:table-cell>
          <table:table-cell office:value-type="float" office:value="84.270706" calcext:value-type="float">
            <text:p>84.2707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30.60765" calcext:value-type="float">
            <text:p>230.60765</text:p>
          </table:table-cell>
          <table:table-cell office:value-type="float" office:value="14.775" calcext:value-type="float">
            <text:p>14.775</text:p>
          </table:table-cell>
          <table:table-cell office:value-type="float" office:value="238.54218" calcext:value-type="float">
            <text:p>238.54218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306.90097" calcext:value-type="float">
            <text:p>306.90097</text:p>
          </table:table-cell>
          <table:table-cell office:value-type="float" office:value="15.035596" calcext:value-type="float">
            <text:p>15.035596</text:p>
          </table:table-cell>
          <table:table-cell office:value-type="float" office:value="257.2978" calcext:value-type="float">
            <text:p>257.2978</text:p>
          </table:table-cell>
        </table:table-row>
        <table:table-row table:style-name="ro1">
          <table:table-cell office:value-type="float" office:value="23.999166" calcext:value-type="float">
            <text:p>23.999166</text:p>
          </table:table-cell>
          <table:table-cell office:value-type="float" office:value="79.87535" calcext:value-type="float">
            <text:p>79.875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1.16847" calcext:value-type="float">
            <text:p>81.16847</text:p>
          </table:table-cell>
          <table:table-cell office:value-type="float" office:value="23.993502" calcext:value-type="float">
            <text:p>23.993502</text:p>
          </table:table-cell>
          <table:table-cell office:value-type="float" office:value="78.82175" calcext:value-type="float">
            <text:p>78.8217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145" calcext:value-type="float">
            <text:p>20.12145</text:p>
          </table:table-cell>
          <table:table-cell office:value-type="float" office:value="112.95155" calcext:value-type="float">
            <text:p>112.95155</text:p>
          </table:table-cell>
          <table:table-cell office:value-type="float" office:value="20.475452" calcext:value-type="float">
            <text:p>20.475452</text:p>
          </table:table-cell>
          <table:table-cell office:value-type="float" office:value="271.91922" calcext:value-type="float">
            <text:p>271.91922</text:p>
          </table:table-cell>
          <table:table-cell office:value-type="float" office:value="21.11876" calcext:value-type="float">
            <text:p>21.11876</text:p>
          </table:table-cell>
          <table:table-cell office:value-type="float" office:value="119.21156" calcext:value-type="float">
            <text:p>119.21156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80.62765" calcext:value-type="float">
            <text:p>80.62765</text:p>
          </table:table-cell>
          <table:table-cell office:value-type="float" office:value="19.726433" calcext:value-type="float">
            <text:p>19.726433</text:p>
          </table:table-cell>
          <table:table-cell office:value-type="float" office:value="106.285324" calcext:value-type="float">
            <text:p>106.285324</text:p>
          </table:table-cell>
          <table:table-cell office:value-type="float" office:value="19.882414" calcext:value-type="float">
            <text:p>19.882414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114.02693" calcext:value-type="float">
            <text:p>114.02693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8.26778" calcext:value-type="float">
            <text:p>138.267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11.43764" calcext:value-type="float">
            <text:p>211.43764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19.37216" calcext:value-type="float">
            <text:p>219.37216</text:p>
          </table:table-cell>
          <table:table-cell office:value-type="float" office:value="15.7" calcext:value-type="float">
            <text:p>15.7</text:p>
          </table:table-cell>
          <table:table-cell office:value-type="float" office:value="287.731" calcext:value-type="float">
            <text:p>287.731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38.1278" calcext:value-type="float">
            <text:p>238.1278</text:p>
          </table:table-cell>
        </table:table-row>
        <table:table-row table:style-name="ro1">
          <table:table-cell office:value-type="float" office:value="23.99935" calcext:value-type="float">
            <text:p>23.99935</text:p>
          </table:table-cell>
          <table:table-cell office:value-type="float" office:value="79.87535" calcext:value-type="float">
            <text:p>79.87535</text:p>
          </table:table-cell>
          <table:table-cell office:value-type="float" office:value="24" calcext:value-type="float">
            <text:p>24</text:p>
          </table:table-cell>
          <table:table-cell office:value-type="float" office:value="81.16847" calcext:value-type="float">
            <text:p>81.16847</text:p>
          </table:table-cell>
          <table:table-cell office:value-type="float" office:value="23.997452" calcext:value-type="float">
            <text:p>23.997452</text:p>
          </table:table-cell>
          <table:table-cell office:value-type="float" office:value="78.82175" calcext:value-type="float">
            <text:p>78.8217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64555" calcext:value-type="float">
            <text:p>20.264555</text:p>
          </table:table-cell>
          <table:table-cell office:value-type="float" office:value="112.95155" calcext:value-type="float">
            <text:p>112.95155</text:p>
          </table:table-cell>
          <table:table-cell office:value-type="float" office:value="20.675701" calcext:value-type="float">
            <text:p>20.675701</text:p>
          </table:table-cell>
          <table:table-cell office:value-type="float" office:value="271.91922" calcext:value-type="float">
            <text:p>271.91922</text:p>
          </table:table-cell>
          <table:table-cell office:value-type="float" office:value="21.120975" calcext:value-type="float">
            <text:p>21.120975</text:p>
          </table:table-cell>
          <table:table-cell office:value-type="float" office:value="119.21156" calcext:value-type="float">
            <text:p>119.21156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80.62765" calcext:value-type="float">
            <text:p>80.62765</text:p>
          </table:table-cell>
          <table:table-cell office:value-type="float" office:value="19.741623" calcext:value-type="float">
            <text:p>19.741623</text:p>
          </table:table-cell>
          <table:table-cell office:value-type="float" office:value="106.285324" calcext:value-type="float">
            <text:p>106.285324</text:p>
          </table:table-cell>
          <table:table-cell office:value-type="float" office:value="20.096489" calcext:value-type="float">
            <text:p>20.096489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114.02693" calcext:value-type="float">
            <text:p>114.02693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8.26778" calcext:value-type="float">
            <text:p>138.267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31.18762" calcext:value-type="float">
            <text:p>231.1876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19.37216" calcext:value-type="float">
            <text:p>219.37216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287.731" calcext:value-type="float">
            <text:p>287.731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38.1278" calcext:value-type="float">
            <text:p>238.127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348085" calcext:value-type="float">
            <text:p>22.348085</text:p>
          </table:table-cell>
          <table:table-cell office:value-type="float" office:value="111.061584" calcext:value-type="float">
            <text:p>111.061584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270.02917" calcext:value-type="float">
            <text:p>270.02917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17.32153" calcext:value-type="float">
            <text:p>117.32153</text:p>
          </table:table-cell>
          <table:table-cell office:value-type="float" office:value="21.525" calcext:value-type="float">
            <text:p>21.525</text:p>
          </table:table-cell>
          <table:table-cell office:value-type="float" office:value="78.73768" calcext:value-type="float">
            <text:p>78.73768</text:p>
          </table:table-cell>
          <table:table-cell office:value-type="float" office:value="20.661196" calcext:value-type="float">
            <text:p>20.661196</text:p>
          </table:table-cell>
          <table:table-cell office:value-type="float" office:value="104.66535" calcext:value-type="float">
            <text:p>104.66535</text:p>
          </table:table-cell>
          <table:table-cell office:value-type="float" office:value="20.2" calcext:value-type="float">
            <text:p>20.2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2.207558" calcext:value-type="float">
            <text:p>22.207558</text:p>
          </table:table-cell>
          <table:table-cell office:value-type="float" office:value="112.40696" calcext:value-type="float">
            <text:p>112.4069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36.6478" calcext:value-type="float">
            <text:p>136.64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09763" calcext:value-type="float">
            <text:p>213.09763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01.28214" calcext:value-type="float">
            <text:p>201.28214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69.64102" calcext:value-type="float">
            <text:p>269.64102</text:p>
          </table:table-cell>
          <table:table-cell office:value-type="float" office:value="17.480446" calcext:value-type="float">
            <text:p>17.480446</text:p>
          </table:table-cell>
          <table:table-cell office:value-type="float" office:value="220.03784" calcext:value-type="float">
            <text:p>220.0378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977291" calcext:value-type="float">
            <text:p>22.977291</text:p>
          </table:table-cell>
          <table:table-cell office:value-type="float" office:value="111.061584" calcext:value-type="float">
            <text:p>111.061584</text:p>
          </table:table-cell>
          <table:table-cell office:value-type="float" office:value="23" calcext:value-type="float">
            <text:p>23</text:p>
          </table:table-cell>
          <table:table-cell office:value-type="float" office:value="270.02917" calcext:value-type="float">
            <text:p>270.02917</text:p>
          </table:table-cell>
          <table:table-cell office:value-type="float" office:value="23" calcext:value-type="float">
            <text:p>23</text:p>
          </table:table-cell>
          <table:table-cell office:value-type="float" office:value="117.32153" calcext:value-type="float">
            <text:p>117.32153</text:p>
          </table:table-cell>
          <table:table-cell office:value-type="float" office:value="23" calcext:value-type="float">
            <text:p>23</text:p>
          </table:table-cell>
          <table:table-cell office:value-type="float" office:value="122.987686" calcext:value-type="float">
            <text:p>122.987686</text:p>
          </table:table-cell>
          <table:table-cell office:value-type="float" office:value="20.846796" calcext:value-type="float">
            <text:p>20.846796</text:p>
          </table:table-cell>
          <table:table-cell office:value-type="float" office:value="110.23336" calcext:value-type="float">
            <text:p>110.23336</text:p>
          </table:table-cell>
          <table:table-cell office:value-type="float" office:value="23" calcext:value-type="float">
            <text:p>23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2.529074" calcext:value-type="float">
            <text:p>22.529074</text:p>
          </table:table-cell>
          <table:table-cell office:value-type="float" office:value="112.40696" calcext:value-type="float">
            <text:p>112.40696</text:p>
          </table:table-cell>
          <table:table-cell office:value-type="float" office:value="23" calcext:value-type="float">
            <text:p>23</text:p>
          </table:table-cell>
          <table:table-cell office:value-type="float" office:value="136.6478" calcext:value-type="float">
            <text:p>136.64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13.09763" calcext:value-type="float">
            <text:p>213.09763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01.28214" calcext:value-type="float">
            <text:p>201.28214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69.64102" calcext:value-type="float">
            <text:p>269.64102</text:p>
          </table:table-cell>
          <table:table-cell office:value-type="float" office:value="17.521261" calcext:value-type="float">
            <text:p>17.521261</text:p>
          </table:table-cell>
          <table:table-cell office:value-type="float" office:value="220.03784" calcext:value-type="float">
            <text:p>220.0378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93158" calcext:value-type="float">
            <text:p>78.9315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37.89917" calcext:value-type="float">
            <text:p>237.8991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5.19153" calcext:value-type="float">
            <text:p>85.1915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0.85768" calcext:value-type="float">
            <text:p>90.85768</text:p>
          </table:table-cell>
          <table:table-cell office:value-type="float" office:value="23.998026" calcext:value-type="float">
            <text:p>23.998026</text:p>
          </table:table-cell>
          <table:table-cell office:value-type="float" office:value="78.103355" calcext:value-type="float">
            <text:p>78.1033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8352" calcext:value-type="float">
            <text:p>23.998352</text:p>
          </table:table-cell>
          <table:table-cell office:value-type="float" office:value="80.276955" calcext:value-type="float">
            <text:p>80.2769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51779" calcext:value-type="float">
            <text:p>104.5177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89763" calcext:value-type="float">
            <text:p>196.89763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185.08214" calcext:value-type="float">
            <text:p>185.08214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253.44102" calcext:value-type="float">
            <text:p>253.44102</text:p>
          </table:table-cell>
          <table:table-cell office:value-type="float" office:value="18.525" calcext:value-type="float">
            <text:p>18.525</text:p>
          </table:table-cell>
          <table:table-cell office:value-type="float" office:value="203.83784" calcext:value-type="float">
            <text:p>203.8378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78.93158" calcext:value-type="float">
            <text:p>78.93158</text:p>
          </table:table-cell>
          <table:table-cell office:value-type="float" office:value="24" calcext:value-type="float">
            <text:p>24</text:p>
          </table:table-cell>
          <table:table-cell office:value-type="float" office:value="237.89917" calcext:value-type="float">
            <text:p>237.89917</text:p>
          </table:table-cell>
          <table:table-cell office:value-type="float" office:value="24" calcext:value-type="float">
            <text:p>24</text:p>
          </table:table-cell>
          <table:table-cell office:value-type="float" office:value="85.19153" calcext:value-type="float">
            <text:p>85.19153</text:p>
          </table:table-cell>
          <table:table-cell office:value-type="float" office:value="24" calcext:value-type="float">
            <text:p>24</text:p>
          </table:table-cell>
          <table:table-cell office:value-type="float" office:value="90.85768" calcext:value-type="float">
            <text:p>90.85768</text:p>
          </table:table-cell>
          <table:table-cell office:value-type="float" office:value="23.998495" calcext:value-type="float">
            <text:p>23.998495</text:p>
          </table:table-cell>
          <table:table-cell office:value-type="float" office:value="78.103355" calcext:value-type="float">
            <text:p>78.103355</text:p>
          </table:table-cell>
          <table:table-cell office:value-type="float" office:value="24" calcext:value-type="float">
            <text:p>24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107" calcext:value-type="float">
            <text:p>23.999107</text:p>
          </table:table-cell>
          <table:table-cell office:value-type="float" office:value="80.276955" calcext:value-type="float">
            <text:p>80.276955</text:p>
          </table:table-cell>
          <table:table-cell office:value-type="float" office:value="24" calcext:value-type="float">
            <text:p>24</text:p>
          </table:table-cell>
          <table:table-cell office:value-type="float" office:value="104.51779" calcext:value-type="float">
            <text:p>104.5177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196.89763" calcext:value-type="float">
            <text:p>196.89763</text:p>
          </table:table-cell>
          <table:table-cell office:value-type="float" office:value="18.633333" calcext:value-type="float">
            <text:p>18.633333</text:p>
          </table:table-cell>
          <table:table-cell office:value-type="float" office:value="185.08214" calcext:value-type="float">
            <text:p>185.08214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253.44102" calcext:value-type="float">
            <text:p>253.44102</text:p>
          </table:table-cell>
          <table:table-cell office:value-type="float" office:value="19.3" calcext:value-type="float">
            <text:p>19.3</text:p>
          </table:table-cell>
          <table:table-cell office:value-type="float" office:value="203.83784" calcext:value-type="float">
            <text:p>203.8378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180.69763" calcext:value-type="float">
            <text:p>180.69763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68.88214" calcext:value-type="float">
            <text:p>168.88214</text:p>
          </table:table-cell>
          <table:table-cell office:value-type="float" office:value="20.012302" calcext:value-type="float">
            <text:p>20.012302</text:p>
          </table:table-cell>
          <table:table-cell office:value-type="float" office:value="237.24103" calcext:value-type="float">
            <text:p>237.24103</text:p>
          </table:table-cell>
          <table:table-cell office:value-type="float" office:value="19.8" calcext:value-type="float">
            <text:p>19.8</text:p>
          </table:table-cell>
          <table:table-cell office:value-type="float" office:value="187.63785" calcext:value-type="float">
            <text:p>187.6378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180.69763" calcext:value-type="float">
            <text:p>180.6976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168.88214" calcext:value-type="float">
            <text:p>168.88214</text:p>
          </table:table-cell>
          <table:table-cell office:value-type="float" office:value="20.084114" calcext:value-type="float">
            <text:p>20.084114</text:p>
          </table:table-cell>
          <table:table-cell office:value-type="float" office:value="237.24103" calcext:value-type="float">
            <text:p>237.24103</text:p>
          </table:table-cell>
          <table:table-cell office:value-type="float" office:value="20.475" calcext:value-type="float">
            <text:p>20.475</text:p>
          </table:table-cell>
          <table:table-cell office:value-type="float" office:value="187.63785" calcext:value-type="float">
            <text:p>187.6378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64843" calcext:value-type="float">
            <text:p>20.364843</text:p>
          </table:table-cell>
          <table:table-cell office:value-type="float" office:value="171.78764" calcext:value-type="float">
            <text:p>171.7876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59.97209" calcext:value-type="float">
            <text:p>159.97209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228.33104" calcext:value-type="float">
            <text:p>228.33104</text:p>
          </table:table-cell>
          <table:table-cell office:value-type="float" office:value="20.97169" calcext:value-type="float">
            <text:p>20.97169</text:p>
          </table:table-cell>
          <table:table-cell office:value-type="float" office:value="178.72786" calcext:value-type="float">
            <text:p>178.72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73074" calcext:value-type="float">
            <text:p>20.373074</text:p>
          </table:table-cell>
          <table:table-cell office:value-type="float" office:value="171.78764" calcext:value-type="float">
            <text:p>171.78764</text:p>
          </table:table-cell>
          <table:table-cell office:value-type="float" office:value="20.725" calcext:value-type="float">
            <text:p>20.725</text:p>
          </table:table-cell>
          <table:table-cell office:value-type="float" office:value="159.97209" calcext:value-type="float">
            <text:p>159.97209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228.33104" calcext:value-type="float">
            <text:p>228.33104</text:p>
          </table:table-cell>
          <table:table-cell office:value-type="float" office:value="21.275242" calcext:value-type="float">
            <text:p>21.275242</text:p>
          </table:table-cell>
          <table:table-cell office:value-type="float" office:value="178.72786" calcext:value-type="float">
            <text:p>178.72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59.63765" calcext:value-type="float">
            <text:p>159.63765</text:p>
          </table:table-cell>
          <table:table-cell office:value-type="float" office:value="21.1" calcext:value-type="float">
            <text:p>21.1</text:p>
          </table:table-cell>
          <table:table-cell office:value-type="float" office:value="147.8221" calcext:value-type="float">
            <text:p>147.8221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216.18105" calcext:value-type="float">
            <text:p>216.1810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66.57787" calcext:value-type="float">
            <text:p>166.5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59.63765" calcext:value-type="float">
            <text:p>159.63765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147.8221" calcext:value-type="float">
            <text:p>147.8221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216.18105" calcext:value-type="float">
            <text:p>216.18105</text:p>
          </table:table-cell>
          <table:table-cell office:value-type="float" office:value="22.3" calcext:value-type="float">
            <text:p>22.3</text:p>
          </table:table-cell>
          <table:table-cell office:value-type="float" office:value="166.57787" calcext:value-type="float">
            <text:p>166.5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89664" calcext:value-type="float">
            <text:p>21.889664</text:p>
          </table:table-cell>
          <table:table-cell office:value-type="float" office:value="143.70764" calcext:value-type="float">
            <text:p>143.70764</text:p>
          </table:table-cell>
          <table:table-cell office:value-type="float" office:value="22.125" calcext:value-type="float">
            <text:p>22.125</text:p>
          </table:table-cell>
          <table:table-cell office:value-type="float" office:value="131.89209" calcext:value-type="float">
            <text:p>131.89209</text:p>
          </table:table-cell>
          <table:table-cell office:value-type="float" office:value="22.509037" calcext:value-type="float">
            <text:p>22.509037</text:p>
          </table:table-cell>
          <table:table-cell office:value-type="float" office:value="200.25104" calcext:value-type="float">
            <text:p>200.25104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150.64786" calcext:value-type="float">
            <text:p>150.64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079" calcext:value-type="float">
            <text:p>21.9079</text:p>
          </table:table-cell>
          <table:table-cell office:value-type="float" office:value="143.70764" calcext:value-type="float">
            <text:p>143.70764</text:p>
          </table:table-cell>
          <table:table-cell office:value-type="float" office:value="22.325" calcext:value-type="float">
            <text:p>22.325</text:p>
          </table:table-cell>
          <table:table-cell office:value-type="float" office:value="131.89209" calcext:value-type="float">
            <text:p>131.89209</text:p>
          </table:table-cell>
          <table:table-cell office:value-type="float" office:value="22.562868" calcext:value-type="float">
            <text:p>22.562868</text:p>
          </table:table-cell>
          <table:table-cell office:value-type="float" office:value="200.25104" calcext:value-type="float">
            <text:p>200.25104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0.64786" calcext:value-type="float">
            <text:p>150.64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11.03764" calcext:value-type="float">
            <text:p>111.03764</text:p>
          </table:table-cell>
          <table:table-cell office:value-type="float" office:value="23" calcext:value-type="float">
            <text:p>23</text:p>
          </table:table-cell>
          <table:table-cell office:value-type="float" office:value="110.02211" calcext:value-type="float">
            <text:p>110.02211</text:p>
          </table:table-cell>
          <table:table-cell office:value-type="float" office:value="23" calcext:value-type="float">
            <text:p>23</text:p>
          </table:table-cell>
          <table:table-cell office:value-type="float" office:value="189.18102" calcext:value-type="float">
            <text:p>189.18102</text:p>
          </table:table-cell>
          <table:table-cell office:value-type="float" office:value="23.000223" calcext:value-type="float">
            <text:p>23.000223</text:p>
          </table:table-cell>
          <table:table-cell office:value-type="float" office:value="150.37787" calcext:value-type="float">
            <text:p>150.3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1.03764" calcext:value-type="float">
            <text:p>111.0376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02211" calcext:value-type="float">
            <text:p>110.0221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89.18102" calcext:value-type="float">
            <text:p>189.18102</text:p>
          </table:table-cell>
          <table:table-cell office:value-type="float" office:value="23.000397" calcext:value-type="float">
            <text:p>23.000397</text:p>
          </table:table-cell>
          <table:table-cell office:value-type="float" office:value="150.37787" calcext:value-type="float">
            <text:p>150.3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555" calcext:value-type="float">
            <text:p>23.99555</text:p>
          </table:table-cell>
          <table:table-cell office:value-type="float" office:value="78.90764" calcext:value-type="float">
            <text:p>78.9076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892105" calcext:value-type="float">
            <text:p>77.8921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57.05101" calcext:value-type="float">
            <text:p>157.0510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8.24786" calcext:value-type="float">
            <text:p>118.24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677" calcext:value-type="float">
            <text:p>23.99677</text:p>
          </table:table-cell>
          <table:table-cell office:value-type="float" office:value="78.90764" calcext:value-type="float">
            <text:p>78.90764</text:p>
          </table:table-cell>
          <table:table-cell office:value-type="float" office:value="24" calcext:value-type="float">
            <text:p>24</text:p>
          </table:table-cell>
          <table:table-cell office:value-type="float" office:value="77.892105" calcext:value-type="float">
            <text:p>77.892105</text:p>
          </table:table-cell>
          <table:table-cell office:value-type="float" office:value="24" calcext:value-type="float">
            <text:p>24</text:p>
          </table:table-cell>
          <table:table-cell office:value-type="float" office:value="157.05101" calcext:value-type="float">
            <text:p>157.05101</text:p>
          </table:table-cell>
          <table:table-cell office:value-type="float" office:value="24" calcext:value-type="float">
            <text:p>24</text:p>
          </table:table-cell>
          <table:table-cell office:value-type="float" office:value="118.24786" calcext:value-type="float">
            <text:p>118.24786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5998482" calcext:value-type="float">
            <text:p>0.00059984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964497" calcext:value-type="float">
            <text:p>0.0006996449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076" calcext:value-type="float">
            <text:p>0.000290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99972" calcext:value-type="float">
            <text:p>0.00081999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3630992" calcext:value-type="float">
            <text:p>0.000336309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4862" calcext:value-type="float">
            <text:p>0.0004048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100258" calcext:value-type="float">
            <text:p>0.000071002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102898" calcext:value-type="float">
            <text:p>0.0004310289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428653" calcext:value-type="float">
            <text:p>0.000494286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0722" calcext:value-type="float">
            <text:p>0.0004507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4978126" calcext:value-type="float">
            <text:p>0.00004497812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9467082" calcext:value-type="float">
            <text:p>0.0000594670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76153" calcext:value-type="float">
            <text:p>0.000676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468208" calcext:value-type="float">
            <text:p>0.000294682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234033" calcext:value-type="float">
            <text:p>0.0008323403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7505915" calcext:value-type="float">
            <text:p>0.0001175059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7023244" calcext:value-type="float">
            <text:p>0.000270232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27509" calcext:value-type="float">
            <text:p>0.000572750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9354558" calcext:value-type="float">
            <text:p>0.0000093545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919941" calcext:value-type="float">
            <text:p>0.000309199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682867" calcext:value-type="float">
            <text:p>0.0002568286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75433" calcext:value-type="float">
            <text:p>0.000607543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591635" calcext:value-type="float">
            <text:p>0.000495916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2737465" calcext:value-type="float">
            <text:p>0.0001273746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8964568" calcext:value-type="float">
            <text:p>0.00004896456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7993522" calcext:value-type="float">
            <text:p>0.0000479935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1826314" calcext:value-type="float">
            <text:p>0.0001018263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0353711" calcext:value-type="float">
            <text:p>0.0002035371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39978" calcext:value-type="float">
            <text:p>0.000373997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906645" calcext:value-type="float">
            <text:p>0.000459066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949516" calcext:value-type="float">
            <text:p>0.0008094951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09388" calcext:value-type="float">
            <text:p>0.00081093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8279705" calcext:value-type="float">
            <text:p>0.000782797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871663" calcext:value-type="float">
            <text:p>0.0000887166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058723" calcext:value-type="float">
            <text:p>0.00070058723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92156796" calcext:value-type="float">
            <text:p>0.00092156796</text:p>
          </table:table-cell>
          <table:table-cell office:value-type="float" office:value="349.20963" calcext:value-type="float">
            <text:p>349.20963</text:p>
          </table:table-cell>
          <table:table-cell office:value-type="float" office:value="0.0008514407" calcext:value-type="float">
            <text:p>0.0008514407</text:p>
          </table:table-cell>
          <table:table-cell office:value-type="float" office:value="349.20453" calcext:value-type="float">
            <text:p>349.20453</text:p>
          </table:table-cell>
          <table:table-cell office:value-type="float" office:value="0.00044501873" calcext:value-type="float">
            <text:p>0.00044501873</text:p>
          </table:table-cell>
          <table:table-cell office:value-type="float" office:value="349.3405" calcext:value-type="float">
            <text:p>349.3405</text:p>
          </table:table-cell>
          <table:table-cell office:value-type="float" office:value="0.0009844536" calcext:value-type="float">
            <text:p>0.0009844536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45756542" calcext:value-type="float">
            <text:p>0.00045756542</text:p>
          </table:table-cell>
          <table:table-cell office:value-type="float" office:value="349.2036" calcext:value-type="float">
            <text:p>349.2036</text:p>
          </table:table-cell>
          <table:table-cell office:value-type="float" office:value="0.0006248083" calcext:value-type="float">
            <text:p>0.0006248083</text:p>
          </table:table-cell>
          <table:table-cell office:value-type="float" office:value="349.20657" calcext:value-type="float">
            <text:p>349.20657</text:p>
          </table:table-cell>
          <table:table-cell office:value-type="float" office:value="0.0004259501" calcext:value-type="float">
            <text:p>0.0004259501</text:p>
          </table:table-cell>
          <table:table-cell office:value-type="float" office:value="349.52332" calcext:value-type="float">
            <text:p>349.52332</text:p>
          </table:table-cell>
          <table:table-cell office:value-type="float" office:value="0.000549386" calcext:value-type="float">
            <text:p>0.000549386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650345" calcext:value-type="float">
            <text:p>0.000650345</text:p>
          </table:table-cell>
          <table:table-cell office:value-type="float" office:value="349.34213" calcext:value-type="float">
            <text:p>349.34213</text:p>
          </table:table-cell>
          <table:table-cell office:value-type="float" office:value="0.00067797967" calcext:value-type="float">
            <text:p>0.00067797967</text:p>
          </table:table-cell>
          <table:table-cell office:value-type="float" office:value="349.407" calcext:value-type="float">
            <text:p>349.407</text:p>
          </table:table-cell>
          <table:table-cell office:value-type="float" office:value="0.0001631572" calcext:value-type="float">
            <text:p>0.0001631572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28757015" calcext:value-type="float">
            <text:p>0.00028757015</text:p>
          </table:table-cell>
          <table:table-cell office:value-type="float" office:value="349.20682" calcext:value-type="float">
            <text:p>349.20682</text:p>
          </table:table-cell>
          <table:table-cell office:value-type="float" office:value="0.0007979674" calcext:value-type="float">
            <text:p>0.0007979674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40891234" calcext:value-type="float">
            <text:p>0.00040891234</text:p>
          </table:table-cell>
          <table:table-cell office:value-type="float" office:value="349.2034" calcext:value-type="float">
            <text:p>349.2034</text:p>
          </table:table-cell>
          <table:table-cell office:value-type="float" office:value="0.0009980486" calcext:value-type="float">
            <text:p>0.0009980486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9674169" calcext:value-type="float">
            <text:p>0.0009674169</text:p>
          </table:table-cell>
          <table:table-cell office:value-type="float" office:value="349.22546" calcext:value-type="float">
            <text:p>349.22546</text:p>
          </table:table-cell>
          <table:table-cell office:value-type="float" office:value="0.00043548646" calcext:value-type="float">
            <text:p>0.00043548646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80782804" calcext:value-type="float">
            <text:p>0.00080782804</text:p>
          </table:table-cell>
          <table:table-cell office:value-type="float" office:value="349.20703" calcext:value-type="float">
            <text:p>349.20703</text:p>
          </table:table-cell>
          <table:table-cell office:value-type="float" office:value="0.00014961648" calcext:value-type="float">
            <text:p>0.00014961648</text:p>
          </table:table-cell>
          <table:table-cell office:value-type="float" office:value="349.2042" calcext:value-type="float">
            <text:p>349.2042</text:p>
          </table:table-cell>
          <table:table-cell office:value-type="float" office:value="0.0005655431" calcext:value-type="float">
            <text:p>0.0005655431</text:p>
          </table:table-cell>
          <table:table-cell office:value-type="float" office:value="349.20767" calcext:value-type="float">
            <text:p>349.20767</text:p>
          </table:table-cell>
          <table:table-cell office:value-type="float" office:value="0.00078571937" calcext:value-type="float">
            <text:p>0.00078571937</text:p>
          </table:table-cell>
          <table:table-cell office:value-type="float" office:value="349.21585" calcext:value-type="float">
            <text:p>349.21585</text:p>
          </table:table-cell>
          <table:table-cell office:value-type="float" office:value="0.00096343306" calcext:value-type="float">
            <text:p>0.00096343306</text:p>
          </table:table-cell>
          <table:table-cell office:value-type="float" office:value="349.21066" calcext:value-type="float">
            <text:p>349.21066</text:p>
          </table:table-cell>
          <table:table-cell office:value-type="float" office:value="0.0005991205" calcext:value-type="float">
            <text:p>0.0005991205</text:p>
          </table:table-cell>
          <table:table-cell office:value-type="float" office:value="349.20306" calcext:value-type="float">
            <text:p>349.20306</text:p>
          </table:table-cell>
          <table:table-cell office:value-type="float" office:value="0.00037569925" calcext:value-type="float">
            <text:p>0.00037569925</text:p>
          </table:table-cell>
          <table:table-cell office:value-type="float" office:value="349.20743" calcext:value-type="float">
            <text:p>349.20743</text:p>
          </table:table-cell>
          <table:table-cell office:value-type="float" office:value="0.00021140906" calcext:value-type="float">
            <text:p>0.00021140906</text:p>
          </table:table-cell>
          <table:table-cell office:value-type="float" office:value="349.20486" calcext:value-type="float">
            <text:p>349.20486</text:p>
          </table:table-cell>
          <table:table-cell office:value-type="float" office:value="0.00019390779" calcext:value-type="float">
            <text:p>0.00019390779</text:p>
          </table:table-cell>
          <table:table-cell office:value-type="float" office:value="349.20435" calcext:value-type="float">
            <text:p>349.20435</text:p>
          </table:table-cell>
          <table:table-cell office:value-type="float" office:value="0.00027951115" calcext:value-type="float">
            <text:p>0.00027951115</text:p>
          </table:table-cell>
          <table:table-cell office:value-type="float" office:value="349.20532" calcext:value-type="float">
            <text:p>349.20532</text:p>
          </table:table-cell>
          <table:table-cell office:value-type="float" office:value="0.0007947158" calcext:value-type="float">
            <text:p>0.0007947158</text:p>
          </table:table-cell>
          <table:table-cell office:value-type="float" office:value="349.2177" calcext:value-type="float">
            <text:p>349.2177</text:p>
          </table:table-cell>
          <table:table-cell office:value-type="float" office:value="0.00097030285" calcext:value-type="float">
            <text:p>0.00097030285</text:p>
          </table:table-cell>
          <table:table-cell office:value-type="float" office:value="349.21786" calcext:value-type="float">
            <text:p>349.21786</text:p>
          </table:table-cell>
          <table:table-cell office:value-type="float" office:value="0.00059280836" calcext:value-type="float">
            <text:p>0.00059280836</text:p>
          </table:table-cell>
          <table:table-cell office:value-type="float" office:value="349.20398" calcext:value-type="float">
            <text:p>349.20398</text:p>
          </table:table-cell>
          <table:table-cell office:value-type="float" office:value="0.00092158467" calcext:value-type="float">
            <text:p>0.00092158467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97595836" calcext:value-type="float">
            <text:p>0.00097595836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9793213" calcext:value-type="float">
            <text:p>0.0009793213</text:p>
          </table:table-cell>
          <table:table-cell office:value-type="float" office:value="349.379" calcext:value-type="float">
            <text:p>349.379</text:p>
          </table:table-cell>
          <table:table-cell office:value-type="float" office:value="0.00049046334" calcext:value-type="float">
            <text:p>0.00049046334</text:p>
          </table:table-cell>
          <table:table-cell office:value-type="float" office:value="349.21204" calcext:value-type="float">
            <text:p>349.21204</text:p>
          </table:table-cell>
          <table:table-cell office:value-type="float" office:value="0.0008195937" calcext:value-type="float">
            <text:p>0.0008195937</text:p>
          </table:table-cell>
          <table:table-cell office:value-type="float" office:value="349.20355" calcext:value-type="float">
            <text:p>349.20355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096" calcext:value-type="float">
            <text:p>176.4096</text:p>
          </table:table-cell>
          <table:table-cell office:value-type="float" office:value="5.6675467" calcext:value-type="float">
            <text:p>5.6675467</text:p>
          </table:table-cell>
          <table:table-cell office:value-type="float" office:value="165.60452" calcext:value-type="float">
            <text:p>165.60452</text:p>
          </table:table-cell>
          <table:table-cell office:value-type="float" office:value="6.00024" calcext:value-type="float">
            <text:p>6.00024</text:p>
          </table:table-cell>
          <table:table-cell office:value-type="float" office:value="154.9405" calcext:value-type="float">
            <text:p>154.9405</text:p>
          </table:table-cell>
          <table:table-cell office:value-type="float" office:value="5" calcext:value-type="float">
            <text:p>5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6" calcext:value-type="float">
            <text:p>176.4036</text:p>
          </table:table-cell>
          <table:table-cell office:value-type="float" office:value="5.667182" calcext:value-type="float">
            <text:p>5.667182</text:p>
          </table:table-cell>
          <table:table-cell office:value-type="float" office:value="165.60657" calcext:value-type="float">
            <text:p>165.60657</text:p>
          </table:table-cell>
          <table:table-cell office:value-type="float" office:value="6" calcext:value-type="float">
            <text:p>6</text:p>
          </table:table-cell>
          <table:table-cell office:value-type="float" office:value="155.1233" calcext:value-type="float">
            <text:p>155.1233</text:p>
          </table:table-cell>
          <table:table-cell office:value-type="float" office:value="5" calcext:value-type="float">
            <text:p>5</text:p>
          </table:table-cell>
          <table:table-cell office:value-type="float" office:value="187.20352" calcext:value-type="float">
            <text:p>187.2035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54211" calcext:value-type="float">
            <text:p>176.54211</text:p>
          </table:table-cell>
          <table:table-cell office:value-type="float" office:value="9.40716" calcext:value-type="float">
            <text:p>9.40716</text:p>
          </table:table-cell>
          <table:table-cell office:value-type="float" office:value="165.807" calcext:value-type="float">
            <text:p>165.807</text:p>
          </table:table-cell>
          <table:table-cell office:value-type="float" office:value="9.032011" calcext:value-type="float">
            <text:p>9.032011</text:p>
          </table:table-cell>
          <table:table-cell office:value-type="float" office:value="154.80351" calcext:value-type="float">
            <text:p>154.80351</text:p>
          </table:table-cell>
          <table:table-cell office:value-type="float" office:value="5" calcext:value-type="float">
            <text:p>5</text:p>
          </table:table-cell>
          <table:table-cell office:value-type="float" office:value="187.20682" calcext:value-type="float">
            <text:p>187.2068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4" calcext:value-type="float">
            <text:p>165.6034</text:p>
          </table:table-cell>
          <table:table-cell office:value-type="float" office:value="6.0003414" calcext:value-type="float">
            <text:p>6.0003414</text:p>
          </table:table-cell>
          <table:table-cell office:value-type="float" office:value="154.80495" calcext:value-type="float">
            <text:p>154.80495</text:p>
          </table:table-cell>
          <table:table-cell office:value-type="float" office:value="5" calcext:value-type="float">
            <text:p>5</text:p>
          </table:table-cell>
          <table:table-cell office:value-type="float" office:value="187.22546" calcext:value-type="float">
            <text:p>187.22546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9" calcext:value-type="float">
            <text:p>176.404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703" calcext:value-type="float">
            <text:p>165.60703</text:p>
          </table:table-cell>
          <table:table-cell office:value-type="float" office:value="6" calcext:value-type="float">
            <text:p>6</text:p>
          </table:table-cell>
          <table:table-cell office:value-type="float" office:value="154.80418" calcext:value-type="float">
            <text:p>154.80418</text:p>
          </table:table-cell>
          <table:table-cell office:value-type="float" office:value="5" calcext:value-type="float">
            <text:p>5</text:p>
          </table:table-cell>
          <table:table-cell office:value-type="float" office:value="187.20767" calcext:value-type="float">
            <text:p>187.2076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1583" calcext:value-type="float">
            <text:p>176.41583</text:p>
          </table:table-cell>
          <table:table-cell office:value-type="float" office:value="5.6670103" calcext:value-type="float">
            <text:p>5.6670103</text:p>
          </table:table-cell>
          <table:table-cell office:value-type="float" office:value="165.61066" calcext:value-type="float">
            <text:p>165.61066</text:p>
          </table:table-cell>
          <table:table-cell office:value-type="float" office:value="6" calcext:value-type="float">
            <text:p>6</text:p>
          </table:table-cell>
          <table:table-cell office:value-type="float" office:value="154.80305" calcext:value-type="float">
            <text:p>154.80305</text:p>
          </table:table-cell>
          <table:table-cell office:value-type="float" office:value="5.9402504" calcext:value-type="float">
            <text:p>5.9402504</text:p>
          </table:table-cell>
          <table:table-cell office:value-type="float" office:value="187.20743" calcext:value-type="float">
            <text:p>187.20743</text:p>
          </table:table-cell>
          <table:table-cell office:value-type="float" office:value="6.3709836" calcext:value-type="float">
            <text:p>6.3709836</text:p>
          </table:table-cell>
          <table:table-cell office:value-type="float" office:value="176.40485" calcext:value-type="float">
            <text:p>176.40485</text:p>
          </table:table-cell>
          <table:table-cell office:value-type="float" office:value="6.000628" calcext:value-type="float">
            <text:p>6.000628</text:p>
          </table:table-cell>
          <table:table-cell office:value-type="float" office:value="165.60434" calcext:value-type="float">
            <text:p>165.60434</text:p>
          </table:table-cell>
          <table:table-cell office:value-type="float" office:value="7.2076197" calcext:value-type="float">
            <text:p>7.2076197</text:p>
          </table:table-cell>
          <table:table-cell office:value-type="float" office:value="154.80531" calcext:value-type="float">
            <text:p>154.80531</text:p>
          </table:table-cell>
          <table:table-cell office:value-type="float" office:value="5" calcext:value-type="float">
            <text:p>5</text:p>
          </table:table-cell>
          <table:table-cell office:value-type="float" office:value="187.21771" calcext:value-type="float">
            <text:p>187.2177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1785" calcext:value-type="float">
            <text:p>176.41785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97" calcext:value-type="float">
            <text:p>165.60397</text:p>
          </table:table-cell>
          <table:table-cell office:value-type="float" office:value="8.29732" calcext:value-type="float">
            <text:p>8.29732</text:p>
          </table:table-cell>
          <table:table-cell office:value-type="float" office:value="154.80333" calcext:value-type="float">
            <text:p>154.80333</text:p>
          </table:table-cell>
          <table:table-cell office:value-type="float" office:value="5" calcext:value-type="float">
            <text:p>5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57898" calcext:value-type="float">
            <text:p>176.57898</text:p>
          </table:table-cell>
          <table:table-cell office:value-type="float" office:value="5.6673756" calcext:value-type="float">
            <text:p>5.6673756</text:p>
          </table:table-cell>
          <table:table-cell office:value-type="float" office:value="165.61203" calcext:value-type="float">
            <text:p>165.61203</text:p>
          </table:table-cell>
          <table:table-cell office:value-type="float" office:value="6.000871" calcext:value-type="float">
            <text:p>6.000871</text:p>
          </table:table-cell>
          <table:table-cell office:value-type="float" office:value="154.80354" calcext:value-type="float">
            <text:p>154.80354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096" calcext:value-type="float">
            <text:p>176.4096</text:p>
          </table:table-cell>
          <table:table-cell office:value-type="float" office:value="5.667658" calcext:value-type="float">
            <text:p>5.667658</text:p>
          </table:table-cell>
          <table:table-cell office:value-type="float" office:value="165.60452" calcext:value-type="float">
            <text:p>165.60452</text:p>
          </table:table-cell>
          <table:table-cell office:value-type="float" office:value="6.000474" calcext:value-type="float">
            <text:p>6.000474</text:p>
          </table:table-cell>
          <table:table-cell office:value-type="float" office:value="154.9405" calcext:value-type="float">
            <text:p>154.940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6" calcext:value-type="float">
            <text:p>176.4036</text:p>
          </table:table-cell>
          <table:table-cell office:value-type="float" office:value="5.667641" calcext:value-type="float">
            <text:p>5.667641</text:p>
          </table:table-cell>
          <table:table-cell office:value-type="float" office:value="165.60657" calcext:value-type="float">
            <text:p>165.60657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1233" calcext:value-type="float">
            <text:p>155.1233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0352" calcext:value-type="float">
            <text:p>187.20352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54211" calcext:value-type="float">
            <text:p>176.54211</text:p>
          </table:table-cell>
          <table:table-cell office:value-type="float" office:value="9.915231" calcext:value-type="float">
            <text:p>9.915231</text:p>
          </table:table-cell>
          <table:table-cell office:value-type="float" office:value="165.807" calcext:value-type="float">
            <text:p>165.807</text:p>
          </table:table-cell>
          <table:table-cell office:value-type="float" office:value="9.140078" calcext:value-type="float">
            <text:p>9.140078</text:p>
          </table:table-cell>
          <table:table-cell office:value-type="float" office:value="154.80351" calcext:value-type="float">
            <text:p>154.80351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682" calcext:value-type="float">
            <text:p>187.2068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4" calcext:value-type="float">
            <text:p>165.6034</text:p>
          </table:table-cell>
          <table:table-cell office:value-type="float" office:value="6.000557" calcext:value-type="float">
            <text:p>6.000557</text:p>
          </table:table-cell>
          <table:table-cell office:value-type="float" office:value="154.80495" calcext:value-type="float">
            <text:p>154.80495</text:p>
          </table:table-cell>
          <table:table-cell office:value-type="float" office:value="5.375" calcext:value-type="float">
            <text:p>5.375</text:p>
          </table:table-cell>
          <table:table-cell office:value-type="float" office:value="198.47546" calcext:value-type="float">
            <text:p>198.47546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49" calcext:value-type="float">
            <text:p>176.4049</text:p>
          </table:table-cell>
          <table:table-cell office:value-type="float" office:value="6.0416665" calcext:value-type="float">
            <text:p>6.0416665</text:p>
          </table:table-cell>
          <table:table-cell office:value-type="float" office:value="165.60703" calcext:value-type="float">
            <text:p>165.60703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418" calcext:value-type="float">
            <text:p>154.8041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67" calcext:value-type="float">
            <text:p>187.20767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1583" calcext:value-type="float">
            <text:p>176.41583</text:p>
          </table:table-cell>
          <table:table-cell office:value-type="float" office:value="5.667222" calcext:value-type="float">
            <text:p>5.667222</text:p>
          </table:table-cell>
          <table:table-cell office:value-type="float" office:value="165.61066" calcext:value-type="float">
            <text:p>165.6106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05" calcext:value-type="float">
            <text:p>154.80305</text:p>
          </table:table-cell>
          <table:table-cell office:value-type="float" office:value="8.191168" calcext:value-type="float">
            <text:p>8.191168</text:p>
          </table:table-cell>
          <table:table-cell office:value-type="float" office:value="254.73495" calcext:value-type="float">
            <text:p>254.73495</text:p>
          </table:table-cell>
          <table:table-cell office:value-type="float" office:value="7.571533" calcext:value-type="float">
            <text:p>7.571533</text:p>
          </table:table-cell>
          <table:table-cell office:value-type="float" office:value="176.40485" calcext:value-type="float">
            <text:p>176.40485</text:p>
          </table:table-cell>
          <table:table-cell office:value-type="float" office:value="8.768758" calcext:value-type="float">
            <text:p>8.768758</text:p>
          </table:table-cell>
          <table:table-cell office:value-type="float" office:value="248.64822" calcext:value-type="float">
            <text:p>248.64822</text:p>
          </table:table-cell>
          <table:table-cell office:value-type="float" office:value="8.587534" calcext:value-type="float">
            <text:p>8.587534</text:p>
          </table:table-cell>
          <table:table-cell office:value-type="float" office:value="196.20274" calcext:value-type="float">
            <text:p>196.20274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1771" calcext:value-type="float">
            <text:p>187.2177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1785" calcext:value-type="float">
            <text:p>176.41785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60397" calcext:value-type="float">
            <text:p>165.60397</text:p>
          </table:table-cell>
          <table:table-cell office:value-type="float" office:value="20.500755" calcext:value-type="float">
            <text:p>20.500755</text:p>
          </table:table-cell>
          <table:table-cell office:value-type="float" office:value="154.80333" calcext:value-type="float">
            <text:p>154.80333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57898" calcext:value-type="float">
            <text:p>176.57898</text:p>
          </table:table-cell>
          <table:table-cell office:value-type="float" office:value="5.6676083" calcext:value-type="float">
            <text:p>5.6676083</text:p>
          </table:table-cell>
          <table:table-cell office:value-type="float" office:value="165.61203" calcext:value-type="float">
            <text:p>165.61203</text:p>
          </table:table-cell>
          <table:table-cell office:value-type="float" office:value="6.000981" calcext:value-type="float">
            <text:p>6.000981</text:p>
          </table:table-cell>
          <table:table-cell office:value-type="float" office:value="154.80354" calcext:value-type="float">
            <text:p>154.80354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96" calcext:value-type="float">
            <text:p>154.2696</text:p>
          </table:table-cell>
          <table:table-cell office:value-type="float" office:value="7.6351166" calcext:value-type="float">
            <text:p>7.6351166</text:p>
          </table:table-cell>
          <table:table-cell office:value-type="float" office:value="143.46452" calcext:value-type="float">
            <text:p>143.46452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8005" calcext:value-type="float">
            <text:p>132.8005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6.94493" calcext:value-type="float">
            <text:p>176.94493</text:p>
          </table:table-cell>
          <table:table-cell office:value-type="float" office:value="5.861216" calcext:value-type="float">
            <text:p>5.861216</text:p>
          </table:table-cell>
          <table:table-cell office:value-type="float" office:value="166.1436" calcext:value-type="float">
            <text:p>166.1436</text:p>
          </table:table-cell>
          <table:table-cell office:value-type="float" office:value="8.037649" calcext:value-type="float">
            <text:p>8.037649</text:p>
          </table:table-cell>
          <table:table-cell office:value-type="float" office:value="155.34657" calcext:value-type="float">
            <text:p>155.34657</text:p>
          </table:table-cell>
          <table:table-cell office:value-type="float" office:value="9.570505" calcext:value-type="float">
            <text:p>9.570505</text:p>
          </table:table-cell>
          <table:table-cell office:value-type="float" office:value="144.86331" calcext:value-type="float">
            <text:p>144.86331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135" calcext:value-type="float">
            <text:p>171.8135</text:p>
          </table:table-cell>
          <table:table-cell office:value-type="float" office:value="11.935345" calcext:value-type="float">
            <text:p>11.935345</text:p>
          </table:table-cell>
          <table:table-cell office:value-type="float" office:value="161.15213" calcext:value-type="float">
            <text:p>161.15213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41699" calcext:value-type="float">
            <text:p>150.41699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4135" calcext:value-type="float">
            <text:p>139.4135</text:p>
          </table:table-cell>
          <table:table-cell office:value-type="float" office:value="6.699176" calcext:value-type="float">
            <text:p>6.699176</text:p>
          </table:table-cell>
          <table:table-cell office:value-type="float" office:value="133.4768" calcext:value-type="float">
            <text:p>133.4768</text:p>
          </table:table-cell>
          <table:table-cell office:value-type="float" office:value="8.202892" calcext:value-type="float">
            <text:p>8.202892</text:p>
          </table:table-cell>
          <table:table-cell office:value-type="float" office:value="122.67362" calcext:value-type="float">
            <text:p>122.67362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339" calcext:value-type="float">
            <text:p>111.87339</text:p>
          </table:table-cell>
          <table:table-cell office:value-type="float" office:value="9.259323" calcext:value-type="float">
            <text:p>9.259323</text:p>
          </table:table-cell>
          <table:table-cell office:value-type="float" office:value="101.07494" calcext:value-type="float">
            <text:p>101.07494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84.43546" calcext:value-type="float">
            <text:p>184.43546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62.3649" calcext:value-type="float">
            <text:p>162.3649</text:p>
          </table:table-cell>
          <table:table-cell office:value-type="float" office:value="6.5179396" calcext:value-type="float">
            <text:p>6.5179396</text:p>
          </table:table-cell>
          <table:table-cell office:value-type="float" office:value="151.56702" calcext:value-type="float">
            <text:p>151.56702</text:p>
          </table:table-cell>
          <table:table-cell office:value-type="float" office:value="7.2045717" calcext:value-type="float">
            <text:p>7.2045717</text:p>
          </table:table-cell>
          <table:table-cell office:value-type="float" office:value="140.76418" calcext:value-type="float">
            <text:p>140.76418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768" calcext:value-type="float">
            <text:p>179.91768</text:p>
          </table:table-cell>
          <table:table-cell office:value-type="float" office:value="5.9485793" calcext:value-type="float">
            <text:p>5.9485793</text:p>
          </table:table-cell>
          <table:table-cell office:value-type="float" office:value="169.12584" calcext:value-type="float">
            <text:p>169.12584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2065" calcext:value-type="float">
            <text:p>158.32065</text:p>
          </table:table-cell>
          <table:table-cell office:value-type="float" office:value="6.5106273" calcext:value-type="float">
            <text:p>6.5106273</text:p>
          </table:table-cell>
          <table:table-cell office:value-type="float" office:value="147.51306" calcext:value-type="float">
            <text:p>147.51306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239.07495" calcext:value-type="float">
            <text:p>239.07495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484" calcext:value-type="float">
            <text:p>160.74484</text:p>
          </table:table-cell>
          <table:table-cell office:value-type="float" office:value="11.682007" calcext:value-type="float">
            <text:p>11.682007</text:p>
          </table:table-cell>
          <table:table-cell office:value-type="float" office:value="232.98825" calcext:value-type="float">
            <text:p>232.98825</text:p>
          </table:table-cell>
          <table:table-cell office:value-type="float" office:value="11.201009" calcext:value-type="float">
            <text:p>11.201009</text:p>
          </table:table-cell>
          <table:table-cell office:value-type="float" office:value="180.54274" calcext:value-type="float">
            <text:p>180.54274</text:p>
          </table:table-cell>
          <table:table-cell office:value-type="float" office:value="23.000553" calcext:value-type="float">
            <text:p>23.000553</text:p>
          </table:table-cell>
          <table:table-cell office:value-type="float" office:value="154.54771" calcext:value-type="float">
            <text:p>154.54771</text:p>
          </table:table-cell>
          <table:table-cell office:value-type="float" office:value="23.000502" calcext:value-type="float">
            <text:p>23.000502</text:p>
          </table:table-cell>
          <table:table-cell office:value-type="float" office:value="154.54787" calcext:value-type="float">
            <text:p>154.54787</text:p>
          </table:table-cell>
          <table:table-cell office:value-type="float" office:value="23" calcext:value-type="float">
            <text:p>23</text:p>
          </table:table-cell>
          <table:table-cell office:value-type="float" office:value="154.53395" calcext:value-type="float">
            <text:p>154.53395</text:p>
          </table:table-cell>
          <table:table-cell office:value-type="float" office:value="23.000187" calcext:value-type="float">
            <text:p>23.000187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6.5878835" calcext:value-type="float">
            <text:p>6.5878835</text:p>
          </table:table-cell>
          <table:table-cell office:value-type="float" office:value="136.98492" calcext:value-type="float">
            <text:p>136.98492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358986" calcext:value-type="float">
            <text:p>126.358986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9202" calcext:value-type="float">
            <text:p>115.39202</text:p>
          </table:table-cell>
          <table:table-cell office:value-type="float" office:value="7.652841" calcext:value-type="float">
            <text:p>7.652841</text:p>
          </table:table-cell>
          <table:table-cell office:value-type="float" office:value="104.583534" calcext:value-type="float">
            <text:p>104.583534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16.01959" calcext:value-type="float">
            <text:p>216.01959</text:p>
          </table:table-cell>
          <table:table-cell office:value-type="float" office:value="8.267702" calcext:value-type="float">
            <text:p>8.267702</text:p>
          </table:table-cell>
          <table:table-cell office:value-type="float" office:value="143.46452" calcext:value-type="float">
            <text:p>143.46452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8005" calcext:value-type="float">
            <text:p>132.8005</text:p>
          </table:table-cell>
          <table:table-cell office:value-type="float" office:value="5.5483203" calcext:value-type="float">
            <text:p>5.5483203</text:p>
          </table:table-cell>
          <table:table-cell office:value-type="float" office:value="387.97" calcext:value-type="float">
            <text:p>387.97</text:p>
          </table:table-cell>
          <table:table-cell office:value-type="float" office:value="9.957544" calcext:value-type="float">
            <text:p>9.957544</text:p>
          </table:table-cell>
          <table:table-cell office:value-type="float" office:value="289.03345" calcext:value-type="float">
            <text:p>289.03345</text:p>
          </table:table-cell>
          <table:table-cell office:value-type="float" office:value="8.293019" calcext:value-type="float">
            <text:p>8.293019</text:p>
          </table:table-cell>
          <table:table-cell office:value-type="float" office:value="387.97614" calcext:value-type="float">
            <text:p>387.97614</text:p>
          </table:table-cell>
          <table:table-cell office:value-type="float" office:value="9.83741" calcext:value-type="float">
            <text:p>9.83741</text:p>
          </table:table-cell>
          <table:table-cell office:value-type="float" office:value="388" calcext:value-type="float">
            <text:p>388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234.81352" calcext:value-type="float">
            <text:p>234.81352</text:p>
          </table:table-cell>
          <table:table-cell office:value-type="float" office:value="12.489087" calcext:value-type="float">
            <text:p>12.489087</text:p>
          </table:table-cell>
          <table:table-cell office:value-type="float" office:value="161.15213" calcext:value-type="float">
            <text:p>161.15213</text:p>
          </table:table-cell>
          <table:table-cell office:value-type="float" office:value="13.45" calcext:value-type="float">
            <text:p>13.45</text:p>
          </table:table-cell>
          <table:table-cell office:value-type="float" office:value="150.41699" calcext:value-type="float">
            <text:p>150.41699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4135" calcext:value-type="float">
            <text:p>139.4135</text:p>
          </table:table-cell>
          <table:table-cell office:value-type="float" office:value="8.436322" calcext:value-type="float">
            <text:p>8.436322</text:p>
          </table:table-cell>
          <table:table-cell office:value-type="float" office:value="185.5912" calcext:value-type="float">
            <text:p>185.5912</text:p>
          </table:table-cell>
          <table:table-cell office:value-type="float" office:value="8.636973" calcext:value-type="float">
            <text:p>8.636973</text:p>
          </table:table-cell>
          <table:table-cell office:value-type="float" office:value="122.67362" calcext:value-type="float">
            <text:p>122.67362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341" calcext:value-type="float">
            <text:p>185.62341</text:p>
          </table:table-cell>
          <table:table-cell office:value-type="float" office:value="9.795508" calcext:value-type="float">
            <text:p>9.795508</text:p>
          </table:table-cell>
          <table:table-cell office:value-type="float" office:value="117.1605" calcext:value-type="float">
            <text:p>117.1605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200.93546" calcext:value-type="float">
            <text:p>200.93546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78.8649" calcext:value-type="float">
            <text:p>178.8649</text:p>
          </table:table-cell>
          <table:table-cell office:value-type="float" office:value="7.018806" calcext:value-type="float">
            <text:p>7.018806</text:p>
          </table:table-cell>
          <table:table-cell office:value-type="float" office:value="166.593" calcext:value-type="float">
            <text:p>166.593</text:p>
          </table:table-cell>
          <table:table-cell office:value-type="float" office:value="7.340144" calcext:value-type="float">
            <text:p>7.340144</text:p>
          </table:table-cell>
          <table:table-cell office:value-type="float" office:value="140.76418" calcext:value-type="float">
            <text:p>140.76418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768" calcext:value-type="float">
            <text:p>179.91768</text:p>
          </table:table-cell>
          <table:table-cell office:value-type="float" office:value="6.0434904" calcext:value-type="float">
            <text:p>6.0434904</text:p>
          </table:table-cell>
          <table:table-cell office:value-type="float" office:value="169.12584" calcext:value-type="float">
            <text:p>169.12584</text:p>
          </table:table-cell>
          <table:table-cell office:value-type="float" office:value="6.4083333" calcext:value-type="float">
            <text:p>6.4083333</text:p>
          </table:table-cell>
          <table:table-cell office:value-type="float" office:value="158.32065" calcext:value-type="float">
            <text:p>158.32065</text:p>
          </table:table-cell>
          <table:table-cell office:value-type="float" office:value="6.5913687" calcext:value-type="float">
            <text:p>6.5913687</text:p>
          </table:table-cell>
          <table:table-cell office:value-type="float" office:value="147.51306" calcext:value-type="float">
            <text:p>147.51306</text:p>
          </table:table-cell>
          <table:table-cell office:value-type="float" office:value="11.75" calcext:value-type="float">
            <text:p>11.75</text:p>
          </table:table-cell>
          <table:table-cell office:value-type="float" office:value="239.07495" calcext:value-type="float">
            <text:p>239.07495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221.24484" calcext:value-type="float">
            <text:p>221.24484</text:p>
          </table:table-cell>
          <table:table-cell office:value-type="float" office:value="11.922078" calcext:value-type="float">
            <text:p>11.922078</text:p>
          </table:table-cell>
          <table:table-cell office:value-type="float" office:value="232.98825" calcext:value-type="float">
            <text:p>232.98825</text:p>
          </table:table-cell>
          <table:table-cell office:value-type="float" office:value="12.519893" calcext:value-type="float">
            <text:p>12.519893</text:p>
          </table:table-cell>
          <table:table-cell office:value-type="float" office:value="220.10925" calcext:value-type="float">
            <text:p>220.10925</text:p>
          </table:table-cell>
          <table:table-cell office:value-type="float" office:value="23.000765" calcext:value-type="float">
            <text:p>23.000765</text:p>
          </table:table-cell>
          <table:table-cell office:value-type="float" office:value="154.54771" calcext:value-type="float">
            <text:p>154.54771</text:p>
          </table:table-cell>
          <table:table-cell office:value-type="float" office:value="23.00093" calcext:value-type="float">
            <text:p>23.00093</text:p>
          </table:table-cell>
          <table:table-cell office:value-type="float" office:value="154.54787" calcext:value-type="float">
            <text:p>154.5478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95" calcext:value-type="float">
            <text:p>154.53395</text:p>
          </table:table-cell>
          <table:table-cell office:value-type="float" office:value="23.000425" calcext:value-type="float">
            <text:p>23.000425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6.8338914" calcext:value-type="float">
            <text:p>6.8338914</text:p>
          </table:table-cell>
          <table:table-cell office:value-type="float" office:value="361.08585" calcext:value-type="float">
            <text:p>361.08585</text:p>
          </table:table-cell>
          <table:table-cell office:value-type="float" office:value="7.7166667" calcext:value-type="float">
            <text:p>7.7166667</text:p>
          </table:table-cell>
          <table:table-cell office:value-type="float" office:value="126.358986" calcext:value-type="float">
            <text:p>126.358986</text:p>
          </table:table-cell>
          <table:table-cell office:value-type="float" office:value="7.5159135" calcext:value-type="float">
            <text:p>7.5159135</text:p>
          </table:table-cell>
          <table:table-cell office:value-type="float" office:value="387.9909" calcext:value-type="float">
            <text:p>387.9909</text:p>
          </table:table-cell>
          <table:table-cell office:value-type="float" office:value="7.963963" calcext:value-type="float">
            <text:p>7.9639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201.97958" calcext:value-type="float">
            <text:p>201.97958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455" calcext:value-type="float">
            <text:p>129.42455</text:p>
          </table:table-cell>
          <table:table-cell office:value-type="float" office:value="9.673269" calcext:value-type="float">
            <text:p>9.673269</text:p>
          </table:table-cell>
          <table:table-cell office:value-type="float" office:value="118.760506" calcext:value-type="float">
            <text:p>118.760506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6.746796" calcext:value-type="float">
            <text:p>16.746796</text:p>
          </table:table-cell>
          <table:table-cell office:value-type="float" office:value="103.00343" calcext:value-type="float">
            <text:p>103.00343</text:p>
          </table:table-cell>
          <table:table-cell office:value-type="float" office:value="20.805004" calcext:value-type="float">
            <text:p>20.805004</text:p>
          </table:table-cell>
          <table:table-cell office:value-type="float" office:value="201.94615" calcext:value-type="float">
            <text:p>201.94615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5.732569" calcext:value-type="float">
            <text:p>15.732569</text:p>
          </table:table-cell>
          <table:table-cell office:value-type="float" office:value="218.88354" calcext:value-type="float">
            <text:p>218.88354</text:p>
          </table:table-cell>
          <table:table-cell office:value-type="float" office:value="13.982105" calcext:value-type="float">
            <text:p>13.982105</text:p>
          </table:table-cell>
          <table:table-cell office:value-type="float" office:value="145.22212" calcext:value-type="float">
            <text:p>145.22212</text:p>
          </table:table-cell>
          <table:table-cell office:value-type="float" office:value="14.308725" calcext:value-type="float">
            <text:p>14.308725</text:p>
          </table:table-cell>
          <table:table-cell office:value-type="float" office:value="134.48698" calcext:value-type="float">
            <text:p>134.48698</text:p>
          </table:table-cell>
          <table:table-cell office:value-type="float" office:value="14.902482" calcext:value-type="float">
            <text:p>14.902482</text:p>
          </table:table-cell>
          <table:table-cell office:value-type="float" office:value="123.48352" calcext:value-type="float">
            <text:p>123.48352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67.7712" calcext:value-type="float">
            <text:p>167.7712</text:p>
          </table:table-cell>
          <table:table-cell office:value-type="float" office:value="11.512015" calcext:value-type="float">
            <text:p>11.512015</text:p>
          </table:table-cell>
          <table:table-cell office:value-type="float" office:value="104.853615" calcext:value-type="float">
            <text:p>104.853615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0344" calcext:value-type="float">
            <text:p>167.80344</text:p>
          </table:table-cell>
          <table:table-cell office:value-type="float" office:value="12.9960575" calcext:value-type="float">
            <text:p>12.9960575</text:p>
          </table:table-cell>
          <table:table-cell office:value-type="float" office:value="99.34049" calcext:value-type="float">
            <text:p>99.34049</text:p>
          </table:table-cell>
          <table:table-cell office:value-type="float" office:value="6.9452286" calcext:value-type="float">
            <text:p>6.9452286</text:p>
          </table:table-cell>
          <table:table-cell office:value-type="float" office:value="186.89545" calcext:value-type="float">
            <text:p>186.89545</text:p>
          </table:table-cell>
          <table:table-cell office:value-type="float" office:value="7.125" calcext:value-type="float">
            <text:p>7.125</text:p>
          </table:table-cell>
          <table:table-cell office:value-type="float" office:value="164.82489" calcext:value-type="float">
            <text:p>164.82489</text:p>
          </table:table-cell>
          <table:table-cell office:value-type="float" office:value="7.5163484" calcext:value-type="float">
            <text:p>7.5163484</text:p>
          </table:table-cell>
          <table:table-cell office:value-type="float" office:value="152.553" calcext:value-type="float">
            <text:p>152.553</text:p>
          </table:table-cell>
          <table:table-cell office:value-type="float" office:value="8.250994" calcext:value-type="float">
            <text:p>8.250994</text:p>
          </table:table-cell>
          <table:table-cell office:value-type="float" office:value="126.724174" calcext:value-type="float">
            <text:p>126.724174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769" calcext:value-type="float">
            <text:p>163.98769</text:p>
          </table:table-cell>
          <table:table-cell office:value-type="float" office:value="6.780135" calcext:value-type="float">
            <text:p>6.780135</text:p>
          </table:table-cell>
          <table:table-cell office:value-type="float" office:value="153.19583" calcext:value-type="float">
            <text:p>153.19583</text:p>
          </table:table-cell>
          <table:table-cell office:value-type="float" office:value="7.479706" calcext:value-type="float">
            <text:p>7.479706</text:p>
          </table:table-cell>
          <table:table-cell office:value-type="float" office:value="142.39064" calcext:value-type="float">
            <text:p>142.3906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58307" calcext:value-type="float">
            <text:p>131.58307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223.14494" calcext:value-type="float">
            <text:p>223.14494</text:p>
          </table:table-cell>
          <table:table-cell office:value-type="float" office:value="12.575" calcext:value-type="float">
            <text:p>12.575</text:p>
          </table:table-cell>
          <table:table-cell office:value-type="float" office:value="205.31483" calcext:value-type="float">
            <text:p>205.31483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217.05824" calcext:value-type="float">
            <text:p>217.05824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204.17924" calcext:value-type="float">
            <text:p>204.179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1771" calcext:value-type="float">
            <text:p>122.41771</text:p>
          </table:table-cell>
          <table:table-cell office:value-type="float" office:value="23.999699" calcext:value-type="float">
            <text:p>23.999699</text:p>
          </table:table-cell>
          <table:table-cell office:value-type="float" office:value="122.41786" calcext:value-type="float">
            <text:p>122.4178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946" calcext:value-type="float">
            <text:p>122.4039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355.14584" calcext:value-type="float">
            <text:p>355.14584</text:p>
          </table:table-cell>
          <table:table-cell office:value-type="float" office:value="7.9" calcext:value-type="float">
            <text:p>7.9</text:p>
          </table:table-cell>
          <table:table-cell office:value-type="float" office:value="120.41898" calcext:value-type="float">
            <text:p>120.41898</text:p>
          </table:table-cell>
          <table:table-cell office:value-type="float" office:value="8.983298" calcext:value-type="float">
            <text:p>8.983298</text:p>
          </table:table-cell>
          <table:table-cell office:value-type="float" office:value="382.0509" calcext:value-type="float">
            <text:p>382.0509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82.06" calcext:value-type="float">
            <text:p>382.0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201.97958" calcext:value-type="float">
            <text:p>201.97958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455" calcext:value-type="float">
            <text:p>129.42455</text:p>
          </table:table-cell>
          <table:table-cell office:value-type="float" office:value="11.02556" calcext:value-type="float">
            <text:p>11.02556</text:p>
          </table:table-cell>
          <table:table-cell office:value-type="float" office:value="159.32924" calcext:value-type="float">
            <text:p>159.32924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9.561157" calcext:value-type="float">
            <text:p>19.561157</text:p>
          </table:table-cell>
          <table:table-cell office:value-type="float" office:value="187.43428" calcext:value-type="float">
            <text:p>187.43428</text:p>
          </table:table-cell>
          <table:table-cell office:value-type="float" office:value="21.120367" calcext:value-type="float">
            <text:p>21.120367</text:p>
          </table:table-cell>
          <table:table-cell office:value-type="float" office:value="201.94615" calcext:value-type="float">
            <text:p>201.94615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5.756037" calcext:value-type="float">
            <text:p>15.756037</text:p>
          </table:table-cell>
          <table:table-cell office:value-type="float" office:value="218.88354" calcext:value-type="float">
            <text:p>218.88354</text:p>
          </table:table-cell>
          <table:table-cell office:value-type="float" office:value="16.028706" calcext:value-type="float">
            <text:p>16.028706</text:p>
          </table:table-cell>
          <table:table-cell office:value-type="float" office:value="206.62013" calcext:value-type="float">
            <text:p>206.62013</text:p>
          </table:table-cell>
          <table:table-cell office:value-type="float" office:value="16.372253" calcext:value-type="float">
            <text:p>16.372253</text:p>
          </table:table-cell>
          <table:table-cell office:value-type="float" office:value="196.39282" calcext:value-type="float">
            <text:p>196.39282</text:p>
          </table:table-cell>
          <table:table-cell office:value-type="float" office:value="15.913156" calcext:value-type="float">
            <text:p>15.913156</text:p>
          </table:table-cell>
          <table:table-cell office:value-type="float" office:value="123.48352" calcext:value-type="float">
            <text:p>123.48352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67.7712" calcext:value-type="float">
            <text:p>167.7712</text:p>
          </table:table-cell>
          <table:table-cell office:value-type="float" office:value="13.848228" calcext:value-type="float">
            <text:p>13.848228</text:p>
          </table:table-cell>
          <table:table-cell office:value-type="float" office:value="174.94" calcext:value-type="float">
            <text:p>174.94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0344" calcext:value-type="float">
            <text:p>167.80344</text:p>
          </table:table-cell>
          <table:table-cell office:value-type="float" office:value="15.97276" calcext:value-type="float">
            <text:p>15.97276</text:p>
          </table:table-cell>
          <table:table-cell office:value-type="float" office:value="188.64157" calcext:value-type="float">
            <text:p>188.64157</text:p>
          </table:table-cell>
          <table:table-cell office:value-type="float" office:value="7.009901" calcext:value-type="float">
            <text:p>7.009901</text:p>
          </table:table-cell>
          <table:table-cell office:value-type="float" office:value="186.89545" calcext:value-type="float">
            <text:p>186.89545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64.82489" calcext:value-type="float">
            <text:p>164.82489</text:p>
          </table:table-cell>
          <table:table-cell office:value-type="float" office:value="7.6636267" calcext:value-type="float">
            <text:p>7.6636267</text:p>
          </table:table-cell>
          <table:table-cell office:value-type="float" office:value="152.553" calcext:value-type="float">
            <text:p>152.553</text:p>
          </table:table-cell>
          <table:table-cell office:value-type="float" office:value="8.2956085" calcext:value-type="float">
            <text:p>8.2956085</text:p>
          </table:table-cell>
          <table:table-cell office:value-type="float" office:value="126.724174" calcext:value-type="float">
            <text:p>126.724174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769" calcext:value-type="float">
            <text:p>163.98769</text:p>
          </table:table-cell>
          <table:table-cell office:value-type="float" office:value="7.1647463" calcext:value-type="float">
            <text:p>7.1647463</text:p>
          </table:table-cell>
          <table:table-cell office:value-type="float" office:value="153.19583" calcext:value-type="float">
            <text:p>153.19583</text:p>
          </table:table-cell>
          <table:table-cell office:value-type="float" office:value="7.519068" calcext:value-type="float">
            <text:p>7.519068</text:p>
          </table:table-cell>
          <table:table-cell office:value-type="float" office:value="142.39064" calcext:value-type="float">
            <text:p>142.39064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58307" calcext:value-type="float">
            <text:p>131.58307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23.14494" calcext:value-type="float">
            <text:p>223.14494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205.31483" calcext:value-type="float">
            <text:p>205.31483</text:p>
          </table:table-cell>
          <table:table-cell office:value-type="float" office:value="14.925" calcext:value-type="float">
            <text:p>14.925</text:p>
          </table:table-cell>
          <table:table-cell office:value-type="float" office:value="217.05824" calcext:value-type="float">
            <text:p>217.05824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204.17924" calcext:value-type="float">
            <text:p>204.17924</text:p>
          </table:table-cell>
          <table:table-cell office:value-type="float" office:value="24" calcext:value-type="float">
            <text:p>24</text:p>
          </table:table-cell>
          <table:table-cell office:value-type="float" office:value="122.41771" calcext:value-type="float">
            <text:p>122.41771</text:p>
          </table:table-cell>
          <table:table-cell office:value-type="float" office:value="23.99982" calcext:value-type="float">
            <text:p>23.99982</text:p>
          </table:table-cell>
          <table:table-cell office:value-type="float" office:value="122.41786" calcext:value-type="float">
            <text:p>122.41786</text:p>
          </table:table-cell>
          <table:table-cell office:value-type="float" office:value="24" calcext:value-type="float">
            <text:p>24</text:p>
          </table:table-cell>
          <table:table-cell office:value-type="float" office:value="122.403946" calcext:value-type="float">
            <text:p>122.403946</text:p>
          </table:table-cell>
          <table:table-cell office:value-type="float" office:value="24" calcext:value-type="float">
            <text:p>24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8.35" calcext:value-type="float">
            <text:p>8.35</text:p>
          </table:table-cell>
          <table:table-cell office:value-type="float" office:value="355.14584" calcext:value-type="float">
            <text:p>355.14584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120.41898" calcext:value-type="float">
            <text:p>120.41898</text:p>
          </table:table-cell>
          <table:table-cell office:value-type="float" office:value="8.996089" calcext:value-type="float">
            <text:p>8.996089</text:p>
          </table:table-cell>
          <table:table-cell office:value-type="float" office:value="382.0509" calcext:value-type="float">
            <text:p>382.0509</text:p>
          </table:table-cell>
          <table:table-cell office:value-type="float" office:value="9.35" calcext:value-type="float">
            <text:p>9.35</text:p>
          </table:table-cell>
          <table:table-cell office:value-type="float" office:value="382.06" calcext:value-type="float">
            <text:p>382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.55959" calcext:value-type="float">
            <text:p>189.55959</text:p>
          </table:table-cell>
          <table:table-cell office:value-type="float" office:value="11.893469" calcext:value-type="float">
            <text:p>11.893469</text:p>
          </table:table-cell>
          <table:table-cell office:value-type="float" office:value="117.00455" calcext:value-type="float">
            <text:p>117.00455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46.90924" calcext:value-type="float">
            <text:p>146.90924</text:p>
          </table:table-cell>
          <table:table-cell office:value-type="float" office:value="23.00011" calcext:value-type="float">
            <text:p>23.00011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" calcext:value-type="float">
            <text:p>23</text:p>
          </table:table-cell>
          <table:table-cell office:value-type="float" office:value="130.46428" calcext:value-type="float">
            <text:p>130.46428</text:p>
          </table:table-cell>
          <table:table-cell office:value-type="float" office:value="23.000727" calcext:value-type="float">
            <text:p>23.000727</text:p>
          </table:table-cell>
          <table:table-cell office:value-type="float" office:value="155.77617" calcext:value-type="float">
            <text:p>155.77617</text:p>
          </table:table-cell>
          <table:table-cell office:value-type="float" office:value="23" calcext:value-type="float">
            <text:p>23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6.477137" calcext:value-type="float">
            <text:p>16.477137</text:p>
          </table:table-cell>
          <table:table-cell office:value-type="float" office:value="206.73358" calcext:value-type="float">
            <text:p>206.73358</text:p>
          </table:table-cell>
          <table:table-cell office:value-type="float" office:value="17.088284" calcext:value-type="float">
            <text:p>17.088284</text:p>
          </table:table-cell>
          <table:table-cell office:value-type="float" office:value="194.47014" calcext:value-type="float">
            <text:p>194.47014</text:p>
          </table:table-cell>
          <table:table-cell office:value-type="float" office:value="16.85" calcext:value-type="float">
            <text:p>16.85</text:p>
          </table:table-cell>
          <table:table-cell office:value-type="float" office:value="184.24283" calcext:value-type="float">
            <text:p>184.24283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52" calcext:value-type="float">
            <text:p>111.33352</text:p>
          </table:table-cell>
          <table:table-cell office:value-type="float" office:value="19.156702" calcext:value-type="float">
            <text:p>19.156702</text:p>
          </table:table-cell>
          <table:table-cell office:value-type="float" office:value="148.60118" calcext:value-type="float">
            <text:p>148.60118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5.76999" calcext:value-type="float">
            <text:p>155.76999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3342" calcext:value-type="float">
            <text:p>148.63342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69.47156" calcext:value-type="float">
            <text:p>169.47156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75.28546" calcext:value-type="float">
            <text:p>175.28546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53.2149" calcext:value-type="float">
            <text:p>153.2149</text:p>
          </table:table-cell>
          <table:table-cell office:value-type="float" office:value="8.438997" calcext:value-type="float">
            <text:p>8.438997</text:p>
          </table:table-cell>
          <table:table-cell office:value-type="float" office:value="140.94302" calcext:value-type="float">
            <text:p>140.94302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15.11417" calcext:value-type="float">
            <text:p>115.11417</text:p>
          </table:table-cell>
          <table:table-cell office:value-type="float" office:value="7.936252" calcext:value-type="float">
            <text:p>7.936252</text:p>
          </table:table-cell>
          <table:table-cell office:value-type="float" office:value="152.37767" calcext:value-type="float">
            <text:p>152.37767</text:p>
          </table:table-cell>
          <table:table-cell office:value-type="float" office:value="7.55" calcext:value-type="float">
            <text:p>7.55</text:p>
          </table:table-cell>
          <table:table-cell office:value-type="float" office:value="141.58582" calcext:value-type="float">
            <text:p>141.58582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130.78064" calcext:value-type="float">
            <text:p>130.78064</text:p>
          </table:table-cell>
          <table:table-cell office:value-type="float" office:value="8.845638" calcext:value-type="float">
            <text:p>8.845638</text:p>
          </table:table-cell>
          <table:table-cell office:value-type="float" office:value="119.973076" calcext:value-type="float">
            <text:p>119.973076</text:p>
          </table:table-cell>
          <table:table-cell office:value-type="float" office:value="16.679855" calcext:value-type="float">
            <text:p>16.679855</text:p>
          </table:table-cell>
          <table:table-cell office:value-type="float" office:value="209.37494" calcext:value-type="float">
            <text:p>209.37494</text:p>
          </table:table-cell>
          <table:table-cell office:value-type="float" office:value="16.755793" calcext:value-type="float">
            <text:p>16.755793</text:p>
          </table:table-cell>
          <table:table-cell office:value-type="float" office:value="191.54483" calcext:value-type="float">
            <text:p>191.54483</text:p>
          </table:table-cell>
          <table:table-cell office:value-type="float" office:value="15.35" calcext:value-type="float">
            <text:p>15.35</text:p>
          </table:table-cell>
          <table:table-cell office:value-type="float" office:value="203.28824" calcext:value-type="float">
            <text:p>203.28824</text:p>
          </table:table-cell>
          <table:table-cell office:value-type="float" office:value="15.847175" calcext:value-type="float">
            <text:p>15.847175</text:p>
          </table:table-cell>
          <table:table-cell office:value-type="float" office:value="190.40924" calcext:value-type="float">
            <text:p>190.4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378921" calcext:value-type="float">
            <text:p>9.378921</text:p>
          </table:table-cell>
          <table:table-cell office:value-type="float" office:value="340.02585" calcext:value-type="float">
            <text:p>340.02585</text:p>
          </table:table-cell>
          <table:table-cell office:value-type="float" office:value="9.15" calcext:value-type="float">
            <text:p>9.15</text:p>
          </table:table-cell>
          <table:table-cell office:value-type="float" office:value="105.298996" calcext:value-type="float">
            <text:p>105.298996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366.93088" calcext:value-type="float">
            <text:p>366.93088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66.94" calcext:value-type="float">
            <text:p>366.94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89.55959" calcext:value-type="float">
            <text:p>189.55959</text:p>
          </table:table-cell>
          <table:table-cell office:value-type="float" office:value="12.708845" calcext:value-type="float">
            <text:p>12.708845</text:p>
          </table:table-cell>
          <table:table-cell office:value-type="float" office:value="141.46584" calcext:value-type="float">
            <text:p>141.46584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46.90924" calcext:value-type="float">
            <text:p>146.90924</text:p>
          </table:table-cell>
          <table:table-cell office:value-type="float" office:value="23.000887" calcext:value-type="float">
            <text:p>23.000887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46428" calcext:value-type="float">
            <text:p>130.46428</text:p>
          </table:table-cell>
          <table:table-cell office:value-type="float" office:value="23.000948" calcext:value-type="float">
            <text:p>23.000948</text:p>
          </table:table-cell>
          <table:table-cell office:value-type="float" office:value="155.77617" calcext:value-type="float">
            <text:p>155.7761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7.632677" calcext:value-type="float">
            <text:p>17.632677</text:p>
          </table:table-cell>
          <table:table-cell office:value-type="float" office:value="206.73358" calcext:value-type="float">
            <text:p>206.73358</text:p>
          </table:table-cell>
          <table:table-cell office:value-type="float" office:value="17.791765" calcext:value-type="float">
            <text:p>17.791765</text:p>
          </table:table-cell>
          <table:table-cell office:value-type="float" office:value="194.47014" calcext:value-type="float">
            <text:p>194.47014</text:p>
          </table:table-cell>
          <table:table-cell office:value-type="float" office:value="18.958334" calcext:value-type="float">
            <text:p>18.958334</text:p>
          </table:table-cell>
          <table:table-cell office:value-type="float" office:value="184.24283" calcext:value-type="float">
            <text:p>184.24283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74.58353" calcext:value-type="float">
            <text:p>174.58353</text:p>
          </table:table-cell>
          <table:table-cell office:value-type="float" office:value="19.331415" calcext:value-type="float">
            <text:p>19.331415</text:p>
          </table:table-cell>
          <table:table-cell office:value-type="float" office:value="148.60118" calcext:value-type="float">
            <text:p>148.60118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5.76999" calcext:value-type="float">
            <text:p>155.76999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148.63342" calcext:value-type="float">
            <text:p>148.63342</text:p>
          </table:table-cell>
          <table:table-cell office:value-type="float" office:value="21.125" calcext:value-type="float">
            <text:p>21.125</text:p>
          </table:table-cell>
          <table:table-cell office:value-type="float" office:value="169.47156" calcext:value-type="float">
            <text:p>169.47156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75.28546" calcext:value-type="float">
            <text:p>175.28546</text:p>
          </table:table-cell>
          <table:table-cell office:value-type="float" office:value="8.85" calcext:value-type="float">
            <text:p>8.85</text:p>
          </table:table-cell>
          <table:table-cell office:value-type="float" office:value="153.2149" calcext:value-type="float">
            <text:p>153.2149</text:p>
          </table:table-cell>
          <table:table-cell office:value-type="float" office:value="9.17943" calcext:value-type="float">
            <text:p>9.17943</text:p>
          </table:table-cell>
          <table:table-cell office:value-type="float" office:value="163.156" calcext:value-type="float">
            <text:p>163.156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15.11417" calcext:value-type="float">
            <text:p>115.11417</text:p>
          </table:table-cell>
          <table:table-cell office:value-type="float" office:value="7.965844" calcext:value-type="float">
            <text:p>7.965844</text:p>
          </table:table-cell>
          <table:table-cell office:value-type="float" office:value="152.37767" calcext:value-type="float">
            <text:p>152.37767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8582" calcext:value-type="float">
            <text:p>141.58582</text:p>
          </table:table-cell>
          <table:table-cell office:value-type="float" office:value="8.165664" calcext:value-type="float">
            <text:p>8.165664</text:p>
          </table:table-cell>
          <table:table-cell office:value-type="float" office:value="387.97" calcext:value-type="float">
            <text:p>387.97</text:p>
          </table:table-cell>
          <table:table-cell office:value-type="float" office:value="8.923877" calcext:value-type="float">
            <text:p>8.923877</text:p>
          </table:table-cell>
          <table:table-cell office:value-type="float" office:value="119.973076" calcext:value-type="float">
            <text:p>119.973076</text:p>
          </table:table-cell>
          <table:table-cell office:value-type="float" office:value="17.082026" calcext:value-type="float">
            <text:p>17.082026</text:p>
          </table:table-cell>
          <table:table-cell office:value-type="float" office:value="209.37494" calcext:value-type="float">
            <text:p>209.37494</text:p>
          </table:table-cell>
          <table:table-cell office:value-type="float" office:value="17.338055" calcext:value-type="float">
            <text:p>17.338055</text:p>
          </table:table-cell>
          <table:table-cell office:value-type="float" office:value="209.0127" calcext:value-type="float">
            <text:p>209.01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203.28824" calcext:value-type="float">
            <text:p>203.28824</text:p>
          </table:table-cell>
          <table:table-cell office:value-type="float" office:value="17.520844" calcext:value-type="float">
            <text:p>17.520844</text:p>
          </table:table-cell>
          <table:table-cell office:value-type="float" office:value="190.40924" calcext:value-type="float">
            <text:p>190.4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27297" calcext:value-type="float">
            <text:p>9.427297</text:p>
          </table:table-cell>
          <table:table-cell office:value-type="float" office:value="340.02585" calcext:value-type="float">
            <text:p>340.02585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128.79901" calcext:value-type="float">
            <text:p>128.79901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366.93088" calcext:value-type="float">
            <text:p>366.93088</text:p>
          </table:table-cell>
          <table:table-cell office:value-type="float" office:value="10.6" calcext:value-type="float">
            <text:p>10.6</text:p>
          </table:table-cell>
          <table:table-cell office:value-type="float" office:value="366.94" calcext:value-type="float">
            <text:p>366.9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75.78958" calcext:value-type="float">
            <text:p>175.78958</text:p>
          </table:table-cell>
          <table:table-cell office:value-type="float" office:value="13.875" calcext:value-type="float">
            <text:p>13.875</text:p>
          </table:table-cell>
          <table:table-cell office:value-type="float" office:value="127.69583" calcext:value-type="float">
            <text:p>127.69583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133.13927" calcext:value-type="float">
            <text:p>133.1392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334274" calcext:value-type="float">
            <text:p>98.33427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3.646164" calcext:value-type="float">
            <text:p>123.646164</text:p>
          </table:table-cell>
          <table:table-cell office:value-type="float" office:value="23.999617" calcext:value-type="float">
            <text:p>23.999617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19.359459" calcext:value-type="float">
            <text:p>19.359459</text:p>
          </table:table-cell>
          <table:table-cell office:value-type="float" office:value="192.96355" calcext:value-type="float">
            <text:p>192.96355</text:p>
          </table:table-cell>
          <table:table-cell office:value-type="float" office:value="19.776632" calcext:value-type="float">
            <text:p>19.776632</text:p>
          </table:table-cell>
          <table:table-cell office:value-type="float" office:value="180.70016" calcext:value-type="float">
            <text:p>180.70016</text:p>
          </table:table-cell>
          <table:table-cell office:value-type="float" office:value="20.978317" calcext:value-type="float">
            <text:p>20.978317</text:p>
          </table:table-cell>
          <table:table-cell office:value-type="float" office:value="170.47285" calcext:value-type="float">
            <text:p>170.47285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60.81349" calcext:value-type="float">
            <text:p>160.81349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9.16116" calcext:value-type="float">
            <text:p>129.16116</text:p>
          </table:table-cell>
          <table:table-cell office:value-type="float" office:value="22.654728" calcext:value-type="float">
            <text:p>22.654728</text:p>
          </table:table-cell>
          <table:table-cell office:value-type="float" office:value="136.33003" calcext:value-type="float">
            <text:p>136.33003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34" calcext:value-type="float">
            <text:p>129.1934</text:p>
          </table:table-cell>
          <table:table-cell office:value-type="float" office:value="21.725" calcext:value-type="float">
            <text:p>21.725</text:p>
          </table:table-cell>
          <table:table-cell office:value-type="float" office:value="150.03154" calcext:value-type="float">
            <text:p>150.03154</text:p>
          </table:table-cell>
          <table:table-cell office:value-type="float" office:value="9.363514" calcext:value-type="float">
            <text:p>9.363514</text:p>
          </table:table-cell>
          <table:table-cell office:value-type="float" office:value="159.62546" calcext:value-type="float">
            <text:p>159.62546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37.55493" calcext:value-type="float">
            <text:p>137.55493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47.496" calcext:value-type="float">
            <text:p>147.496</text:p>
          </table:table-cell>
          <table:table-cell office:value-type="float" office:value="10" calcext:value-type="float">
            <text:p>10</text:p>
          </table:table-cell>
          <table:table-cell office:value-type="float" office:value="99.454155" calcext:value-type="float">
            <text:p>99.45415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136.17766" calcext:value-type="float">
            <text:p>136.17766</text:p>
          </table:table-cell>
          <table:table-cell office:value-type="float" office:value="8.864918" calcext:value-type="float">
            <text:p>8.864918</text:p>
          </table:table-cell>
          <table:table-cell office:value-type="float" office:value="125.38582" calcext:value-type="float">
            <text:p>125.38582</text:p>
          </table:table-cell>
          <table:table-cell office:value-type="float" office:value="9.307191" calcext:value-type="float">
            <text:p>9.307191</text:p>
          </table:table-cell>
          <table:table-cell office:value-type="float" office:value="371.77" calcext:value-type="float">
            <text:p>371.77</text:p>
          </table:table-cell>
          <table:table-cell office:value-type="float" office:value="9.53913" calcext:value-type="float">
            <text:p>9.53913</text:p>
          </table:table-cell>
          <table:table-cell office:value-type="float" office:value="103.77307" calcext:value-type="float">
            <text:p>103.77307</text:p>
          </table:table-cell>
          <table:table-cell office:value-type="float" office:value="19.689617" calcext:value-type="float">
            <text:p>19.689617</text:p>
          </table:table-cell>
          <table:table-cell office:value-type="float" office:value="193.17494" calcext:value-type="float">
            <text:p>193.17494</text:p>
          </table:table-cell>
          <table:table-cell office:value-type="float" office:value="19.350225" calcext:value-type="float">
            <text:p>19.350225</text:p>
          </table:table-cell>
          <table:table-cell office:value-type="float" office:value="192.8127" calcext:value-type="float">
            <text:p>192.8127</text:p>
          </table:table-cell>
          <table:table-cell office:value-type="float" office:value="19.485401" calcext:value-type="float">
            <text:p>19.485401</text:p>
          </table:table-cell>
          <table:table-cell office:value-type="float" office:value="187.08824" calcext:value-type="float">
            <text:p>187.08824</text:p>
          </table:table-cell>
          <table:table-cell office:value-type="float" office:value="19.395643" calcext:value-type="float">
            <text:p>19.395643</text:p>
          </table:table-cell>
          <table:table-cell office:value-type="float" office:value="174.20924" calcext:value-type="float">
            <text:p>174.2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26.25586" calcext:value-type="float">
            <text:p>326.25586</text:p>
          </table:table-cell>
          <table:table-cell office:value-type="float" office:value="10.388583" calcext:value-type="float">
            <text:p>10.388583</text:p>
          </table:table-cell>
          <table:table-cell office:value-type="float" office:value="115.02901" calcext:value-type="float">
            <text:p>115.02901</text:p>
          </table:table-cell>
          <table:table-cell office:value-type="float" office:value="10.988939" calcext:value-type="float">
            <text:p>10.988939</text:p>
          </table:table-cell>
          <table:table-cell office:value-type="float" office:value="353.16086" calcext:value-type="float">
            <text:p>353.16086</text:p>
          </table:table-cell>
          <table:table-cell office:value-type="float" office:value="11.025" calcext:value-type="float">
            <text:p>11.025</text:p>
          </table:table-cell>
          <table:table-cell office:value-type="float" office:value="353.17" calcext:value-type="float">
            <text:p>353.17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75.78958" calcext:value-type="float">
            <text:p>175.78958</text:p>
          </table:table-cell>
          <table:table-cell office:value-type="float" office:value="16.416666" calcext:value-type="float">
            <text:p>16.416666</text:p>
          </table:table-cell>
          <table:table-cell office:value-type="float" office:value="203.94582" calcext:value-type="float">
            <text:p>203.94582</text:p>
          </table:table-cell>
          <table:table-cell office:value-type="float" office:value="16.75" calcext:value-type="float">
            <text:p>16.75</text:p>
          </table:table-cell>
          <table:table-cell office:value-type="float" office:value="133.13927" calcext:value-type="float">
            <text:p>133.13927</text:p>
          </table:table-cell>
          <table:table-cell office:value-type="float" office:value="24" calcext:value-type="float">
            <text:p>24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4" calcext:value-type="float">
            <text:p>24</text:p>
          </table:table-cell>
          <table:table-cell office:value-type="float" office:value="98.334274" calcext:value-type="float">
            <text:p>98.334274</text:p>
          </table:table-cell>
          <table:table-cell office:value-type="float" office:value="24" calcext:value-type="float">
            <text:p>24</text:p>
          </table:table-cell>
          <table:table-cell office:value-type="float" office:value="123.646164" calcext:value-type="float">
            <text:p>123.646164</text:p>
          </table:table-cell>
          <table:table-cell office:value-type="float" office:value="23.999794" calcext:value-type="float">
            <text:p>23.999794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20.447775" calcext:value-type="float">
            <text:p>20.447775</text:p>
          </table:table-cell>
          <table:table-cell office:value-type="float" office:value="192.96355" calcext:value-type="float">
            <text:p>192.96355</text:p>
          </table:table-cell>
          <table:table-cell office:value-type="float" office:value="20.137213" calcext:value-type="float">
            <text:p>20.137213</text:p>
          </table:table-cell>
          <table:table-cell office:value-type="float" office:value="180.70016" calcext:value-type="float">
            <text:p>180.70016</text:p>
          </table:table-cell>
          <table:table-cell office:value-type="float" office:value="21.379725" calcext:value-type="float">
            <text:p>21.379725</text:p>
          </table:table-cell>
          <table:table-cell office:value-type="float" office:value="170.47285" calcext:value-type="float">
            <text:p>170.47285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60.81349" calcext:value-type="float">
            <text:p>160.81349</text:p>
          </table:table-cell>
          <table:table-cell office:value-type="float" office:value="23" calcext:value-type="float">
            <text:p>23</text:p>
          </table:table-cell>
          <table:table-cell office:value-type="float" office:value="129.16116" calcext:value-type="float">
            <text:p>129.16116</text:p>
          </table:table-cell>
          <table:table-cell office:value-type="float" office:value="22.895994" calcext:value-type="float">
            <text:p>22.895994</text:p>
          </table:table-cell>
          <table:table-cell office:value-type="float" office:value="136.33003" calcext:value-type="float">
            <text:p>136.33003</text:p>
          </table:table-cell>
          <table:table-cell office:value-type="float" office:value="23" calcext:value-type="float">
            <text:p>23</text:p>
          </table:table-cell>
          <table:table-cell office:value-type="float" office:value="129.1934" calcext:value-type="float">
            <text:p>129.1934</text:p>
          </table:table-cell>
          <table:table-cell office:value-type="float" office:value="23" calcext:value-type="float">
            <text:p>23</text:p>
          </table:table-cell>
          <table:table-cell office:value-type="float" office:value="150.03154" calcext:value-type="float">
            <text:p>150.03154</text:p>
          </table:table-cell>
          <table:table-cell office:value-type="float" office:value="9.489051" calcext:value-type="float">
            <text:p>9.489051</text:p>
          </table:table-cell>
          <table:table-cell office:value-type="float" office:value="159.62546" calcext:value-type="float">
            <text:p>159.62546</text:p>
          </table:table-cell>
          <table:table-cell office:value-type="float" office:value="10.1" calcext:value-type="float">
            <text:p>10.1</text:p>
          </table:table-cell>
          <table:table-cell office:value-type="float" office:value="160.55495" calcext:value-type="float">
            <text:p>160.55495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47.496" calcext:value-type="float">
            <text:p>147.496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22.45415" calcext:value-type="float">
            <text:p>122.45415</text:p>
          </table:table-cell>
          <table:table-cell office:value-type="float" office:value="8.742758" calcext:value-type="float">
            <text:p>8.742758</text:p>
          </table:table-cell>
          <table:table-cell office:value-type="float" office:value="372.5" calcext:value-type="float">
            <text:p>372.5</text:p>
          </table:table-cell>
          <table:table-cell office:value-type="float" office:value="9.153193" calcext:value-type="float">
            <text:p>9.153193</text:p>
          </table:table-cell>
          <table:table-cell office:value-type="float" office:value="387.99066" calcext:value-type="float">
            <text:p>387.99066</text:p>
          </table:table-cell>
          <table:table-cell office:value-type="float" office:value="9.361679" calcext:value-type="float">
            <text:p>9.361679</text:p>
          </table:table-cell>
          <table:table-cell office:value-type="float" office:value="371.77" calcext:value-type="float">
            <text:p>371.77</text:p>
          </table:table-cell>
          <table:table-cell office:value-type="float" office:value="9.851142" calcext:value-type="float">
            <text:p>9.851142</text:p>
          </table:table-cell>
          <table:table-cell office:value-type="float" office:value="388" calcext:value-type="float">
            <text:p>388</text:p>
          </table:table-cell>
          <table:table-cell office:value-type="float" office:value="19.741056" calcext:value-type="float">
            <text:p>19.741056</text:p>
          </table:table-cell>
          <table:table-cell office:value-type="float" office:value="193.17494" calcext:value-type="float">
            <text:p>193.17494</text:p>
          </table:table-cell>
          <table:table-cell office:value-type="float" office:value="19.389526" calcext:value-type="float">
            <text:p>19.389526</text:p>
          </table:table-cell>
          <table:table-cell office:value-type="float" office:value="192.8127" calcext:value-type="float">
            <text:p>192.8127</text:p>
          </table:table-cell>
          <table:table-cell office:value-type="float" office:value="20.072603" calcext:value-type="float">
            <text:p>20.072603</text:p>
          </table:table-cell>
          <table:table-cell office:value-type="float" office:value="187.08824" calcext:value-type="float">
            <text:p>187.08824</text:p>
          </table:table-cell>
          <table:table-cell office:value-type="float" office:value="20.272125" calcext:value-type="float">
            <text:p>20.272125</text:p>
          </table:table-cell>
          <table:table-cell office:value-type="float" office:value="174.20924" calcext:value-type="float">
            <text:p>174.2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326.25586" calcext:value-type="float">
            <text:p>326.25586</text:p>
          </table:table-cell>
          <table:table-cell office:value-type="float" office:value="11.057017" calcext:value-type="float">
            <text:p>11.057017</text:p>
          </table:table-cell>
          <table:table-cell office:value-type="float" office:value="135.08203" calcext:value-type="float">
            <text:p>135.08203</text:p>
          </table:table-cell>
          <table:table-cell office:value-type="float" office:value="11.291062" calcext:value-type="float">
            <text:p>11.291062</text:p>
          </table:table-cell>
          <table:table-cell office:value-type="float" office:value="353.16086" calcext:value-type="float">
            <text:p>353.16086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53.17" calcext:value-type="float">
            <text:p>353.17</text:p>
          </table:table-cell>
        </table:table-row>
        <table:table-row table:style-name="ro1">
          <table:table-cell office:value-type="float" office:value="17.117464" calcext:value-type="float">
            <text:p>17.117464</text:p>
          </table:table-cell>
          <table:table-cell office:value-type="float" office:value="162.0196" calcext:value-type="float">
            <text:p>162.0196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90.17578" calcext:value-type="float">
            <text:p>190.17578</text:p>
          </table:table-cell>
          <table:table-cell office:value-type="float" office:value="17.175" calcext:value-type="float">
            <text:p>17.175</text:p>
          </table:table-cell>
          <table:table-cell office:value-type="float" office:value="119.36929" calcext:value-type="float">
            <text:p>119.369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59355" calcext:value-type="float">
            <text:p>184.59355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2.33017" calcext:value-type="float">
            <text:p>172.3301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2.10286" calcext:value-type="float">
            <text:p>162.10286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52.4435" calcext:value-type="float">
            <text:p>152.44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116" calcext:value-type="float">
            <text:p>97.03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20003" calcext:value-type="float">
            <text:p>104.20003</text:p>
          </table:table-cell>
          <table:table-cell office:value-type="float" office:value="23.99194" calcext:value-type="float">
            <text:p>23.99194</text:p>
          </table:table-cell>
          <table:table-cell office:value-type="float" office:value="97.0634" calcext:value-type="float">
            <text:p>97.06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7.901535" calcext:value-type="float">
            <text:p>117.901535</text:p>
          </table:table-cell>
          <table:table-cell office:value-type="float" office:value="15.496884" calcext:value-type="float">
            <text:p>15.496884</text:p>
          </table:table-cell>
          <table:table-cell office:value-type="float" office:value="143.69545" calcext:value-type="float">
            <text:p>143.69545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44.62497" calcext:value-type="float">
            <text:p>144.62497</text:p>
          </table:table-cell>
          <table:table-cell office:value-type="float" office:value="12.203782" calcext:value-type="float">
            <text:p>12.203782</text:p>
          </table:table-cell>
          <table:table-cell office:value-type="float" office:value="131.566" calcext:value-type="float">
            <text:p>131.566</text:p>
          </table:table-cell>
          <table:table-cell office:value-type="float" office:value="12.31466" calcext:value-type="float">
            <text:p>12.31466</text:p>
          </table:table-cell>
          <table:table-cell office:value-type="float" office:value="106.52414" calcext:value-type="float">
            <text:p>106.52414</text:p>
          </table:table-cell>
          <table:table-cell office:value-type="float" office:value="9.725" calcext:value-type="float">
            <text:p>9.725</text:p>
          </table:table-cell>
          <table:table-cell office:value-type="float" office:value="356.02997" calcext:value-type="float">
            <text:p>356.02997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71.52066" calcext:value-type="float">
            <text:p>371.52066</text:p>
          </table:table-cell>
          <table:table-cell office:value-type="float" office:value="10.440117" calcext:value-type="float">
            <text:p>10.440117</text:p>
          </table:table-cell>
          <table:table-cell office:value-type="float" office:value="355.3" calcext:value-type="float">
            <text:p>355.3</text:p>
          </table:table-cell>
          <table:table-cell office:value-type="float" office:value="10.725" calcext:value-type="float">
            <text:p>10.725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0.884874" calcext:value-type="float">
            <text:p>20.884874</text:p>
          </table:table-cell>
          <table:table-cell office:value-type="float" office:value="178.86491" calcext:value-type="float">
            <text:p>178.86491</text:p>
          </table:table-cell>
          <table:table-cell office:value-type="float" office:value="21.208456" calcext:value-type="float">
            <text:p>21.208456</text:p>
          </table:table-cell>
          <table:table-cell office:value-type="float" office:value="178.50273" calcext:value-type="float">
            <text:p>178.50273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72.77821" calcext:value-type="float">
            <text:p>172.77821</text:p>
          </table:table-cell>
          <table:table-cell office:value-type="float" office:value="21.874588" calcext:value-type="float">
            <text:p>21.874588</text:p>
          </table:table-cell>
          <table:table-cell office:value-type="float" office:value="159.89922" calcext:value-type="float">
            <text:p>159.899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08.16586" calcext:value-type="float">
            <text:p>308.16586</text:p>
          </table:table-cell>
          <table:table-cell office:value-type="float" office:value="12.077627" calcext:value-type="float">
            <text:p>12.077627</text:p>
          </table:table-cell>
          <table:table-cell office:value-type="float" office:value="116.99203" calcext:value-type="float">
            <text:p>116.99203</text:p>
          </table:table-cell>
          <table:table-cell office:value-type="float" office:value="12.140152" calcext:value-type="float">
            <text:p>12.140152</text:p>
          </table:table-cell>
          <table:table-cell office:value-type="float" office:value="335.07086" calcext:value-type="float">
            <text:p>335.07086</text:p>
          </table:table-cell>
          <table:table-cell office:value-type="float" office:value="12.740334" calcext:value-type="float">
            <text:p>12.740334</text:p>
          </table:table-cell>
          <table:table-cell office:value-type="float" office:value="335.08002" calcext:value-type="float">
            <text:p>335.08002</text:p>
          </table:table-cell>
        </table:table-row>
        <table:table-row table:style-name="ro1">
          <table:table-cell office:value-type="float" office:value="18.423988" calcext:value-type="float">
            <text:p>18.423988</text:p>
          </table:table-cell>
          <table:table-cell office:value-type="float" office:value="201.21533" calcext:value-type="float">
            <text:p>201.21533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90.17578" calcext:value-type="float">
            <text:p>190.17578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19.36929" calcext:value-type="float">
            <text:p>119.369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59355" calcext:value-type="float">
            <text:p>184.59355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2.33017" calcext:value-type="float">
            <text:p>172.33017</text:p>
          </table:table-cell>
          <table:table-cell office:value-type="float" office:value="22" calcext:value-type="float">
            <text:p>22</text:p>
          </table:table-cell>
          <table:table-cell office:value-type="float" office:value="162.10286" calcext:value-type="float">
            <text:p>162.10286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52.4435" calcext:value-type="float">
            <text:p>152.4435</text:p>
          </table:table-cell>
          <table:table-cell office:value-type="float" office:value="24" calcext:value-type="float">
            <text:p>24</text:p>
          </table:table-cell>
          <table:table-cell office:value-type="float" office:value="97.03116" calcext:value-type="float">
            <text:p>97.03116</text:p>
          </table:table-cell>
          <table:table-cell office:value-type="float" office:value="24" calcext:value-type="float">
            <text:p>24</text:p>
          </table:table-cell>
          <table:table-cell office:value-type="float" office:value="104.20003" calcext:value-type="float">
            <text:p>104.20003</text:p>
          </table:table-cell>
          <table:table-cell office:value-type="float" office:value="23.992353" calcext:value-type="float">
            <text:p>23.992353</text:p>
          </table:table-cell>
          <table:table-cell office:value-type="float" office:value="97.0634" calcext:value-type="float">
            <text:p>97.0634</text:p>
          </table:table-cell>
          <table:table-cell office:value-type="float" office:value="24" calcext:value-type="float">
            <text:p>24</text:p>
          </table:table-cell>
          <table:table-cell office:value-type="float" office:value="117.901535" calcext:value-type="float">
            <text:p>117.901535</text:p>
          </table:table-cell>
          <table:table-cell office:value-type="float" office:value="16.993084" calcext:value-type="float">
            <text:p>16.993084</text:p>
          </table:table-cell>
          <table:table-cell office:value-type="float" office:value="143.69545" calcext:value-type="float">
            <text:p>143.69545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144.62497" calcext:value-type="float">
            <text:p>144.62497</text:p>
          </table:table-cell>
          <table:table-cell office:value-type="float" office:value="14.12253" calcext:value-type="float">
            <text:p>14.12253</text:p>
          </table:table-cell>
          <table:table-cell office:value-type="float" office:value="131.566" calcext:value-type="float">
            <text:p>131.566</text:p>
          </table:table-cell>
          <table:table-cell office:value-type="float" office:value="14.75913" calcext:value-type="float">
            <text:p>14.75913</text:p>
          </table:table-cell>
          <table:table-cell office:value-type="float" office:value="179.85822" calcext:value-type="float">
            <text:p>179.85822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56.02997" calcext:value-type="float">
            <text:p>356.02997</text:p>
          </table:table-cell>
          <table:table-cell office:value-type="float" office:value="10.75" calcext:value-type="float">
            <text:p>10.75</text:p>
          </table:table-cell>
          <table:table-cell office:value-type="float" office:value="371.52066" calcext:value-type="float">
            <text:p>371.52066</text:p>
          </table:table-cell>
          <table:table-cell office:value-type="float" office:value="11.077659" calcext:value-type="float">
            <text:p>11.077659</text:p>
          </table:table-cell>
          <table:table-cell office:value-type="float" office:value="374.42624" calcext:value-type="float">
            <text:p>374.42624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1.07739" calcext:value-type="float">
            <text:p>21.07739</text:p>
          </table:table-cell>
          <table:table-cell office:value-type="float" office:value="178.86491" calcext:value-type="float">
            <text:p>178.86491</text:p>
          </table:table-cell>
          <table:table-cell office:value-type="float" office:value="21.363037" calcext:value-type="float">
            <text:p>21.363037</text:p>
          </table:table-cell>
          <table:table-cell office:value-type="float" office:value="178.50273" calcext:value-type="float">
            <text:p>178.50273</text:p>
          </table:table-cell>
          <table:table-cell office:value-type="float" office:value="21.825" calcext:value-type="float">
            <text:p>21.825</text:p>
          </table:table-cell>
          <table:table-cell office:value-type="float" office:value="172.77821" calcext:value-type="float">
            <text:p>172.77821</text:p>
          </table:table-cell>
          <table:table-cell office:value-type="float" office:value="22.140316" calcext:value-type="float">
            <text:p>22.140316</text:p>
          </table:table-cell>
          <table:table-cell office:value-type="float" office:value="159.89922" calcext:value-type="float">
            <text:p>159.899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08.16586" calcext:value-type="float">
            <text:p>308.16586</text:p>
          </table:table-cell>
          <table:table-cell office:value-type="float" office:value="12.194164" calcext:value-type="float">
            <text:p>12.194164</text:p>
          </table:table-cell>
          <table:table-cell office:value-type="float" office:value="116.99203" calcext:value-type="float">
            <text:p>116.99203</text:p>
          </table:table-cell>
          <table:table-cell office:value-type="float" office:value="12.416729" calcext:value-type="float">
            <text:p>12.416729</text:p>
          </table:table-cell>
          <table:table-cell office:value-type="float" office:value="335.07086" calcext:value-type="float">
            <text:p>335.07086</text:p>
          </table:table-cell>
          <table:table-cell office:value-type="float" office:value="12.791861" calcext:value-type="float">
            <text:p>12.791861</text:p>
          </table:table-cell>
          <table:table-cell office:value-type="float" office:value="335.08002" calcext:value-type="float">
            <text:p>335.08002</text:p>
          </table:table-cell>
        </table:table-row>
        <table:table-row table:style-name="ro1">
          <table:table-cell office:value-type="float" office:value="20.427315" calcext:value-type="float">
            <text:p>20.427315</text:p>
          </table:table-cell>
          <table:table-cell office:value-type="float" office:value="190.14531" calcext:value-type="float">
            <text:p>190.14531</text:p>
          </table:table-cell>
          <table:table-cell office:value-type="float" office:value="19.35" calcext:value-type="float">
            <text:p>19.35</text:p>
          </table:table-cell>
          <table:table-cell office:value-type="float" office:value="179.10576" calcext:value-type="float">
            <text:p>179.10576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08.29934" calcext:value-type="float">
            <text:p>108.2993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59357" calcext:value-type="float">
            <text:p>130.59357</text:p>
          </table:table-cell>
          <table:table-cell office:value-type="float" office:value="23.000381" calcext:value-type="float">
            <text:p>23.000381</text:p>
          </table:table-cell>
          <table:table-cell office:value-type="float" office:value="129.13014" calcext:value-type="float">
            <text:p>129.13014</text:p>
          </table:table-cell>
          <table:table-cell office:value-type="float" office:value="23.000345" calcext:value-type="float">
            <text:p>23.000345</text:p>
          </table:table-cell>
          <table:table-cell office:value-type="float" office:value="129.70285" calcext:value-type="float">
            <text:p>129.70285</text:p>
          </table:table-cell>
          <table:table-cell office:value-type="float" office:value="23" calcext:value-type="float">
            <text:p>23</text:p>
          </table:table-cell>
          <table:table-cell office:value-type="float" office:value="130.84352" calcext:value-type="float">
            <text:p>130.84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990189" calcext:value-type="float">
            <text:p>17.990189</text:p>
          </table:table-cell>
          <table:table-cell office:value-type="float" office:value="127.76544" calcext:value-type="float">
            <text:p>127.76544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28.69496" calcext:value-type="float">
            <text:p>128.69496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15.63599" calcext:value-type="float">
            <text:p>115.63599</text:p>
          </table:table-cell>
          <table:table-cell office:value-type="float" office:value="19.448914" calcext:value-type="float">
            <text:p>19.448914</text:p>
          </table:table-cell>
          <table:table-cell office:value-type="float" office:value="163.9282" calcext:value-type="float">
            <text:p>163.9282</text:p>
          </table:table-cell>
          <table:table-cell office:value-type="float" office:value="17.3" calcext:value-type="float">
            <text:p>17.3</text:p>
          </table:table-cell>
          <table:table-cell office:value-type="float" office:value="133.01" calcext:value-type="float">
            <text:p>133.01</text:p>
          </table:table-cell>
          <table:table-cell office:value-type="float" office:value="17.941164" calcext:value-type="float">
            <text:p>17.941164</text:p>
          </table:table-cell>
          <table:table-cell office:value-type="float" office:value="148.50066" calcext:value-type="float">
            <text:p>148.50066</text:p>
          </table:table-cell>
          <table:table-cell office:value-type="float" office:value="18.416552" calcext:value-type="float">
            <text:p>18.416552</text:p>
          </table:table-cell>
          <table:table-cell office:value-type="float" office:value="151.4062" calcext:value-type="float">
            <text:p>151.4062</text:p>
          </table:table-cell>
          <table:table-cell office:value-type="float" office:value="18.3" calcext:value-type="float">
            <text:p>18.3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9.18488" calcext:value-type="float">
            <text:p>129.18488</text:p>
          </table:table-cell>
          <table:table-cell office:value-type="float" office:value="23" calcext:value-type="float">
            <text:p>23</text:p>
          </table:table-cell>
          <table:table-cell office:value-type="float" office:value="129.63274" calcext:value-type="float">
            <text:p>129.63274</text:p>
          </table:table-cell>
          <table:table-cell office:value-type="float" office:value="23" calcext:value-type="float">
            <text:p>23</text:p>
          </table:table-cell>
          <table:table-cell office:value-type="float" office:value="134.70824" calcext:value-type="float">
            <text:p>134.70824</text:p>
          </table:table-cell>
          <table:table-cell office:value-type="float" office:value="23" calcext:value-type="float">
            <text:p>23</text:p>
          </table:table-cell>
          <table:table-cell office:value-type="float" office:value="132.6292" calcext:value-type="float">
            <text:p>132.62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611925" calcext:value-type="float">
            <text:p>13.0611925</text:p>
          </table:table-cell>
          <table:table-cell office:value-type="float" office:value="288.45584" calcext:value-type="float">
            <text:p>288.45584</text:p>
          </table:table-cell>
          <table:table-cell office:value-type="float" office:value="13.074267" calcext:value-type="float">
            <text:p>13.074267</text:p>
          </table:table-cell>
          <table:table-cell office:value-type="float" office:value="97.28205" calcext:value-type="float">
            <text:p>97.28205</text:p>
          </table:table-cell>
          <table:table-cell office:value-type="float" office:value="13.526062" calcext:value-type="float">
            <text:p>13.526062</text:p>
          </table:table-cell>
          <table:table-cell office:value-type="float" office:value="315.36084" calcext:value-type="float">
            <text:p>315.36084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15.37" calcext:value-type="float">
            <text:p>315.37</text:p>
          </table:table-cell>
        </table:table-row>
        <table:table-row table:style-name="ro1">
          <table:table-cell office:value-type="float" office:value="20.958115" calcext:value-type="float">
            <text:p>20.958115</text:p>
          </table:table-cell>
          <table:table-cell office:value-type="float" office:value="190.14531" calcext:value-type="float">
            <text:p>190.14531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179.10576" calcext:value-type="float">
            <text:p>179.10576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71.54935" calcext:value-type="float">
            <text:p>171.549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9357" calcext:value-type="float">
            <text:p>130.59357</text:p>
          </table:table-cell>
          <table:table-cell office:value-type="float" office:value="23.00053" calcext:value-type="float">
            <text:p>23.00053</text:p>
          </table:table-cell>
          <table:table-cell office:value-type="float" office:value="129.13014" calcext:value-type="float">
            <text:p>129.13014</text:p>
          </table:table-cell>
          <table:table-cell office:value-type="float" office:value="23.000462" calcext:value-type="float">
            <text:p>23.000462</text:p>
          </table:table-cell>
          <table:table-cell office:value-type="float" office:value="129.70285" calcext:value-type="float">
            <text:p>129.702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4352" calcext:value-type="float">
            <text:p>130.84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253805" calcext:value-type="float">
            <text:p>18.253805</text:p>
          </table:table-cell>
          <table:table-cell office:value-type="float" office:value="127.76544" calcext:value-type="float">
            <text:p>127.76544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8.69496" calcext:value-type="float">
            <text:p>128.69496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135.63597" calcext:value-type="float">
            <text:p>135.63597</text:p>
          </table:table-cell>
          <table:table-cell office:value-type="float" office:value="19.491095" calcext:value-type="float">
            <text:p>19.491095</text:p>
          </table:table-cell>
          <table:table-cell office:value-type="float" office:value="163.9282" calcext:value-type="float">
            <text:p>163.9282</text:p>
          </table:table-cell>
          <table:table-cell office:value-type="float" office:value="18.1" calcext:value-type="float">
            <text:p>18.1</text:p>
          </table:table-cell>
          <table:table-cell office:value-type="float" office:value="133.01" calcext:value-type="float">
            <text:p>133.01</text:p>
          </table:table-cell>
          <table:table-cell office:value-type="float" office:value="18.02568" calcext:value-type="float">
            <text:p>18.02568</text:p>
          </table:table-cell>
          <table:table-cell office:value-type="float" office:value="151.03615" calcext:value-type="float">
            <text:p>151.03615</text:p>
          </table:table-cell>
          <table:table-cell office:value-type="float" office:value="18.510056" calcext:value-type="float">
            <text:p>18.510056</text:p>
          </table:table-cell>
          <table:table-cell office:value-type="float" office:value="151.4062" calcext:value-type="float">
            <text:p>151.4062</text:p>
          </table:table-cell>
          <table:table-cell office:value-type="float" office:value="19.1" calcext:value-type="float">
            <text:p>19.1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8488" calcext:value-type="float">
            <text:p>129.184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3274" calcext:value-type="float">
            <text:p>129.6327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70824" calcext:value-type="float">
            <text:p>134.7082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6292" calcext:value-type="float">
            <text:p>132.62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63472" calcext:value-type="float">
            <text:p>13.063472</text:p>
          </table:table-cell>
          <table:table-cell office:value-type="float" office:value="288.45584" calcext:value-type="float">
            <text:p>288.45584</text:p>
          </table:table-cell>
          <table:table-cell office:value-type="float" office:value="13.271619" calcext:value-type="float">
            <text:p>13.271619</text:p>
          </table:table-cell>
          <table:table-cell office:value-type="float" office:value="277.05936" calcext:value-type="float">
            <text:p>277.05936</text:p>
          </table:table-cell>
          <table:table-cell office:value-type="float" office:value="13.578514" calcext:value-type="float">
            <text:p>13.578514</text:p>
          </table:table-cell>
          <table:table-cell office:value-type="float" office:value="315.36084" calcext:value-type="float">
            <text:p>315.36084</text:p>
          </table:table-cell>
          <table:table-cell office:value-type="float" office:value="14.175" calcext:value-type="float">
            <text:p>14.175</text:p>
          </table:table-cell>
          <table:table-cell office:value-type="float" office:value="315.37" calcext:value-type="float">
            <text:p>315.37</text:p>
          </table:table-cell>
        </table:table-row>
        <table:table-row table:style-name="ro1">
          <table:table-cell office:value-type="float" office:value="23.000097" calcext:value-type="float">
            <text:p>23.000097</text:p>
          </table:table-cell>
          <table:table-cell office:value-type="float" office:value="129.39531" calcext:value-type="float">
            <text:p>129.39531</text:p>
          </table:table-cell>
          <table:table-cell office:value-type="float" office:value="23" calcext:value-type="float">
            <text:p>23</text:p>
          </table:table-cell>
          <table:table-cell office:value-type="float" office:value="129.15578" calcext:value-type="float">
            <text:p>129.15578</text:p>
          </table:table-cell>
          <table:table-cell office:value-type="float" office:value="23" calcext:value-type="float">
            <text:p>23</text:p>
          </table:table-cell>
          <table:table-cell office:value-type="float" office:value="132.39932" calcext:value-type="float">
            <text:p>132.399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6356" calcext:value-type="float">
            <text:p>98.46356</text:p>
          </table:table-cell>
          <table:table-cell office:value-type="float" office:value="23.998165" calcext:value-type="float">
            <text:p>23.998165</text:p>
          </table:table-cell>
          <table:table-cell office:value-type="float" office:value="97.00014" calcext:value-type="float">
            <text:p>97.000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72845" calcext:value-type="float">
            <text:p>97.572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1352" calcext:value-type="float">
            <text:p>98.71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26926" calcext:value-type="float">
            <text:p>19.26926</text:p>
          </table:table-cell>
          <table:table-cell office:value-type="float" office:value="109.135414" calcext:value-type="float">
            <text:p>109.135414</text:p>
          </table:table-cell>
          <table:table-cell office:value-type="float" office:value="19.4" calcext:value-type="float">
            <text:p>19.4</text:p>
          </table:table-cell>
          <table:table-cell office:value-type="float" office:value="110.065" calcext:value-type="float">
            <text:p>110.065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17.00594" calcext:value-type="float">
            <text:p>117.00594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45.29819" calcext:value-type="float">
            <text:p>145.29819</text:p>
          </table:table-cell>
          <table:table-cell office:value-type="float" office:value="18.998573" calcext:value-type="float">
            <text:p>18.998573</text:p>
          </table:table-cell>
          <table:table-cell office:value-type="float" office:value="118.70003" calcext:value-type="float">
            <text:p>118.70003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72612" calcext:value-type="float">
            <text:p>136.72612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37.09618" calcext:value-type="float">
            <text:p>137.09618</text:p>
          </table:table-cell>
          <table:table-cell office:value-type="float" office:value="20.15654" calcext:value-type="float">
            <text:p>20.15654</text:p>
          </table:table-cell>
          <table:table-cell office:value-type="float" office:value="134.20003" calcext:value-type="float">
            <text:p>134.20003</text:p>
          </table:table-cell>
          <table:table-cell office:value-type="float" office:value="23.996824" calcext:value-type="float">
            <text:p>23.996824</text:p>
          </table:table-cell>
          <table:table-cell office:value-type="float" office:value="97.05487" calcext:value-type="float">
            <text:p>97.05487</text:p>
          </table:table-cell>
          <table:table-cell office:value-type="float" office:value="23.994793" calcext:value-type="float">
            <text:p>23.994793</text:p>
          </table:table-cell>
          <table:table-cell office:value-type="float" office:value="97.50273" calcext:value-type="float">
            <text:p>97.5027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57823" calcext:value-type="float">
            <text:p>102.57823</text:p>
          </table:table-cell>
          <table:table-cell office:value-type="float" office:value="23.99634" calcext:value-type="float">
            <text:p>23.99634</text:p>
          </table:table-cell>
          <table:table-cell office:value-type="float" office:value="100.49919" calcext:value-type="float">
            <text:p>100.4991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23529" calcext:value-type="float">
            <text:p>14.23529</text:p>
          </table:table-cell>
          <table:table-cell office:value-type="float" office:value="269.55585" calcext:value-type="float">
            <text:p>269.55585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58.15936" calcext:value-type="float">
            <text:p>258.15936</text:p>
          </table:table-cell>
          <table:table-cell office:value-type="float" office:value="14.713248" calcext:value-type="float">
            <text:p>14.713248</text:p>
          </table:table-cell>
          <table:table-cell office:value-type="float" office:value="296.46082" calcext:value-type="float">
            <text:p>296.46082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296.47" calcext:value-type="float">
            <text:p>296.47</text:p>
          </table:table-cell>
        </table:table-row>
        <table:table-row table:style-name="ro1">
          <table:table-cell office:value-type="float" office:value="23.00024" calcext:value-type="float">
            <text:p>23.00024</text:p>
          </table:table-cell>
          <table:table-cell office:value-type="float" office:value="129.39531" calcext:value-type="float">
            <text:p>129.395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5578" calcext:value-type="float">
            <text:p>129.1557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39932" calcext:value-type="float">
            <text:p>132.399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46356" calcext:value-type="float">
            <text:p>98.46356</text:p>
          </table:table-cell>
          <table:table-cell office:value-type="float" office:value="23.999403" calcext:value-type="float">
            <text:p>23.999403</text:p>
          </table:table-cell>
          <table:table-cell office:value-type="float" office:value="97.00014" calcext:value-type="float">
            <text:p>97.00014</text:p>
          </table:table-cell>
          <table:table-cell office:value-type="float" office:value="24" calcext:value-type="float">
            <text:p>24</text:p>
          </table:table-cell>
          <table:table-cell office:value-type="float" office:value="97.572845" calcext:value-type="float">
            <text:p>97.572845</text:p>
          </table:table-cell>
          <table:table-cell office:value-type="float" office:value="24" calcext:value-type="float">
            <text:p>24</text:p>
          </table:table-cell>
          <table:table-cell office:value-type="float" office:value="98.71352" calcext:value-type="float">
            <text:p>98.71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551033" calcext:value-type="float">
            <text:p>19.551033</text:p>
          </table:table-cell>
          <table:table-cell office:value-type="float" office:value="109.135414" calcext:value-type="float">
            <text:p>109.135414</text:p>
          </table:table-cell>
          <table:table-cell office:value-type="float" office:value="20.05" calcext:value-type="float">
            <text:p>20.05</text:p>
          </table:table-cell>
          <table:table-cell office:value-type="float" office:value="129.56499" calcext:value-type="float">
            <text:p>129.56499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17.00594" calcext:value-type="float">
            <text:p>117.00594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45.29819" calcext:value-type="float">
            <text:p>145.29819</text:p>
          </table:table-cell>
          <table:table-cell office:value-type="float" office:value="19.194445" calcext:value-type="float">
            <text:p>19.194445</text:p>
          </table:table-cell>
          <table:table-cell office:value-type="float" office:value="118.70003" calcext:value-type="float">
            <text:p>118.70003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36.72612" calcext:value-type="float">
            <text:p>136.72612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7.09618" calcext:value-type="float">
            <text:p>137.09618</text:p>
          </table:table-cell>
          <table:table-cell office:value-type="float" office:value="20.240719" calcext:value-type="float">
            <text:p>20.240719</text:p>
          </table:table-cell>
          <table:table-cell office:value-type="float" office:value="136.7254" calcext:value-type="float">
            <text:p>136.7254</text:p>
          </table:table-cell>
          <table:table-cell office:value-type="float" office:value="23.998472" calcext:value-type="float">
            <text:p>23.998472</text:p>
          </table:table-cell>
          <table:table-cell office:value-type="float" office:value="97.05487" calcext:value-type="float">
            <text:p>97.05487</text:p>
          </table:table-cell>
          <table:table-cell office:value-type="float" office:value="23.998352" calcext:value-type="float">
            <text:p>23.998352</text:p>
          </table:table-cell>
          <table:table-cell office:value-type="float" office:value="97.50273" calcext:value-type="float">
            <text:p>97.50273</text:p>
          </table:table-cell>
          <table:table-cell office:value-type="float" office:value="24" calcext:value-type="float">
            <text:p>24</text:p>
          </table:table-cell>
          <table:table-cell office:value-type="float" office:value="102.57823" calcext:value-type="float">
            <text:p>102.57823</text:p>
          </table:table-cell>
          <table:table-cell office:value-type="float" office:value="23.99896" calcext:value-type="float">
            <text:p>23.99896</text:p>
          </table:table-cell>
          <table:table-cell office:value-type="float" office:value="100.49919" calcext:value-type="float">
            <text:p>100.4991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17718" calcext:value-type="float">
            <text:p>14.317718</text:p>
          </table:table-cell>
          <table:table-cell office:value-type="float" office:value="269.55585" calcext:value-type="float">
            <text:p>269.55585</text:p>
          </table:table-cell>
          <table:table-cell office:value-type="float" office:value="14.775" calcext:value-type="float">
            <text:p>14.775</text:p>
          </table:table-cell>
          <table:table-cell office:value-type="float" office:value="258.15936" calcext:value-type="float">
            <text:p>258.15936</text:p>
          </table:table-cell>
          <table:table-cell office:value-type="float" office:value="14.972007" calcext:value-type="float">
            <text:p>14.972007</text:p>
          </table:table-cell>
          <table:table-cell office:value-type="float" office:value="296.46082" calcext:value-type="float">
            <text:p>296.46082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296.47" calcext:value-type="float">
            <text:p>296.47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7.265305" calcext:value-type="float">
            <text:p>97.2653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2577" calcext:value-type="float">
            <text:p>97.0257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26932" calcext:value-type="float">
            <text:p>100.26932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07253" calcext:value-type="float">
            <text:p>20.307253</text:p>
          </table:table-cell>
          <table:table-cell office:value-type="float" office:value="97.7954" calcext:value-type="float">
            <text:p>97.7954</text:p>
          </table:table-cell>
          <table:table-cell office:value-type="float" office:value="20.594334" calcext:value-type="float">
            <text:p>20.594334</text:p>
          </table:table-cell>
          <table:table-cell office:value-type="float" office:value="118.224976" calcext:value-type="float">
            <text:p>118.224976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05.66593" calcext:value-type="float">
            <text:p>105.66593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133.95818" calcext:value-type="float">
            <text:p>133.95818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12.759995" calcext:value-type="float">
            <text:p>112.759995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0.78615" calcext:value-type="float">
            <text:p>130.78615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131.15614" calcext:value-type="float">
            <text:p>131.15614</text:p>
          </table:table-cell>
          <table:table-cell office:value-type="float" office:value="20.479225" calcext:value-type="float">
            <text:p>20.479225</text:p>
          </table:table-cell>
          <table:table-cell office:value-type="float" office:value="130.78537" calcext:value-type="float">
            <text:p>130.7853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50.38583" calcext:value-type="float">
            <text:p>250.38583</text:p>
          </table:table-cell>
          <table:table-cell office:value-type="float" office:value="15.554393" calcext:value-type="float">
            <text:p>15.554393</text:p>
          </table:table-cell>
          <table:table-cell office:value-type="float" office:value="238.98935" calcext:value-type="float">
            <text:p>238.98935</text:p>
          </table:table-cell>
          <table:table-cell office:value-type="float" office:value="16.154236" calcext:value-type="float">
            <text:p>16.154236</text:p>
          </table:table-cell>
          <table:table-cell office:value-type="float" office:value="277.29083" calcext:value-type="float">
            <text:p>277.29083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77.30002" calcext:value-type="float">
            <text:p>277.3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.265305" calcext:value-type="float">
            <text:p>97.265305</text:p>
          </table:table-cell>
          <table:table-cell office:value-type="float" office:value="24" calcext:value-type="float">
            <text:p>24</text:p>
          </table:table-cell>
          <table:table-cell office:value-type="float" office:value="97.02577" calcext:value-type="float">
            <text:p>97.02577</text:p>
          </table:table-cell>
          <table:table-cell office:value-type="float" office:value="24" calcext:value-type="float">
            <text:p>24</text:p>
          </table:table-cell>
          <table:table-cell office:value-type="float" office:value="100.26932" calcext:value-type="float">
            <text:p>100.26932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39665" calcext:value-type="float">
            <text:p>20.439665</text:p>
          </table:table-cell>
          <table:table-cell office:value-type="float" office:value="97.7954" calcext:value-type="float">
            <text:p>97.7954</text:p>
          </table:table-cell>
          <table:table-cell office:value-type="float" office:value="20.667978" calcext:value-type="float">
            <text:p>20.667978</text:p>
          </table:table-cell>
          <table:table-cell office:value-type="float" office:value="118.224976" calcext:value-type="float">
            <text:p>118.224976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05.66593" calcext:value-type="float">
            <text:p>105.66593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133.95818" calcext:value-type="float">
            <text:p>133.95818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12.759995" calcext:value-type="float">
            <text:p>112.759995</text:p>
          </table:table-cell>
          <table:table-cell office:value-type="float" office:value="20.15" calcext:value-type="float">
            <text:p>20.15</text:p>
          </table:table-cell>
          <table:table-cell office:value-type="float" office:value="130.78615" calcext:value-type="float">
            <text:p>130.78615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131.15614" calcext:value-type="float">
            <text:p>131.15614</text:p>
          </table:table-cell>
          <table:table-cell office:value-type="float" office:value="20.531546" calcext:value-type="float">
            <text:p>20.531546</text:p>
          </table:table-cell>
          <table:table-cell office:value-type="float" office:value="130.78537" calcext:value-type="float">
            <text:p>130.7853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50.38583" calcext:value-type="float">
            <text:p>250.38583</text:p>
          </table:table-cell>
          <table:table-cell office:value-type="float" office:value="15.807622" calcext:value-type="float">
            <text:p>15.807622</text:p>
          </table:table-cell>
          <table:table-cell office:value-type="float" office:value="238.98935" calcext:value-type="float">
            <text:p>238.98935</text:p>
          </table:table-cell>
          <table:table-cell office:value-type="float" office:value="16.218132" calcext:value-type="float">
            <text:p>16.218132</text:p>
          </table:table-cell>
          <table:table-cell office:value-type="float" office:value="277.29083" calcext:value-type="float">
            <text:p>277.29083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77.30002" calcext:value-type="float">
            <text:p>277.3000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4817" calcext:value-type="float">
            <text:p>21.634817</text:p>
          </table:table-cell>
          <table:table-cell office:value-type="float" office:value="95.90543" calcext:value-type="float">
            <text:p>95.90543</text:p>
          </table:table-cell>
          <table:table-cell office:value-type="float" office:value="20.919436" calcext:value-type="float">
            <text:p>20.919436</text:p>
          </table:table-cell>
          <table:table-cell office:value-type="float" office:value="116.334946" calcext:value-type="float">
            <text:p>116.334946</text:p>
          </table:table-cell>
          <table:table-cell office:value-type="float" office:value="21.334904" calcext:value-type="float">
            <text:p>21.334904</text:p>
          </table:table-cell>
          <table:table-cell office:value-type="float" office:value="103.7759" calcext:value-type="float">
            <text:p>103.7759</text:p>
          </table:table-cell>
          <table:table-cell office:value-type="float" office:value="21.525" calcext:value-type="float">
            <text:p>21.525</text:p>
          </table:table-cell>
          <table:table-cell office:value-type="float" office:value="132.0682" calcext:value-type="float">
            <text:p>132.0682</text:p>
          </table:table-cell>
          <table:table-cell office:value-type="float" office:value="20.21028" calcext:value-type="float">
            <text:p>20.21028</text:p>
          </table:table-cell>
          <table:table-cell office:value-type="float" office:value="111.14002" calcext:value-type="float">
            <text:p>111.14002</text:p>
          </table:table-cell>
          <table:table-cell office:value-type="float" office:value="21.570236" calcext:value-type="float">
            <text:p>21.570236</text:p>
          </table:table-cell>
          <table:table-cell office:value-type="float" office:value="129.1661" calcext:value-type="float">
            <text:p>129.1661</text:p>
          </table:table-cell>
          <table:table-cell office:value-type="float" office:value="21.473034" calcext:value-type="float">
            <text:p>21.473034</text:p>
          </table:table-cell>
          <table:table-cell office:value-type="float" office:value="129.53616" calcext:value-type="float">
            <text:p>129.5361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29.16539" calcext:value-type="float">
            <text:p>129.1653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32.29584" calcext:value-type="float">
            <text:p>232.29584</text:p>
          </table:table-cell>
          <table:table-cell office:value-type="float" office:value="16.995523" calcext:value-type="float">
            <text:p>16.995523</text:p>
          </table:table-cell>
          <table:table-cell office:value-type="float" office:value="220.89932" calcext:value-type="float">
            <text:p>220.89932</text:p>
          </table:table-cell>
          <table:table-cell office:value-type="float" office:value="17.546202" calcext:value-type="float">
            <text:p>17.546202</text:p>
          </table:table-cell>
          <table:table-cell office:value-type="float" office:value="259.20087" calcext:value-type="float">
            <text:p>259.20087</text:p>
          </table:table-cell>
          <table:table-cell office:value-type="float" office:value="17.25" calcext:value-type="float">
            <text:p>17.25</text:p>
          </table:table-cell>
          <table:table-cell office:value-type="float" office:value="259.21005" calcext:value-type="float">
            <text:p>259.210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75978" calcext:value-type="float">
            <text:p>22.75978</text:p>
          </table:table-cell>
          <table:table-cell office:value-type="float" office:value="129.65434" calcext:value-type="float">
            <text:p>129.65434</text:p>
          </table:table-cell>
          <table:table-cell office:value-type="float" office:value="21.347235" calcext:value-type="float">
            <text:p>21.347235</text:p>
          </table:table-cell>
          <table:table-cell office:value-type="float" office:value="129.16891" calcext:value-type="float">
            <text:p>129.16891</text:p>
          </table:table-cell>
          <table:table-cell office:value-type="float" office:value="22.180805" calcext:value-type="float">
            <text:p>22.180805</text:p>
          </table:table-cell>
          <table:table-cell office:value-type="float" office:value="129.15295" calcext:value-type="float">
            <text:p>129.15295</text:p>
          </table:table-cell>
          <table:table-cell office:value-type="float" office:value="23" calcext:value-type="float">
            <text:p>23</text:p>
          </table:table-cell>
          <table:table-cell office:value-type="float" office:value="132.0682" calcext:value-type="float">
            <text:p>132.0682</text:p>
          </table:table-cell>
          <table:table-cell office:value-type="float" office:value="20.810976" calcext:value-type="float">
            <text:p>20.810976</text:p>
          </table:table-cell>
          <table:table-cell office:value-type="float" office:value="129.16092" calcext:value-type="float">
            <text:p>129.16092</text:p>
          </table:table-cell>
          <table:table-cell office:value-type="float" office:value="22.740973" calcext:value-type="float">
            <text:p>22.740973</text:p>
          </table:table-cell>
          <table:table-cell office:value-type="float" office:value="129.1661" calcext:value-type="float">
            <text:p>129.1661</text:p>
          </table:table-cell>
          <table:table-cell office:value-type="float" office:value="22.156776" calcext:value-type="float">
            <text:p>22.156776</text:p>
          </table:table-cell>
          <table:table-cell office:value-type="float" office:value="129.53616" calcext:value-type="float">
            <text:p>129.53616</text:p>
          </table:table-cell>
          <table:table-cell office:value-type="float" office:value="23" calcext:value-type="float">
            <text:p>23</text:p>
          </table:table-cell>
          <table:table-cell office:value-type="float" office:value="129.16539" calcext:value-type="float">
            <text:p>129.1653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2.29584" calcext:value-type="float">
            <text:p>232.29584</text:p>
          </table:table-cell>
          <table:table-cell office:value-type="float" office:value="17.022903" calcext:value-type="float">
            <text:p>17.022903</text:p>
          </table:table-cell>
          <table:table-cell office:value-type="float" office:value="220.89932" calcext:value-type="float">
            <text:p>220.89932</text:p>
          </table:table-cell>
          <table:table-cell office:value-type="float" office:value="17.581394" calcext:value-type="float">
            <text:p>17.581394</text:p>
          </table:table-cell>
          <table:table-cell office:value-type="float" office:value="259.20087" calcext:value-type="float">
            <text:p>259.20087</text:p>
          </table:table-cell>
          <table:table-cell office:value-type="float" office:value="18.025" calcext:value-type="float">
            <text:p>18.025</text:p>
          </table:table-cell>
          <table:table-cell office:value-type="float" office:value="259.21005" calcext:value-type="float">
            <text:p>259.210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2434" calcext:value-type="float">
            <text:p>97.524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891" calcext:value-type="float">
            <text:p>97.0389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2295" calcext:value-type="float">
            <text:p>97.02295</text:p>
          </table:table-cell>
          <table:table-cell office:value-type="float" office:value="23.99647" calcext:value-type="float">
            <text:p>23.99647</text:p>
          </table:table-cell>
          <table:table-cell office:value-type="float" office:value="99.9382" calcext:value-type="float">
            <text:p>99.938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0914" calcext:value-type="float">
            <text:p>97.0309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61" calcext:value-type="float">
            <text:p>97.036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0616" calcext:value-type="float">
            <text:p>97.40616</text:p>
          </table:table-cell>
          <table:table-cell office:value-type="float" office:value="23.996447" calcext:value-type="float">
            <text:p>23.996447</text:p>
          </table:table-cell>
          <table:table-cell office:value-type="float" office:value="97.035385" calcext:value-type="float">
            <text:p>97.0353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02927" calcext:value-type="float">
            <text:p>17.702927</text:p>
          </table:table-cell>
          <table:table-cell office:value-type="float" office:value="216.09584" calcext:value-type="float">
            <text:p>216.09584</text:p>
          </table:table-cell>
          <table:table-cell office:value-type="float" office:value="18.261469" calcext:value-type="float">
            <text:p>18.261469</text:p>
          </table:table-cell>
          <table:table-cell office:value-type="float" office:value="204.69933" calcext:value-type="float">
            <text:p>204.69933</text:p>
          </table:table-cell>
          <table:table-cell office:value-type="float" office:value="18.238228" calcext:value-type="float">
            <text:p>18.238228</text:p>
          </table:table-cell>
          <table:table-cell office:value-type="float" office:value="243.00087" calcext:value-type="float">
            <text:p>243.00087</text:p>
          </table:table-cell>
          <table:table-cell office:value-type="float" office:value="18.974594" calcext:value-type="float">
            <text:p>18.974594</text:p>
          </table:table-cell>
          <table:table-cell office:value-type="float" office:value="243.01006" calcext:value-type="float">
            <text:p>243.010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7.52434" calcext:value-type="float">
            <text:p>97.52434</text:p>
          </table:table-cell>
          <table:table-cell office:value-type="float" office:value="24" calcext:value-type="float">
            <text:p>24</text:p>
          </table:table-cell>
          <table:table-cell office:value-type="float" office:value="97.03891" calcext:value-type="float">
            <text:p>97.03891</text:p>
          </table:table-cell>
          <table:table-cell office:value-type="float" office:value="24" calcext:value-type="float">
            <text:p>24</text:p>
          </table:table-cell>
          <table:table-cell office:value-type="float" office:value="97.02295" calcext:value-type="float">
            <text:p>97.02295</text:p>
          </table:table-cell>
          <table:table-cell office:value-type="float" office:value="23.999151" calcext:value-type="float">
            <text:p>23.999151</text:p>
          </table:table-cell>
          <table:table-cell office:value-type="float" office:value="99.9382" calcext:value-type="float">
            <text:p>99.9382</text:p>
          </table:table-cell>
          <table:table-cell office:value-type="float" office:value="24" calcext:value-type="float">
            <text:p>24</text:p>
          </table:table-cell>
          <table:table-cell office:value-type="float" office:value="97.030914" calcext:value-type="float">
            <text:p>97.030914</text:p>
          </table:table-cell>
          <table:table-cell office:value-type="float" office:value="24" calcext:value-type="float">
            <text:p>24</text:p>
          </table:table-cell>
          <table:table-cell office:value-type="float" office:value="97.0361" calcext:value-type="float">
            <text:p>97.0361</text:p>
          </table:table-cell>
          <table:table-cell office:value-type="float" office:value="24" calcext:value-type="float">
            <text:p>24</text:p>
          </table:table-cell>
          <table:table-cell office:value-type="float" office:value="97.40616" calcext:value-type="float">
            <text:p>97.40616</text:p>
          </table:table-cell>
          <table:table-cell office:value-type="float" office:value="23.999651" calcext:value-type="float">
            <text:p>23.999651</text:p>
          </table:table-cell>
          <table:table-cell office:value-type="float" office:value="97.035385" calcext:value-type="float">
            <text:p>97.0353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169186" calcext:value-type="float">
            <text:p>18.169186</text:p>
          </table:table-cell>
          <table:table-cell office:value-type="float" office:value="216.09584" calcext:value-type="float">
            <text:p>216.09584</text:p>
          </table:table-cell>
          <table:table-cell office:value-type="float" office:value="18.304644" calcext:value-type="float">
            <text:p>18.304644</text:p>
          </table:table-cell>
          <table:table-cell office:value-type="float" office:value="204.69933" calcext:value-type="float">
            <text:p>204.69933</text:p>
          </table:table-cell>
          <table:table-cell office:value-type="float" office:value="18.386185" calcext:value-type="float">
            <text:p>18.386185</text:p>
          </table:table-cell>
          <table:table-cell office:value-type="float" office:value="243.00087" calcext:value-type="float">
            <text:p>243.00087</text:p>
          </table:table-cell>
          <table:table-cell office:value-type="float" office:value="19.087606" calcext:value-type="float">
            <text:p>19.087606</text:p>
          </table:table-cell>
          <table:table-cell office:value-type="float" office:value="243.01006" calcext:value-type="float">
            <text:p>243.010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28686" calcext:value-type="float">
            <text:p>19.28686</text:p>
          </table:table-cell>
          <table:table-cell office:value-type="float" office:value="199.89584" calcext:value-type="float">
            <text:p>199.89584</text:p>
          </table:table-cell>
          <table:table-cell office:value-type="float" office:value="19.576157" calcext:value-type="float">
            <text:p>19.576157</text:p>
          </table:table-cell>
          <table:table-cell office:value-type="float" office:value="188.49933" calcext:value-type="float">
            <text:p>188.49933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226.80087" calcext:value-type="float">
            <text:p>226.80087</text:p>
          </table:table-cell>
          <table:table-cell office:value-type="float" office:value="19.8" calcext:value-type="float">
            <text:p>19.8</text:p>
          </table:table-cell>
          <table:table-cell office:value-type="float" office:value="226.81006" calcext:value-type="float">
            <text:p>226.810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46304" calcext:value-type="float">
            <text:p>19.346304</text:p>
          </table:table-cell>
          <table:table-cell office:value-type="float" office:value="199.89584" calcext:value-type="float">
            <text:p>199.89584</text:p>
          </table:table-cell>
          <table:table-cell office:value-type="float" office:value="19.607153" calcext:value-type="float">
            <text:p>19.607153</text:p>
          </table:table-cell>
          <table:table-cell office:value-type="float" office:value="188.49933" calcext:value-type="float">
            <text:p>188.49933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226.80087" calcext:value-type="float">
            <text:p>226.80087</text:p>
          </table:table-cell>
          <table:table-cell office:value-type="float" office:value="20.475" calcext:value-type="float">
            <text:p>20.475</text:p>
          </table:table-cell>
          <table:table-cell office:value-type="float" office:value="226.81006" calcext:value-type="float">
            <text:p>226.810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190.98586" calcext:value-type="float">
            <text:p>190.98586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9.58928" calcext:value-type="float">
            <text:p>179.58928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217.89088" calcext:value-type="float">
            <text:p>217.89088</text:p>
          </table:table-cell>
          <table:table-cell office:value-type="float" office:value="20.75" calcext:value-type="float">
            <text:p>20.75</text:p>
          </table:table-cell>
          <table:table-cell office:value-type="float" office:value="217.90007" calcext:value-type="float">
            <text:p>217.90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190.98586" calcext:value-type="float">
            <text:p>190.9858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58928" calcext:value-type="float">
            <text:p>179.58928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217.89088" calcext:value-type="float">
            <text:p>217.890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17.90007" calcext:value-type="float">
            <text:p>217.90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78.83586" calcext:value-type="float">
            <text:p>178.83586</text:p>
          </table:table-cell>
          <table:table-cell office:value-type="float" office:value="21.1" calcext:value-type="float">
            <text:p>21.1</text:p>
          </table:table-cell>
          <table:table-cell office:value-type="float" office:value="167.43929" calcext:value-type="float">
            <text:p>167.43929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205.74089" calcext:value-type="float">
            <text:p>205.74089</text:p>
          </table:table-cell>
          <table:table-cell office:value-type="float" office:value="21.87832" calcext:value-type="float">
            <text:p>21.87832</text:p>
          </table:table-cell>
          <table:table-cell office:value-type="float" office:value="205.75008" calcext:value-type="float">
            <text:p>205.7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78.83586" calcext:value-type="float">
            <text:p>178.83586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167.43929" calcext:value-type="float">
            <text:p>167.43929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205.74089" calcext:value-type="float">
            <text:p>205.74089</text:p>
          </table:table-cell>
          <table:table-cell office:value-type="float" office:value="22.25855" calcext:value-type="float">
            <text:p>22.25855</text:p>
          </table:table-cell>
          <table:table-cell office:value-type="float" office:value="205.75008" calcext:value-type="float">
            <text:p>205.7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2.90585" calcext:value-type="float">
            <text:p>162.90585</text:p>
          </table:table-cell>
          <table:table-cell office:value-type="float" office:value="22.213675" calcext:value-type="float">
            <text:p>22.213675</text:p>
          </table:table-cell>
          <table:table-cell office:value-type="float" office:value="151.50928" calcext:value-type="float">
            <text:p>151.50928</text:p>
          </table:table-cell>
          <table:table-cell office:value-type="float" office:value="22.458334" calcext:value-type="float">
            <text:p>22.458334</text:p>
          </table:table-cell>
          <table:table-cell office:value-type="float" office:value="189.81088" calcext:value-type="float">
            <text:p>189.81088</text:p>
          </table:table-cell>
          <table:table-cell office:value-type="float" office:value="22.810186" calcext:value-type="float">
            <text:p>22.810186</text:p>
          </table:table-cell>
          <table:table-cell office:value-type="float" office:value="189.82007" calcext:value-type="float">
            <text:p>189.82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62.90585" calcext:value-type="float">
            <text:p>162.90585</text:p>
          </table:table-cell>
          <table:table-cell office:value-type="float" office:value="22.303007" calcext:value-type="float">
            <text:p>22.303007</text:p>
          </table:table-cell>
          <table:table-cell office:value-type="float" office:value="151.50928" calcext:value-type="float">
            <text:p>151.50928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89.81088" calcext:value-type="float">
            <text:p>189.81088</text:p>
          </table:table-cell>
          <table:table-cell office:value-type="float" office:value="22.918102" calcext:value-type="float">
            <text:p>22.918102</text:p>
          </table:table-cell>
          <table:table-cell office:value-type="float" office:value="189.82007" calcext:value-type="float">
            <text:p>189.82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412" calcext:value-type="float">
            <text:p>23.000412</text:p>
          </table:table-cell>
          <table:table-cell office:value-type="float" office:value="130.23586" calcext:value-type="float">
            <text:p>130.23586</text:p>
          </table:table-cell>
          <table:table-cell office:value-type="float" office:value="23" calcext:value-type="float">
            <text:p>23</text:p>
          </table:table-cell>
          <table:table-cell office:value-type="float" office:value="129.6393" calcext:value-type="float">
            <text:p>129.6393</text:p>
          </table:table-cell>
          <table:table-cell office:value-type="float" office:value="23" calcext:value-type="float">
            <text:p>23</text:p>
          </table:table-cell>
          <table:table-cell office:value-type="float" office:value="178.74086" calcext:value-type="float">
            <text:p>178.74086</text:p>
          </table:table-cell>
          <table:table-cell office:value-type="float" office:value="23.000753" calcext:value-type="float">
            <text:p>23.000753</text:p>
          </table:table-cell>
          <table:table-cell office:value-type="float" office:value="189.55008" calcext:value-type="float">
            <text:p>189.5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689" calcext:value-type="float">
            <text:p>23.000689</text:p>
          </table:table-cell>
          <table:table-cell office:value-type="float" office:value="130.23586" calcext:value-type="float">
            <text:p>130.235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393" calcext:value-type="float">
            <text:p>129.639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78.74086" calcext:value-type="float">
            <text:p>178.74086</text:p>
          </table:table-cell>
          <table:table-cell office:value-type="float" office:value="23.000994" calcext:value-type="float">
            <text:p>23.000994</text:p>
          </table:table-cell>
          <table:table-cell office:value-type="float" office:value="189.55008" calcext:value-type="float">
            <text:p>189.5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0585" calcext:value-type="float">
            <text:p>98.105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0929" calcext:value-type="float">
            <text:p>97.509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6.61086" calcext:value-type="float">
            <text:p>146.6108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57.42007" calcext:value-type="float">
            <text:p>157.42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10585" calcext:value-type="float">
            <text:p>98.10585</text:p>
          </table:table-cell>
          <table:table-cell office:value-type="float" office:value="24" calcext:value-type="float">
            <text:p>24</text:p>
          </table:table-cell>
          <table:table-cell office:value-type="float" office:value="97.50929" calcext:value-type="float">
            <text:p>97.50929</text:p>
          </table:table-cell>
          <table:table-cell office:value-type="float" office:value="24" calcext:value-type="float">
            <text:p>24</text:p>
          </table:table-cell>
          <table:table-cell office:value-type="float" office:value="146.61086" calcext:value-type="float">
            <text:p>146.61086</text:p>
          </table:table-cell>
          <table:table-cell office:value-type="float" office:value="24" calcext:value-type="float">
            <text:p>24</text:p>
          </table:table-cell>
          <table:table-cell office:value-type="float" office:value="157.42007" calcext:value-type="float">
            <text:p>157.4200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07:22:28.271809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07:24:16.561430732</dc:date>
    <meta:editing-duration>PT28M16S</meta:editing-duration>
    <meta:editing-cycles>12</meta:editing-cycles>
    <meta:generator>LibreOffice/24.2.2.2$Linux_X86_64 LibreOffice_project/420$Build-2</meta:generator>
    <meta:document-statistic meta:table-count="5" meta:cell-count="189580" meta:object-count="0"/>
  </office:meta>
</office:document-meta>
</file>